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6716EEEEA852C24D.png" manifest:media-type="image/png"/>
  <manifest:file-entry manifest:full-path="Pictures/10000000000000080000000887290CE3DD3DC8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19.7cm" fo:min-width="1.0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19.7cm" fo:min-width="0.65cm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4.375cm"/>
    </style:style>
    <style:style style:name="gr4" style:family="graphic" style:parent-style-name="standard">
      <style:graphic-properties draw:fill="solid" draw:fill-color="#303030" draw:textarea-horizontal-align="justify" draw:textarea-vertical-align="middle" draw:auto-grow-height="false" fo:min-height="0.086cm" fo:min-width="2.125cm"/>
    </style:style>
    <style:style style:name="gr5" style:family="graphic" style:parent-style-name="standard">
      <style:graphic-properties draw:stroke="none" svg:stroke-width="0.1cm" svg:stroke-color="#666666" draw:marker-start-width="0.3cm" draw:marker-end-width="0.3cm" svg:stroke-linecap="round" draw:fill="bitmap" draw:fill-color="#b27f54" draw:fill-image-name="Bitmap_20_6" draw:textarea-horizontal-align="justify" draw:textarea-vertical-align="middle" draw:auto-grow-height="false" fo:min-height="2.025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width="0.1cm" svg:stroke-color="#ffdaa2" draw:marker-start-width="0.3cm" draw:marker-end-width="0.3cm" svg:stroke-linecap="round" draw:fill="solid" draw:fill-color="#ffd39b" draw:textarea-horizontal-align="justify" draw:textarea-vertical-align="middle" draw:auto-grow-height="false" fo:min-height="11.65cm" fo:min-width="0.5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24.5cm"/>
    </style:style>
    <style:style style:name="gr10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25cm"/>
    </style:style>
    <style:style style:name="gr11" style:family="graphic" style:parent-style-name="standard">
      <style:graphic-properties draw:stroke="none" draw:fill="none" draw:opacity="100%" draw:fill-image-width="0cm" draw:fill-image-height="0cm" fo:min-height="3.566cm" draw:shadow-opacity="100%"/>
    </style:style>
    <style:style style:name="gr12" style:family="graphic" style:parent-style-name="standard">
      <style:graphic-properties draw:stroke="none" svg:stroke-color="#000000" draw:fill="none" draw:fill-color="#ffffff" draw:opacity="100%" draw:fill-image-width="0cm" draw:fill-image-height="0cm" fo:min-height="1.365cm" draw:shadow-opacity="100%"/>
    </style:style>
    <style:style style:name="gr13" style:family="graphic" style:parent-style-name="standard">
      <style:graphic-properties draw:fill="solid" draw:fill-color="#b27f54" draw:textarea-horizontal-align="justify" draw:textarea-vertical-align="middle" draw:auto-grow-height="false" fo:min-height="3.25cm" fo:min-width="0cm"/>
    </style:style>
    <style:style style:name="gr14" style:family="graphic" style:parent-style-name="standard">
      <style:graphic-properties draw:fill="solid" draw:fill-color="#b27f54" draw:textarea-horizontal-align="justify" draw:textarea-vertical-align="middle" draw:auto-grow-height="false" fo:min-height="4.15cm" fo:min-width="0cm"/>
    </style:style>
    <style:style style:name="gr15" style:family="graphic" style:parent-style-name="standard">
      <style:graphic-properties draw:fill="solid" draw:fill-color="#c2a776" draw:textarea-horizontal-align="justify" draw:textarea-vertical-align="middle" draw:auto-grow-height="false" fo:min-height="0.65cm" fo:min-width="0cm"/>
    </style:style>
    <style:style style:name="gr16" style:family="graphic" style:parent-style-name="standard">
      <style:graphic-properties draw:stroke="solid" svg:stroke-width="0cm" svg:stroke-color="#000000" draw:marker-start-width="0cm" draw:marker-end-width="0cm" svg:stroke-linecap="round" draw:fill="solid" draw:fill-color="#ffd39b" draw:textarea-horizontal-align="justify" draw:textarea-vertical-align="middle" draw:auto-grow-height="false" fo:min-height="2.25cm" fo:min-width="0cm" fo:padding-top="0.125cm" fo:padding-bottom="0.125cm" fo:padding-left="0.25cm" fo:padding-right="0.25cm"/>
    </style:style>
    <style:style style:name="gr17" style:family="graphic" style:parent-style-name="standard">
      <style:graphic-properties draw:fill="solid" draw:fill-color="#c2a776" draw:textarea-horizontal-align="justify" draw:textarea-vertical-align="middle" draw:auto-grow-height="false" fo:min-height="13.25cm" fo:min-width="0cm"/>
    </style:style>
    <style:style style:name="gr18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7cm" fo:min-width="0.755cm"/>
    </style:style>
    <style:style style:name="gr21" style:family="graphic" style:parent-style-name="standard">
      <style:graphic-properties draw:fill="solid" draw:fill-color="#b27f54" draw:textarea-horizontal-align="justify" draw:textarea-vertical-align="middle" draw:auto-grow-height="false" fo:min-height="3.875cm" fo:min-width="0cm"/>
    </style:style>
    <style:style style:name="gr22" style:family="graphic" style:parent-style-name="standard">
      <style:graphic-properties draw:fill="solid" draw:fill-color="#b27f54" draw:textarea-horizontal-align="justify" draw:textarea-vertical-align="middle" draw:auto-grow-height="false" fo:min-height="2.125cm" fo:min-width="0cm"/>
    </style:style>
    <style:style style:name="gr23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1.128cm" fo:min-width="0.57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1.128cm" fo:min-width="0.87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2.25cm" fo:min-width="0.57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3465a4" draw:marker-start-width="0.35cm" draw:marker-end-width="0.35cm" draw:fill="solid" draw:fill-color="#c2a776" draw:textarea-horizontal-align="justify" draw:textarea-vertical-align="middle" draw:auto-grow-height="false" fo:min-height="2.075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3465a4" draw:marker-start-width="0.15cm" draw:marker-end-width="0.15cm" draw:fill="hatch" draw:fill-color="#c2a776" draw:fill-hatch-name="Black_20_45_20_Degrees" draw:fill-hatch-solid="true" draw:textarea-horizontal-align="justify" draw:textarea-vertical-align="middle" draw:auto-grow-height="false" fo:min-height="0.15cm" fo:min-width="0cm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width="0.05cm" svg:stroke-color="#3465a4" draw:marker-start-width="0.15cm" draw:marker-end-width="0.15cm" draw:fill="hatch" draw:fill-color="#c2a776" draw:fill-hatch-name="Black_20_45_20_Degrees" draw:fill-hatch-solid="true" draw:textarea-horizontal-align="justify" draw:textarea-vertical-align="middle" draw:auto-grow-height="false" fo:min-height="0.75cm" fo:min-width="0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3465a4" draw:marker-start-width="0.35cm" draw:marker-end-width="0.35cm" draw:fill="solid" draw:fill-color="#c2a776" draw:textarea-horizontal-align="justify" draw:textarea-vertical-align="middle" draw:auto-grow-height="false" fo:min-height="2.2cm" fo:min-width="0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3465a4" draw:marker-start-width="0.35cm" draw:marker-end-width="0.35cm" draw:fill="solid" draw:fill-color="#c2a776" draw:textarea-horizontal-align="justify" draw:textarea-vertical-align="middle" draw:auto-grow-height="false" fo:min-height="2.1cm" fo:min-width="0cm" fo:padding-top="0.15cm" fo:padding-bottom="0.15cm" fo:padding-left="0.275cm" fo:padding-right="0.275cm"/>
    </style:style>
    <style:style style:name="gr31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85cm" fo:min-width="3.8cm" fo:padding-top="0.125cm" fo:padding-bottom="0.125cm" fo:padding-left="0.25cm" fo:padding-right="0.25cm"/>
    </style:style>
    <style:style style:name="gr32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19cm"/>
    </style:style>
    <style:style style:name="gr33" style:family="graphic" style:parent-style-name="standard">
      <style:graphic-properties draw:fill="solid" draw:fill-color="#b27f54" draw:textarea-horizontal-align="justify" draw:textarea-vertical-align="middle" draw:auto-grow-height="false" fo:min-height="1.45cm" fo:min-width="0cm"/>
    </style:style>
    <style:style style:name="gr34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35cm" fo:min-width="18.6cm"/>
    </style:style>
    <style:style style:name="gr35" style:family="graphic" style:parent-style-name="objectwithoutfill">
      <style:graphic-properties svg:stroke-width="0.05cm" svg:stroke-color="#999999" draw:marker-start-width="0.35cm" draw:marker-end-width="0.3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2cm" svg:stroke-color="#999999" draw:marker-start-width="0.26cm" draw:marker-end-width="0.26cm" draw:fill="none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color="#b2aa9b" draw:fill="solid" draw:fill-color="#80808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="solid" draw:fill-color="#e2e2e2" draw:textarea-horizontal-align="justify" draw:textarea-vertical-align="middle" draw:auto-grow-height="false" fo:min-height="0.25cm" fo:min-width="0cm"/>
    </style:style>
    <style:style style:name="gr39" style:family="graphic" style:parent-style-name="standard">
      <style:graphic-properties draw:fill="solid" draw:fill-color="#e2e2e2" draw:textarea-horizontal-align="justify" draw:textarea-vertical-align="middle" draw:auto-grow-height="false" fo:min-height="0.049cm" fo:min-width="0cm"/>
    </style:style>
    <style:style style:name="gr40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18.9cm"/>
    </style:style>
    <style:style style:name="gr41" style:family="graphic" style:parent-style-name="standard">
      <style:graphic-properties draw:fill="solid" draw:fill-color="#004e27" draw:textarea-horizontal-align="justify" draw:textarea-vertical-align="middle" draw:auto-grow-height="false" fo:min-height="11.15cm" fo:min-width="0cm"/>
    </style:style>
    <style:style style:name="gr42" style:family="graphic" style:parent-style-name="standard">
      <style:graphic-properties draw:fill="solid" draw:fill-color="#004e27" draw:textarea-horizontal-align="justify" draw:textarea-vertical-align="middle" draw:auto-grow-height="false" fo:min-height="4.95cm" fo:min-width="0cm"/>
    </style:style>
    <style:style style:name="gr43" style:family="graphic" style:parent-style-name="measure">
      <style:graphic-properties draw:textarea-vertical-align="middle"/>
    </style:style>
    <style:style style:name="gr44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15cm" fo:min-width="6.5cm" fo:padding-top="0.125cm" fo:padding-bottom="0.125cm" fo:padding-left="0.25cm" fo:padding-right="0.25cm"/>
    </style:style>
    <style:style style:name="gr45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17.55cm" fo:min-width="0.575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17.55cm" fo:min-width="0.875cm" fo:padding-top="0.15cm" fo:padding-bottom="0.15cm" fo:padding-left="0.275cm" fo:padding-right="0.275cm"/>
    </style:style>
    <style:style style:name="gr47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15cm" fo:min-width="7.6cm" fo:padding-top="0.125cm" fo:padding-bottom="0.125cm" fo:padding-left="0.25cm" fo:padding-right="0.25cm"/>
    </style:style>
    <style:style style:name="gr48" style:family="graphic" style:parent-style-name="standard">
      <style:graphic-properties draw:fill="solid" draw:fill-color="#b27f54" draw:textarea-horizontal-align="justify" draw:textarea-vertical-align="middle" draw:auto-grow-height="false" fo:min-height="3.15cm" fo:min-width="0cm"/>
    </style:style>
    <style:style style:name="gr49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20cm"/>
    </style:style>
    <style:style style:name="gr50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.8cm"/>
    </style:style>
    <style:style style:name="gr51" style:family="graphic" style:parent-style-name="standard">
      <style:graphic-properties draw:fill="solid" draw:fill-color="#004e27" draw:textarea-horizontal-align="justify" draw:textarea-vertical-align="middle" draw:auto-grow-height="false" fo:min-height="0.45cm" fo:min-width="0cm"/>
    </style:style>
    <style:style style:name="gr52" style:family="graphic" style:parent-style-name="standard">
      <style:graphic-properties draw:fill="solid" draw:fill-color="#b27f54" draw:textarea-horizontal-align="justify" draw:textarea-vertical-align="middle" draw:auto-grow-height="false" fo:min-height="4cm" fo:min-width="0cm"/>
    </style:style>
    <style:style style:name="gr53" style:family="graphic" style:parent-style-name="standard">
      <style:graphic-properties draw:fill="bitmap" draw:fill-color="#b27f54" draw:fill-hatch-solid="false" draw:fill-image-name="_32_5_20_Percent" draw:textarea-horizontal-align="justify" draw:textarea-vertical-align="middle" draw:auto-grow-height="false" fo:min-height="0cm" fo:min-width="0.9cm"/>
    </style:style>
    <style:style style:name="gr54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5.6cm"/>
    </style:style>
    <style:style style:name="gr55" style:family="graphic" style:parent-style-name="standard">
      <style:graphic-properties draw:fill="solid" draw:fill-color="#b27f54" draw:textarea-horizontal-align="justify" draw:textarea-vertical-align="middle" draw:auto-grow-height="false" fo:min-height="0.2cm" fo:min-width="0cm"/>
    </style:style>
    <style:style style:name="gr56" style:family="graphic" style:parent-style-name="measure">
      <style:graphic-properties draw:textarea-vertical-align="middle" draw:line-distance="0.899cm" draw:measure-vertical-align="below"/>
    </style:style>
    <style:style style:name="gr57" style:family="graphic" style:parent-style-name="measure">
      <style:graphic-properties draw:textarea-vertical-align="middle" draw:line-distance="0.5cm" draw:measure-vertical-align="below" draw:placing="above"/>
    </style:style>
    <style:style style:name="gr58" style:family="graphic" style:parent-style-name="measure">
      <style:graphic-properties draw:textarea-vertical-align="middle" draw:line-distance="1.2cm" draw:placing="above"/>
    </style:style>
    <style:style style:name="gr59" style:family="graphic" style:parent-style-name="standard">
      <style:graphic-properties draw:fill="none" draw:textarea-horizontal-align="justify" draw:textarea-vertical-align="middle" draw:auto-grow-height="false" fo:min-height="0.954cm" fo:min-width="1.26cm" fo:wrap-option="no-wrap"/>
    </style:style>
    <style:style style:name="gr60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3.15cm" fo:min-width="0cm" fo:padding-top="0.125cm" fo:padding-bottom="0.125cm" fo:padding-left="0.25cm" fo:padding-right="0.25cm"/>
    </style:style>
    <style:style style:name="gr61" style:family="graphic" style:parent-style-name="standard">
      <style:graphic-properties draw:fill="solid" draw:fill-color="#c2a776" draw:textarea-horizontal-align="justify" draw:textarea-vertical-align="middle" draw:auto-grow-height="false" fo:min-height="0.55cm" fo:min-width="0cm"/>
    </style:style>
    <style:style style:name="gr62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3.75cm"/>
    </style:style>
    <style:style style:name="gr63" style:family="graphic" style:parent-style-name="measure">
      <style:graphic-properties draw:textarea-vertical-align="middle" draw:line-distance="0.3cm" draw:placing="below"/>
    </style:style>
    <style:style style:name="gr64" style:family="graphic" style:parent-style-name="measure">
      <style:graphic-properties draw:textarea-vertical-align="middle" draw:line-distance="1.3cm" draw:placing="below"/>
    </style:style>
    <style:style style:name="gr65" style:family="graphic" style:parent-style-name="measure">
      <style:graphic-properties draw:textarea-vertical-align="middle" draw:line-distance="0.6cm" draw:placing="below"/>
    </style:style>
    <style:style style:name="gr66" style:family="graphic" style:parent-style-name="measure">
      <style:graphic-properties draw:textarea-vertical-align="middle" draw:line-distance="1.2cm" draw:placing="below"/>
    </style:style>
    <style:style style:name="gr67" style:family="graphic" style:parent-style-name="measure">
      <style:graphic-properties draw:textarea-vertical-align="middle" draw:line-distance="1.8cm" draw:placing="below"/>
    </style:style>
    <style:style style:name="gr68" style:family="graphic" style:parent-style-name="measure">
      <style:graphic-properties draw:textarea-vertical-align="middle" draw:line-distance="0.468cm" draw:placing="below"/>
    </style:style>
    <style:style style:name="gr69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1.35cm" fo:min-width="0cm" fo:padding-top="0.125cm" fo:padding-bottom="0.125cm" fo:padding-left="0.25cm" fo:padding-right="0.25cm"/>
    </style:style>
    <style:style style:name="gr70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3.75cm" fo:min-width="0cm" fo:padding-top="0.125cm" fo:padding-bottom="0.125cm" fo:padding-left="0.25cm" fo:padding-right="0.25cm"/>
    </style:style>
    <style:style style:name="gr71" style:family="graphic" style:parent-style-name="standard">
      <style:graphic-properties draw:fill="solid" draw:fill-color="#004e27" draw:textarea-horizontal-align="justify" draw:textarea-vertical-align="middle" draw:auto-grow-height="false" fo:min-height="0.034cm" fo:min-width="0cm"/>
    </style:style>
    <style:style style:name="gr72" style:family="graphic" style:parent-style-name="measure">
      <style:graphic-properties draw:textarea-vertical-align="middle" draw:line-distance="0.9cm" draw:placing="above"/>
    </style:style>
    <style:style style:name="gr73" style:family="graphic" style:parent-style-name="measure">
      <style:graphic-properties draw:textarea-vertical-align="middle" draw:line-distance="2.3cm" draw:placing="below"/>
    </style:style>
    <style:style style:name="gr74" style:family="graphic" style:parent-style-name="standard">
      <style:graphic-properties draw:stroke="none" svg:stroke-color="#000000" draw:fill="none" draw:fill-color="#ffffff" draw:opacity="100%" draw:fill-image-width="0cm" draw:fill-image-height="0cm" fo:min-height="1.423cm" draw:shadow-opacity="100%"/>
    </style:style>
    <style:style style:name="gr75" style:family="graphic" style:parent-style-name="objectwithoutfill">
      <style:graphic-properties svg:stroke-width="0.2cm" svg:stroke-color="#b2b2b2" draw:marker-start-width="0.3cm" draw:marker-end-width="0.3cm" svg:stroke-linecap="round" draw:fill="none" draw:textarea-vertical-align="middle" fo:padding-top="0.225cm" fo:padding-bottom="0.225cm" fo:padding-left="0.35cm" fo:padding-right="0.35cm"/>
    </style:style>
    <style:style style:name="gr76" style:family="graphic" style:parent-style-name="standard">
      <style:graphic-properties draw:fill="solid" draw:fill-color="#b27f54" draw:textarea-horizontal-align="justify" draw:textarea-vertical-align="middle" draw:auto-grow-height="false" fo:min-height="6.15cm" fo:min-width="0cm"/>
    </style:style>
    <style:style style:name="gr77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.5cm"/>
    </style:style>
    <style:style style:name="gr78" style:family="graphic" style:parent-style-name="standard">
      <style:graphic-properties draw:fill="solid" draw:fill-color="#b27f54" draw:textarea-horizontal-align="justify" draw:textarea-vertical-align="middle" draw:auto-grow-height="false" fo:min-height="0.05cm" fo:min-width="0cm"/>
    </style:style>
    <style:style style:name="gr79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3.5cm"/>
    </style:style>
    <style:style style:name="gr80" style:family="graphic" style:parent-style-name="measure">
      <style:graphic-properties draw:textarea-vertical-align="middle" draw:line-distance="0.199cm" draw:placing="above"/>
    </style:style>
    <style:style style:name="gr81" style:family="graphic" style:parent-style-name="measure">
      <style:graphic-properties draw:textarea-vertical-align="middle" draw:line-distance="0.45cm" draw:placing="below"/>
    </style:style>
    <style:style style:name="gr82" style:family="graphic" style:parent-style-name="standard">
      <style:graphic-properties draw:fill="solid" draw:fill-color="#004e27" draw:textarea-horizontal-align="justify" draw:textarea-vertical-align="middle" draw:auto-grow-height="false" fo:min-height="0.15cm" fo:min-width="0cm"/>
    </style:style>
    <style:style style:name="gr83" style:family="graphic" style:parent-style-name="measure">
      <style:graphic-properties draw:textarea-vertical-align="middle" draw:line-distance="0.6cm" draw:placing="above"/>
    </style:style>
    <style:style style:name="gr84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1.45cm" fo:min-width="0cm" fo:padding-top="0.125cm" fo:padding-bottom="0.125cm" fo:padding-left="0.25cm" fo:padding-right="0.25cm"/>
    </style:style>
    <style:style style:name="gr85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3.35cm"/>
    </style:style>
    <style:style style:name="gr86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1.5cm" fo:min-width="0cm" fo:padding-top="0.125cm" fo:padding-bottom="0.125cm" fo:padding-left="0.25cm" fo:padding-right="0.25cm"/>
    </style:style>
    <style:style style:name="gr87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1.55cm" fo:min-width="0cm" fo:padding-top="0.125cm" fo:padding-bottom="0.125cm" fo:padding-left="0.25cm" fo:padding-right="0.25cm"/>
    </style:style>
    <style:style style:name="gr88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2.2cm" fo:min-width="0cm" fo:padding-top="0.125cm" fo:padding-bottom="0.125cm" fo:padding-left="0.25cm" fo:padding-right="0.25cm"/>
    </style:style>
    <style:style style:name="gr89" style:family="graphic" style:parent-style-name="standard">
      <style:graphic-properties svg:stroke-width="0cm" svg:stroke-color="#666666" draw:marker-start-width="0cm" draw:marker-end-width="0cm" svg:stroke-linecap="round" draw:fill="solid" draw:fill-color="#eee0d1" draw:fill-hatch-solid="true" draw:textarea-horizontal-align="justify" draw:textarea-vertical-align="middle" draw:auto-grow-height="false" fo:min-height="2.3cm" fo:min-width="0cm" fo:padding-top="0.125cm" fo:padding-bottom="0.125cm" fo:padding-left="0.25cm" fo:padding-right="0.25cm"/>
    </style:style>
    <style:style style:name="gr90" style:family="graphic" style:parent-style-name="standard">
      <style:graphic-properties draw:stroke="none" svg:stroke-color="#000000" draw:fill="none" draw:fill-color="#ffffff" draw:opacity="100%" draw:fill-image-width="0cm" draw:fill-image-height="0cm" fo:min-height="0.823cm" draw:shadow-opacity="100%"/>
    </style:style>
    <style:style style:name="gr91" style:family="graphic" style:parent-style-name="standard">
      <style:graphic-properties draw:fill="solid" draw:fill-color="#c2a776" draw:textarea-horizontal-align="justify" draw:textarea-vertical-align="middle" draw:auto-grow-height="false" fo:min-height="13.25cm" fo:min-width="0.25cm"/>
    </style:style>
    <style:style style:name="gr9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fill="solid" draw:fill-color="#c2a776" draw:textarea-horizontal-align="justify" draw:textarea-vertical-align="middle" draw:auto-grow-height="false" fo:min-height="21.75cm" fo:min-width="0.25cm"/>
    </style:style>
    <style:style style:name="gr94" style:family="graphic" style:parent-style-name="standard">
      <style:graphic-properties svg:stroke-width="0.005cm" svg:stroke-color="#3465a4" draw:marker-start-width="0.214cm" draw:marker-end-width="0.214cm" draw:fill="solid" draw:fill-color="#c2a776" draw:textarea-horizontal-align="justify" draw:textarea-vertical-align="middle" draw:auto-grow-height="false" fo:min-height="21.75cm" fo:min-width="0cm" fo:padding-top="0.127cm" fo:padding-bottom="0.127cm" fo:padding-left="0.252cm" fo:padding-right="0.252cm"/>
    </style:style>
    <style:style style:name="gr95" style:family="graphic" style:parent-style-name="measure">
      <style:graphic-properties draw:textarea-vertical-align="middle" draw:line-distance="0.9cm" draw:measure-vertical-align="below"/>
    </style:style>
    <style:style style:name="gr96" style:family="graphic" style:parent-style-name="measure">
      <style:graphic-properties draw:textarea-vertical-align="middle" draw:line-distance="0.9cm" draw:measure-vertical-align="below" draw:placing="below"/>
    </style:style>
    <style:style style:name="gr97" style:family="graphic" style:parent-style-name="measure">
      <style:graphic-properties draw:textarea-vertical-align="middle" draw:line-distance="0.081cm" draw:measure-vertical-align="below" draw:placing="below"/>
    </style:style>
    <style:style style:name="gr98" style:family="graphic" style:parent-style-name="measure">
      <style:graphic-properties draw:textarea-vertical-align="middle" draw:line-distance="1.06cm" draw:placing="below"/>
    </style:style>
    <style:style style:name="gr99" style:family="graphic" style:parent-style-name="measure">
      <style:graphic-properties draw:textarea-vertical-align="middle" draw:line-distance="0.7cm" draw:measure-vertical-align="below" draw:placing="below"/>
    </style:style>
    <style:style style:name="gr100" style:family="graphic" style:parent-style-name="measure">
      <style:graphic-properties draw:textarea-vertical-align="middle" draw:line-distance="1cm" draw:measure-vertical-align="below" draw:placing="above"/>
    </style:style>
    <style:style style:name="gr101" style:family="graphic" style:parent-style-name="standard">
      <style:graphic-properties svg:stroke-width="0.1cm" svg:stroke-color="#ffdaa2" draw:marker-start-width="0.3cm" draw:marker-end-width="0.3cm" svg:stroke-linecap="round" draw:fill="solid" draw:fill-color="#ffd39b" draw:textarea-horizontal-align="justify" draw:textarea-vertical-align="middle" draw:auto-grow-height="false" fo:min-height="2.15cm" fo:min-width="6.4cm" fo:padding-top="0.175cm" fo:padding-bottom="0.175cm" fo:padding-left="0.3cm" fo:padding-right="0.3cm"/>
    </style:style>
    <style:style style:name="gr102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6" draw:fill-hatch-solid="true" draw:textarea-horizontal-align="justify" draw:textarea-vertical-align="middle" draw:auto-grow-height="false" fo:min-height="3.447cm" fo:min-width="1.724cm" fo:padding-top="0.125cm" fo:padding-bottom="0.125cm" fo:padding-left="0.25cm" fo:padding-right="0.25cm"/>
    </style:style>
    <style:style style:name="gr103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412cm" fo:min-width="39.552cm" fo:padding-top="0.125cm" fo:padding-bottom="0.125cm" fo:padding-left="0.25cm" fo:padding-right="0.25cm"/>
    </style:style>
    <style:style style:name="gr104" style:family="graphic" style:parent-style-name="standard">
      <style:graphic-properties svg:stroke-width="0.1cm" svg:stroke-color="#ffdaa2" draw:marker-start-width="0.3cm" draw:marker-end-width="0.3cm" svg:stroke-linecap="round" draw:fill="solid" draw:fill-color="#ffd39b" draw:textarea-horizontal-align="justify" draw:textarea-vertical-align="middle" draw:auto-grow-height="false" fo:min-height="3.4cm" fo:min-width="15.325cm" fo:padding-top="0.175cm" fo:padding-bottom="0.175cm" fo:padding-left="0.3cm" fo:padding-right="0.3cm"/>
    </style:style>
    <style:style style:name="gr105" style:family="graphic" style:parent-style-name="standard">
      <style:graphic-properties draw:fill="solid" draw:fill-color="#b27f54" draw:textarea-horizontal-align="justify" draw:textarea-vertical-align="middle" draw:auto-grow-height="false" fo:min-height="3.85cm" fo:min-width="0cm"/>
    </style:style>
    <style:style style:name="gr106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.05cm"/>
    </style:style>
    <style:style style:name="gr107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0.7cm" fo:min-width="3.302cm" fo:padding-top="0.15cm" fo:padding-bottom="0.15cm" fo:padding-left="0.275cm" fo:padding-right="0.275cm"/>
    </style:style>
    <style:style style:name="gr108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325cm" fo:min-width="3.302cm" fo:padding-top="0.15cm" fo:padding-bottom="0.15cm" fo:padding-left="0.275cm" fo:padding-right="0.275cm"/>
    </style:style>
    <style:style style:name="gr109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825cm" fo:min-width="6.125cm" fo:padding-top="0.15cm" fo:padding-bottom="0.15cm" fo:padding-left="0.275cm" fo:padding-right="0.275cm"/>
    </style:style>
    <style:style style:name="gr110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1.075cm" fo:min-width="6.125cm" fo:padding-top="0.15cm" fo:padding-bottom="0.15cm" fo:padding-left="0.275cm" fo:padding-right="0.275cm"/>
    </style:style>
    <style:style style:name="gr111" style:family="graphic" style:parent-style-name="standard">
      <style:graphic-properties draw:stroke="solid" svg:stroke-width="0.05cm" svg:stroke-color="#c4a000" draw:marker-start-width="0.15cm" draw:marker-end-width="0.15cm" svg:stroke-linecap="round" draw:fill="solid" draw:fill-color="#e9b96e" draw:textarea-horizontal-align="justify" draw:textarea-vertical-align="middle" draw:auto-grow-height="false" fo:min-height="0.7cm" fo:min-width="6.45cm" fo:padding-top="0.15cm" fo:padding-bottom="0.15cm" fo:padding-left="0.275cm" fo:padding-right="0.275cm"/>
    </style:style>
    <style:style style:name="gr112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2.2cm" fo:min-width="5.35cm" fo:padding-top="0.15cm" fo:padding-bottom="0.15cm" fo:padding-left="0.275cm" fo:padding-right="0.275cm"/>
    </style:style>
    <style:style style:name="gr113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5cm" fo:min-width="5.35cm" fo:padding-top="0.15cm" fo:padding-bottom="0.15cm" fo:padding-left="0.275cm" fo:padding-right="0.275cm"/>
    </style:style>
    <style:style style:name="gr114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9.575cm" fo:min-width="0.875cm" fo:padding-top="0.15cm" fo:padding-bottom="0.15cm" fo:padding-left="0.275cm" fo:padding-right="0.275cm"/>
    </style:style>
    <style:style style:name="gr115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10.95cm" fo:min-width="0.575cm" fo:padding-top="0.15cm" fo:padding-bottom="0.15cm" fo:padding-left="0.275cm" fo:padding-right="0.275cm"/>
    </style:style>
    <style:style style:name="gr116" style:family="graphic" style:parent-style-name="standard">
      <style:graphic-properties draw:stroke="solid" svg:stroke-width="0.05cm" svg:stroke-color="#4e9a06" draw:marker-start-width="0.15cm" draw:marker-end-width="0.15cm" svg:stroke-linecap="round" draw:fill="none" draw:fill-color="#e9b96e" draw:textarea-horizontal-align="justify" draw:textarea-vertical-align="middle" draw:auto-grow-height="false" fo:min-height="0.7cm" fo:min-width="6.45cm" fo:padding-top="0.15cm" fo:padding-bottom="0.15cm" fo:padding-left="0.275cm" fo:padding-right="0.275cm"/>
    </style:style>
    <style:style style:name="gr117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2.235cm" fo:min-width="0cm" fo:padding-top="0.15cm" fo:padding-bottom="0.15cm" fo:padding-left="0.275cm" fo:padding-right="0.275cm"/>
    </style:style>
    <style:style style:name="gr118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2.235cm" fo:min-width="0.738cm" fo:padding-top="0.15cm" fo:padding-bottom="0.15cm" fo:padding-left="0.275cm" fo:padding-right="0.275cm"/>
    </style:style>
    <style:style style:name="gr119" style:family="graphic" style:parent-style-name="standard">
      <style:graphic-properties svg:stroke-width="0.05cm" svg:stroke-color="#c4a000" draw:marker-start-width="0.15cm" draw:marker-end-width="0.15cm" svg:stroke-linecap="round" draw:fill="solid" draw:fill-color="#e9b96e" draw:textarea-horizontal-align="justify" draw:textarea-vertical-align="middle" draw:auto-grow-height="false" fo:min-height="1.075cm" fo:min-width="0.375cm" fo:padding-top="0.15cm" fo:padding-bottom="0.15cm" fo:padding-left="0.275cm" fo:padding-right="0.275cm"/>
    </style:style>
    <style:style style:name="gr120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2.198cm" fo:min-width="1.912cm" fo:padding-top="0.15cm" fo:padding-bottom="0.15cm" fo:padding-left="0.275cm" fo:padding-right="0.275cm"/>
    </style:style>
    <style:style style:name="gr121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3cm" fo:min-width="1.872cm" fo:padding-top="0.15cm" fo:padding-bottom="0.15cm" fo:padding-left="0.275cm" fo:padding-right="0.275cm"/>
    </style:style>
    <style:style style:name="gr122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45cm" fo:min-width="0cm" fo:padding-top="0.15cm" fo:padding-bottom="0.15cm" fo:padding-left="0.275cm" fo:padding-right="0.275cm"/>
    </style:style>
    <style:style style:name="gr123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2.151cm" fo:min-width="21.258cm" fo:padding-top="0.15cm" fo:padding-bottom="0.15cm" fo:padding-left="0.275cm" fo:padding-right="0.275cm"/>
    </style:style>
    <style:style style:name="gr124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813cm" fo:min-width="21.092cm" fo:padding-top="0.15cm" fo:padding-bottom="0.15cm" fo:padding-left="0.275cm" fo:padding-right="0.275cm"/>
    </style:style>
    <style:style style:name="gr125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5.25cm"/>
    </style:style>
    <style:style style:name="gr126" style:family="graphic" style:parent-style-name="standard">
      <style:graphic-properties draw:fill="solid" draw:fill-color="#303030" draw:textarea-horizontal-align="justify" draw:textarea-vertical-align="middle" draw:auto-grow-height="false" fo:min-height="0.015cm" fo:min-width="2.125cm"/>
    </style:style>
    <style:style style:name="gr127" style:family="graphic" style:parent-style-name="objectwithoutfill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/>
    </style:style>
    <style:style style:name="gr128" style:family="graphic" style:parent-style-name="measure">
      <style:graphic-properties draw:textarea-vertical-align="middle" draw:line-distance="1cm" draw:placing="above"/>
    </style:style>
    <style:style style:name="gr129" style:family="graphic" style:parent-style-name="measure">
      <style:graphic-properties draw:textarea-vertical-align="middle" draw:line-distance="0.65cm" draw:placing="above"/>
    </style:style>
    <style:style style:name="gr130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2.2cm" fo:min-width="1.949cm" fo:padding-top="0.15cm" fo:padding-bottom="0.15cm" fo:padding-left="0.275cm" fo:padding-right="0.275cm"/>
    </style:style>
    <style:style style:name="gr131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5cm" fo:min-width="4.449cm" fo:padding-top="0.15cm" fo:padding-bottom="0.15cm" fo:padding-left="0.275cm" fo:padding-right="0.275cm"/>
    </style:style>
    <style:style style:name="gr132" style:family="graphic" style:parent-style-name="standard">
      <style:graphic-properties draw:fill="hatch" draw:fill-color="#b27f54" draw:fill-hatch-name="Black_20_45_20_Degrees" draw:fill-hatch-solid="true" draw:textarea-horizontal-align="justify" draw:textarea-vertical-align="middle" draw:auto-grow-height="false" fo:min-height="3.15cm" fo:min-width="0cm"/>
    </style:style>
    <style:style style:name="gr133" style:family="graphic" style:parent-style-name="standard">
      <style:graphic-properties draw:fill="hatch" draw:fill-color="#b27f54" draw:fill-hatch-name="Black_20_-45_20_Degrees" draw:fill-hatch-solid="true" draw:textarea-horizontal-align="justify" draw:textarea-vertical-align="middle" draw:auto-grow-height="false" fo:min-height="0cm" fo:min-width="0cm"/>
    </style:style>
    <style:style style:name="gr134" style:family="graphic" style:parent-style-name="measure">
      <style:graphic-properties draw:textarea-vertical-align="middle" draw:line-distance="0.4cm" draw:placing="below"/>
    </style:style>
    <style:style style:name="gr135" style:family="graphic" style:parent-style-name="standard">
      <style:graphic-properties draw:stroke="solid" svg:stroke-color="#3465a4" draw:fill="solid" draw:fill-color="#c2a776" draw:textarea-horizontal-align="justify" draw:textarea-vertical-align="middle" draw:auto-grow-height="false" fo:min-height="0.5cm" fo:min-width="28.854cm"/>
    </style:style>
    <style:style style:name="gr136" style:family="graphic" style:parent-style-name="standard">
      <style:graphic-properties draw:fill="solid" draw:fill-color="#c2a776" draw:textarea-horizontal-align="justify" draw:textarea-vertical-align="middle" draw:auto-grow-height="false" fo:min-height="0.5cm" fo:min-width="29.496cm"/>
    </style:style>
    <style:style style:name="gr137" style:family="graphic" style:parent-style-name="standard">
      <style:graphic-properties draw:fill="solid" draw:fill-color="#c2a776" draw:textarea-horizontal-align="justify" draw:textarea-vertical-align="middle" draw:auto-grow-height="false" fo:min-height="11.75cm" fo:min-width="0cm"/>
    </style:style>
    <style:style style:name="gr138" style:family="graphic" style:parent-style-name="standard">
      <style:graphic-properties draw:stroke="solid" svg:stroke-width="0.05cm" svg:stroke-color="#3465a4" draw:marker-start-width="0.075cm" draw:marker-end-width="0.075cm" svg:stroke-linecap="round" draw:fill="hatch" draw:fill-color="#c2a776" draw:fill-hatch-name="Black_20_-45_20_Degrees" draw:fill-hatch-solid="true" draw:textarea-horizontal-align="justify" draw:textarea-vertical-align="middle" draw:auto-grow-height="false" fo:min-height="0.775cm" fo:min-width="1.499cm" fo:padding-top="0.15cm" fo:padding-bottom="0.15cm" fo:padding-left="0.275cm" fo:padding-right="0.275cm"/>
    </style:style>
    <style:style style:name="gr139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1.027cm"/>
    </style:style>
    <style:style style:name="gr140" style:family="graphic" style:parent-style-name="standard">
      <style:graphic-properties svg:stroke-width="0.05cm" svg:stroke-color="#3465a4" draw:marker-start-width="0.35cm" draw:marker-end-width="0.35cm" draw:fill="solid" draw:fill-color="#c2a776" draw:textarea-horizontal-align="justify" draw:textarea-vertical-align="middle" draw:auto-grow-height="false" fo:min-height="0.775cm" fo:min-width="0cm" fo:padding-top="0.15cm" fo:padding-bottom="0.15cm" fo:padding-left="0.275cm" fo:padding-right="0.275cm"/>
    </style:style>
    <style:style style:name="gr141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fill="solid" draw:fill-color="#004e27" draw:textarea-horizontal-align="justify" draw:textarea-vertical-align="middle" draw:auto-grow-height="false" fo:min-height="0.974cm" fo:min-width="0cm"/>
    </style:style>
    <style:style style:name="gr143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9.499cm"/>
    </style:style>
    <style:style style:name="gr144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125cm"/>
    </style:style>
    <style:style style:name="gr145" style:family="graphic" style:parent-style-name="standard">
      <style:graphic-properties draw:fill="solid" draw:fill-color="#c2a776" draw:textarea-horizontal-align="justify" draw:textarea-vertical-align="middle" draw:auto-grow-height="false" fo:min-height="0.013cm" fo:min-width="0.125cm"/>
    </style:style>
    <style:style style:name="gr146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21.945cm"/>
    </style:style>
    <style:style style:name="gr147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21.428cm"/>
    </style:style>
    <style:style style:name="gr148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124cm"/>
    </style:style>
    <style:style style:name="gr149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123cm"/>
    </style:style>
    <style:style style:name="gr150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099cm"/>
    </style:style>
    <style:style style:name="gr151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098cm"/>
    </style:style>
    <style:style style:name="gr152" style:family="graphic" style:parent-style-name="standard">
      <style:graphic-properties draw:fill="none" draw:textarea-horizontal-align="justify" draw:textarea-vertical-align="middle" draw:auto-grow-height="false" fo:min-height="0.954cm" fo:min-width="3.575cm" fo:wrap-option="no-wrap"/>
    </style:style>
    <style:style style:name="gr153" style:family="graphic" style:parent-style-name="standard">
      <style:graphic-properties draw:fill="none" draw:textarea-horizontal-align="justify" draw:textarea-vertical-align="middle" draw:auto-grow-height="false" fo:min-height="1.05cm" fo:min-width="3.9cm" fo:wrap-option="no-wrap"/>
    </style:style>
    <style:style style:name="gr154" style:family="graphic" style:parent-style-name="standard">
      <style:graphic-properties draw:fill="solid" draw:fill-color="#191919" draw:textarea-horizontal-align="justify" draw:textarea-vertical-align="middle" draw:auto-grow-height="false" fo:min-height="7.877cm" fo:min-width="0cm"/>
    </style:style>
    <style:style style:name="gr155" style:family="graphic" style:parent-style-name="standard">
      <style:graphic-properties draw:fill="solid" draw:fill-color="#c2a776" draw:textarea-horizontal-align="justify" draw:textarea-vertical-align="middle" draw:auto-grow-height="false" fo:min-height="0.064cm" fo:min-width="0cm"/>
    </style:style>
    <style:style style:name="gr156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9.1cm"/>
    </style:style>
    <style:style style:name="gr157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2.35cm"/>
    </style:style>
    <style:style style:name="gr158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5.447cm"/>
    </style:style>
    <style:style style:name="gr159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6.274cm"/>
    </style:style>
    <style:style style:name="gr160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126cm"/>
    </style:style>
    <style:style style:name="gr161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2.125cm"/>
    </style:style>
    <style:style style:name="gr162" style:family="graphic" style:parent-style-name="standard">
      <style:graphic-properties draw:stroke="none" svg:stroke-width="0.1cm" svg:stroke-color="#666666" draw:marker-start-width="0.3cm" draw:marker-end-width="0.3cm" svg:stroke-linecap="round" draw:fill="bitmap" draw:fill-color="#b27f54" draw:fill-image-name="Bitmap_20_6" draw:textarea-horizontal-align="justify" draw:textarea-vertical-align="middle" draw:auto-grow-height="false" fo:min-height="2.024cm" fo:min-width="0cm" fo:padding-top="0.175cm" fo:padding-bottom="0.175cm" fo:padding-left="0.3cm" fo:padding-right="0.3cm"/>
    </style:style>
    <style:style style:name="gr163" style:family="graphic" style:parent-style-name="standard">
      <style:graphic-properties draw:stroke="none" svg:stroke-width="0.1cm" svg:stroke-color="#666666" draw:marker-start-width="0.3cm" draw:marker-end-width="0.3cm" svg:stroke-linecap="round" draw:fill="bitmap" draw:fill-color="#b27f54" draw:fill-image-name="Bitmap_20_6" draw:textarea-horizontal-align="justify" draw:textarea-vertical-align="middle" draw:auto-grow-height="false" fo:min-height="2.023cm" fo:min-width="0cm" fo:padding-top="0.175cm" fo:padding-bottom="0.175cm" fo:padding-left="0.3cm" fo:padding-right="0.3cm"/>
    </style:style>
    <style:style style:name="gr164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127cm"/>
    </style:style>
    <style:style style:name="gr165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12.854cm"/>
    </style:style>
    <style:style style:name="gr166" style:family="graphic" style:parent-style-name="standard">
      <style:graphic-properties draw:fill="solid" draw:fill-color="#c2a776" draw:textarea-horizontal-align="justify" draw:textarea-vertical-align="middle" draw:auto-grow-height="false" fo:min-height="0.063cm" fo:min-width="0cm"/>
    </style:style>
    <style:style style:name="gr167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14.501cm"/>
    </style:style>
    <style:style style:name="gr168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10.901cm"/>
    </style:style>
    <style:style style:name="gr169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0.578cm"/>
    </style:style>
    <style:style style:name="gr170" style:family="graphic" style:parent-style-name="standard">
      <style:graphic-properties draw:fill="none" draw:textarea-horizontal-align="justify" draw:textarea-vertical-align="middle" draw:auto-grow-height="false" fo:min-height="0.954cm" fo:min-width="2.278cm" fo:wrap-option="no-wrap"/>
    </style:style>
    <style:style style:name="gr171" style:family="graphic" style:parent-style-name="standard">
      <style:graphic-properties draw:fill="none" draw:textarea-horizontal-align="justify" draw:textarea-vertical-align="middle" draw:auto-grow-height="false" fo:min-height="0.77cm" fo:min-width="2.926cm" fo:wrap-option="no-wrap"/>
    </style:style>
    <style:style style:name="gr172" style:family="graphic" style:parent-style-name="standard">
      <style:graphic-properties draw:fill="solid" draw:fill-color="#004e27" draw:textarea-horizontal-align="justify" draw:textarea-vertical-align="middle" draw:auto-grow-height="false" fo:min-height="0.121cm" fo:min-width="26.244cm"/>
    </style:style>
    <style:style style:name="gr173" style:family="graphic" style:parent-style-name="measure">
      <style:graphic-properties draw:textarea-vertical-align="middle" draw:line-distance="2.13cm" draw:placing="above"/>
    </style:style>
    <style:style style:name="gr174" style:family="graphic" style:parent-style-name="measure">
      <style:graphic-properties draw:textarea-vertical-align="middle" draw:line-distance="0.2cm" draw:placing="above"/>
    </style:style>
    <style:style style:name="gr175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1.706cm" fo:min-width="5.064cm" fo:padding-top="0.125cm" fo:padding-bottom="0.125cm" fo:padding-left="0.25cm" fo:padding-right="0.25cm"/>
    </style:style>
    <style:style style:name="gr176" style:family="graphic" style:parent-style-name="measure">
      <style:graphic-properties draw:textarea-vertical-align="middle" draw:line-distance="0.802cm" draw:measure-align="inside" draw:measure-vertical-align="below" draw:placing="below"/>
    </style:style>
    <style:style style:name="gr177" style:family="graphic" style:parent-style-name="measure">
      <style:graphic-properties draw:textarea-vertical-align="middle" draw:line-distance="0.674cm" draw:measure-vertical-align="above" draw:placing="above"/>
    </style:style>
    <style:style style:name="gr178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0.475cm"/>
    </style:style>
    <style:style style:name="gr179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6.245cm"/>
    </style:style>
    <style:style style:name="gr180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3.25cm"/>
    </style:style>
    <style:style style:name="gr181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.25cm"/>
    </style:style>
    <style:style style:name="gr182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.203cm"/>
    </style:style>
    <style:style style:name="gr183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3.012cm"/>
    </style:style>
    <style:style style:name="gr184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3.233cm"/>
    </style:style>
    <style:style style:name="gr185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.196cm"/>
    </style:style>
    <style:style style:name="gr186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12.8cm"/>
    </style:style>
    <style:style style:name="gr187" style:family="graphic" style:parent-style-name="standard">
      <style:graphic-properties draw:fill="solid" draw:fill-color="#c2a776" draw:textarea-horizontal-align="justify" draw:textarea-vertical-align="middle" draw:auto-grow-height="false" fo:min-height="0.099cm" fo:min-width="5.115cm"/>
    </style:style>
    <style:style style:name="gr188" style:family="graphic" style:parent-style-name="standard">
      <style:graphic-properties draw:fill="solid" draw:fill-color="#c2a776" draw:textarea-horizontal-align="justify" draw:textarea-vertical-align="middle" draw:auto-grow-height="false" fo:min-height="1.55cm" fo:min-width="0cm"/>
    </style:style>
    <style:style style:name="gr189" style:family="graphic" style:parent-style-name="measure">
      <style:graphic-properties draw:textarea-vertical-align="middle" draw:line-distance="0.17cm"/>
    </style:style>
    <style:style style:name="gr190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5cm" fo:min-width="1.949cm" fo:padding-top="0.15cm" fo:padding-bottom="0.15cm" fo:padding-left="0.275cm" fo:padding-right="0.275cm"/>
    </style:style>
    <style:style style:name="gr191" style:family="graphic" style:parent-style-name="standard">
      <style:graphic-properties svg:stroke-width="0.05cm" svg:stroke-color="#3465a4" draw:marker-start-width="0.35cm" draw:marker-end-width="0.35cm" draw:fill="hatch" draw:fill-color="#c2a776" draw:fill-hatch-name="Black_20_45_20_Degrees" draw:fill-hatch-solid="true" draw:textarea-horizontal-align="justify" draw:textarea-vertical-align="middle" draw:auto-grow-height="false" fo:min-height="2.2cm" fo:min-width="0cm" fo:padding-top="0.15cm" fo:padding-bottom="0.15cm" fo:padding-left="0.275cm" fo:padding-right="0.275cm"/>
    </style:style>
    <style:style style:name="gr192" style:family="graphic" style:parent-style-name="standard">
      <style:graphic-properties draw:fill="solid" draw:fill-color="#004e27" draw:textarea-horizontal-align="justify" draw:textarea-vertical-align="middle" draw:auto-grow-height="false" fo:min-height="2.05cm" fo:min-width="0cm"/>
    </style:style>
    <style:style style:name="gr193" style:family="graphic" style:parent-style-name="standard">
      <style:graphic-properties draw:stroke="solid" svg:stroke-width="0.05cm" svg:stroke-color="#3465a4" draw:marker-start-width="0.075cm" draw:marker-end-width="0.075cm" svg:stroke-linecap="round" draw:fill="hatch" draw:fill-color="#c2a776" draw:fill-hatch-name="Black_20_45_20_Degrees" draw:fill-hatch-solid="true" draw:textarea-horizontal-align="justify" draw:textarea-vertical-align="middle" draw:auto-grow-height="false" fo:min-height="0.775cm" fo:min-width="1.499cm" fo:padding-top="0.15cm" fo:padding-bottom="0.15cm" fo:padding-left="0.275cm" fo:padding-right="0.275cm"/>
    </style:style>
    <style:style style:name="gr194" style:family="graphic" style:parent-style-name="standard">
      <style:graphic-properties svg:stroke-width="0.05cm" svg:stroke-color="#3465a4" draw:marker-start-width="0.35cm" draw:marker-end-width="0.35cm" draw:fill="hatch" draw:fill-color="#c2a776" draw:fill-hatch-name="Black_20_45_20_Degrees" draw:fill-hatch-solid="true" draw:textarea-horizontal-align="justify" draw:textarea-vertical-align="middle" draw:auto-grow-height="false" fo:min-height="0.775cm" fo:min-width="0cm" fo:padding-top="0.15cm" fo:padding-bottom="0.15cm" fo:padding-left="0.275cm" fo:padding-right="0.275cm"/>
    </style:style>
    <style:style style:name="gr195" style:family="graphic" style:parent-style-name="measure">
      <style:graphic-properties draw:textarea-vertical-align="middle" draw:line-distance="0.4cm" draw:placing="above"/>
    </style:style>
    <style:style style:name="gr196" style:family="graphic" style:parent-style-name="standard">
      <style:graphic-properties draw:fill="hatch" draw:fill-color="#b27f54" draw:fill-hatch-name="Black_20_45_20_Degrees" draw:fill-hatch-solid="true" draw:textarea-horizontal-align="justify" draw:textarea-vertical-align="middle" draw:auto-grow-height="false" fo:min-height="0.195cm" fo:min-width="1.4cm"/>
    </style:style>
    <style:style style:name="gr197" style:family="graphic" style:parent-style-name="standard">
      <style:graphic-properties draw:fill="none" draw:textarea-horizontal-align="justify" draw:textarea-vertical-align="middle" draw:auto-grow-height="false" fo:min-height="0.862cm" fo:min-width="6.168cm" fo:wrap-option="no-wrap"/>
    </style:style>
    <style:style style:name="gr198" style:family="graphic" style:parent-style-name="measure">
      <style:graphic-properties draw:textarea-vertical-align="middle" draw:line-distance="0.6cm" draw:measure-vertical-align="below" draw:placing="above"/>
    </style:style>
    <style:style style:name="gr199" style:family="graphic" style:parent-style-name="objectwithoutfill">
      <style:graphic-properties draw:fill="none" draw:textarea-vertical-align="middle"/>
    </style:style>
    <style:style style:name="gr200" style:family="graphic" style:parent-style-name="measure">
      <style:graphic-properties draw:textarea-vertical-align="middle" draw:line-distance="1.4cm" draw:placing="below"/>
    </style:style>
    <style:style style:name="gr201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524cm" fo:min-width="4.508cm" fo:padding-top="0.125cm" fo:padding-bottom="0.125cm" fo:padding-left="0.25cm" fo:padding-right="0.25cm"/>
    </style:style>
    <style:style style:name="gr202" style:family="graphic" style:parent-style-name="standard">
      <style:graphic-properties svg:stroke-width="0.05cm" svg:stroke-color="#4e9a06" draw:marker-start-width="0.15cm" draw:marker-end-width="0.15cm" svg:stroke-linecap="round" draw:fill="solid" draw:fill-color="#e9b96e" draw:textarea-horizontal-align="justify" draw:textarea-vertical-align="middle" draw:auto-grow-height="false" fo:min-height="1.139cm" fo:min-width="1.949cm" fo:padding-top="0.15cm" fo:padding-bottom="0.15cm" fo:padding-left="0.275cm" fo:padding-right="0.275cm"/>
    </style:style>
    <style:style style:name="gr203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6cm" fo:min-width="1.923cm" fo:padding-top="0.15cm" fo:padding-bottom="0.15cm" fo:padding-left="0.275cm" fo:padding-right="0.275cm"/>
    </style:style>
    <style:style style:name="gr204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6.617cm"/>
    </style:style>
    <style:style style:name="gr205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6.239cm"/>
    </style:style>
    <style:style style:name="gr206" style:family="graphic" style:parent-style-name="standard">
      <style:graphic-properties draw:fill="solid" draw:fill-color="#b27f54" draw:textarea-horizontal-align="justify" draw:textarea-vertical-align="middle" draw:auto-grow-height="false" fo:min-height="0cm" fo:min-width="0.85cm"/>
    </style:style>
    <style:style style:name="gr207" style:family="graphic" style:parent-style-name="measure">
      <style:graphic-properties draw:textarea-vertical-align="middle" draw:line-distance="1cm"/>
    </style:style>
    <style:style style:name="gr208" style:family="graphic" style:parent-style-name="measure">
      <style:graphic-properties draw:textarea-vertical-align="middle" draw:line-distance="1.3cm"/>
    </style:style>
    <style:style style:name="gr209" style:family="graphic" style:parent-style-name="standard">
      <style:graphic-properties svg:stroke-width="0cm" svg:stroke-color="#666666" draw:marker-start-width="0cm" draw:marker-end-width="0cm" svg:stroke-linecap="round" draw:fill="hatch" draw:fill-color="#eee0d1" draw:fill-hatch-name="Hatching_20_5" draw:fill-hatch-solid="true" draw:textarea-horizontal-align="justify" draw:textarea-vertical-align="middle" draw:auto-grow-height="false" fo:min-height="3.447cm" fo:min-width="1.724cm" fo:padding-top="0.125cm" fo:padding-bottom="0.125cm" fo:padding-left="0.25cm" fo:padding-right="0.25cm"/>
    </style:style>
    <style:style style:name="gr210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55cm" fo:min-width="1.984cm" fo:padding-top="0.15cm" fo:padding-bottom="0.15cm" fo:padding-left="0.275cm" fo:padding-right="0.275cm"/>
    </style:style>
    <style:style style:name="gr211" style:family="graphic" style:parent-style-name="standard">
      <style:graphic-properties svg:stroke-width="0.05cm" svg:stroke-color="#4e9a06" draw:marker-start-width="0.15cm" draw:marker-end-width="0.15cm" svg:stroke-linecap="round" draw:fill="solid" draw:fill-color="#c4a000" draw:textarea-horizontal-align="justify" draw:textarea-vertical-align="middle" draw:auto-grow-height="false" fo:min-height="0.776cm" fo:min-width="1.949cm" fo:padding-top="0.15cm" fo:padding-bottom="0.15cm" fo:padding-left="0.275cm" fo:padding-right="0.275cm"/>
    </style:style>
    <style:style style:name="gr212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7.07cm"/>
    </style:style>
    <style:style style:name="gr213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7.505cm"/>
    </style:style>
    <style:style style:name="gr214" style:family="graphic" style:parent-style-name="standard">
      <style:graphic-properties draw:fill="solid" draw:fill-color="#303030" draw:textarea-horizontal-align="justify" draw:textarea-vertical-align="middle" draw:auto-grow-height="false" fo:min-height="0cm" fo:min-width="8.174cm"/>
    </style:style>
    <style:style style:name="gr215" style:family="graphic" style:parent-style-name="standard">
      <style:graphic-properties draw:fill="solid" draw:fill-color="#c2a776" draw:textarea-horizontal-align="justify" draw:textarea-vertical-align="middle" draw:auto-grow-height="false" fo:min-height="0cm" fo:min-width="6.393cm"/>
    </style:style>
    <style:style style:name="gr216" style:family="graphic" style:parent-style-name="measure">
      <style:graphic-properties draw:textarea-vertical-align="middle" draw:line-distance="0.65cm"/>
    </style:style>
    <style:style style:name="P1" style:family="paragraph">
      <loext:graphic-properties draw:fill="solid" draw:fill-color="#e9b96e"/>
      <style:paragraph-properties fo:text-align="center"/>
    </style:style>
    <style:style style:name="P2" style:family="paragraph">
      <loext:graphic-properties draw:fill="solid" draw:fill-color="#c4a000"/>
      <style:paragraph-properties fo:text-align="center"/>
    </style:style>
    <style:style style:name="P3" style:family="paragraph">
      <loext:graphic-properties draw:fill="solid" draw:fill-color="#c2a776"/>
      <style:paragraph-properties fo:text-align="center"/>
    </style:style>
    <style:style style:name="P4" style:family="paragraph">
      <loext:graphic-properties draw:fill="solid" draw:fill-color="#303030"/>
      <style:paragraph-properties fo:text-align="center"/>
    </style:style>
    <style:style style:name="P5" style:family="paragraph">
      <loext:graphic-properties draw:fill="bitmap" draw:fill-color="#b27f54" draw:fill-image-name="Bitmap_20_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d39b"/>
      <style:paragraph-properties fo:text-align="center"/>
    </style:style>
    <style:style style:name="P8" style:family="paragraph">
      <loext:graphic-properties draw:fill="none" draw:opacity="100%" draw:fill-image-width="0cm" draw:fill-image-height="0cm"/>
      <style:text-properties style:text-outline="true" fo:font-size="17.8999996185303pt" fo:language="nl" fo:country="NL" style:font-size-asian="18pt" style:font-size-complex="18pt" style:font-weight-complex="normal"/>
    </style:style>
    <style:style style:name="P9" style:family="paragraph">
      <loext:graphic-properties draw:fill="none" draw:fill-color="#ffffff" draw:opacity="100%" draw:fill-image-width="0cm" draw:fill-image-height="0cm"/>
      <style:text-properties fo:font-size="17.2999992370605pt" fo:language="nl" fo:country="NL" style:font-size-asian="18pt" style:font-size-complex="18pt" style:font-weight-complex="normal"/>
    </style:style>
    <style:style style:name="P10" style:family="paragraph">
      <loext:graphic-properties draw:fill="solid" draw:fill-color="#b27f54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hatch" draw:fill-color="#c2a776" draw:fill-hatch-name="Black_20_45_20_Degrees" draw:fill-hatch-solid="true"/>
      <style:paragraph-properties fo:text-align="center"/>
    </style:style>
    <style:style style:name="P13" style:family="paragraph">
      <loext:graphic-properties draw:fill="hatch" draw:fill-color="#eee0d1" draw:fill-hatch-name="Hatching_20_5" draw:fill-hatch-solid="true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</style:style>
    <style:style style:name="P15" style:family="paragraph">
      <loext:graphic-properties draw:fill="solid" draw:fill-color="#808080"/>
      <style:paragraph-properties fo:text-align="center"/>
    </style:style>
    <style:style style:name="P16" style:family="paragraph">
      <loext:graphic-properties draw:fill="solid" draw:fill-color="#e2e2e2"/>
      <style:paragraph-properties fo:text-align="center"/>
    </style:style>
    <style:style style:name="P17" style:family="paragraph">
      <loext:graphic-properties draw:fill="solid" draw:fill-color="#004e27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bitmap" draw:fill-color="#b27f54" draw:fill-hatch-solid="false" draw:fill-image-name="_32_5_20_Percent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eee0d1" draw:fill-hatch-solid="true"/>
      <style:paragraph-properties fo:text-align="center"/>
    </style:style>
    <style:style style:name="P22" style:family="paragraph">
      <loext:graphic-properties draw:fill="hatch" draw:fill-color="#eee0d1" draw:fill-hatch-name="Hatching_20_6" draw:fill-hatch-solid="true"/>
      <style:paragraph-properties fo:text-align="center"/>
    </style:style>
    <style:style style:name="P23" style:family="paragraph">
      <loext:graphic-properties draw:fill="none" draw:fill-color="#e9b96e"/>
      <style:paragraph-properties fo:text-align="center"/>
    </style:style>
    <style:style style:name="P24" style:family="paragraph">
      <loext:graphic-properties draw:fill="hatch" draw:fill-color="#b27f54" draw:fill-hatch-name="Black_20_45_20_Degrees" draw:fill-hatch-solid="true"/>
      <style:paragraph-properties fo:text-align="center"/>
    </style:style>
    <style:style style:name="P25" style:family="paragraph">
      <loext:graphic-properties draw:fill="hatch" draw:fill-color="#b27f54" draw:fill-hatch-name="Black_20_-45_20_Degrees" draw:fill-hatch-solid="true"/>
      <style:paragraph-properties fo:text-align="center"/>
    </style:style>
    <style:style style:name="P26" style:family="paragraph">
      <loext:graphic-properties draw:fill="hatch" draw:fill-color="#c2a776" draw:fill-hatch-name="Black_20_-45_20_Degrees" draw:fill-hatch-solid="true"/>
      <style:paragraph-properties fo:text-align="center"/>
    </style:style>
    <style:style style:name="P27" style:family="paragraph">
      <style:paragraph-properties fo:text-align="center"/>
      <style:text-properties fo:font-size="12pt"/>
    </style:style>
    <style:style style:name="P28" style:family="paragraph">
      <loext:graphic-properties draw:fill="solid" draw:fill-color="#191919"/>
      <style:paragraph-properties fo:text-align="center"/>
    </style:style>
    <style:style style:name="T1" style:family="text">
      <style:text-properties style:text-outline="true" fo:font-size="18pt" fo:language="nl" fo:country="NL" style:font-size-asian="18pt" style:font-size-complex="18pt" style:font-weight-complex="normal"/>
    </style:style>
    <style:style style:name="T2" style:family="text">
      <style:text-properties fo:font-size="18pt" fo:language="nl" fo:country="NL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6cm" svg:height="20cm" draw:transform="rotate (1.5707963267949) translate (7.5cm 9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2" draw:text-style-name="P2" draw:layer="layout" svg:width="1.2cm" svg:height="20cm" draw:transform="rotate (-1.5707963267949) translate (27.5cm 7.1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3" draw:text-style-name="P3" draw:layer="layout" svg:width="4.875cm" svg:height="0.211cm" svg:x="7.238cm" svg:y="6.37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" draw:text-style-name="P4" draw:layer="layout" svg:width="2.625cm" svg:height="0.336cm" svg:x="9.738cm" svg:y="6.05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" draw:text-style-name="P5" draw:layer="layout" svg:width="0.529cm" svg:height="2.375cm" draw:transform="rotate (-1.5707963267949) translate (12.513cm 5.42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4" draw:text-style-name="P4" draw:layer="layout" svg:width="2.625cm" svg:height="0.336cm" svg:x="7.238cm" svg:y="6.05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5" draw:text-style-name="P5" draw:layer="layout" svg:width="0.529cm" svg:height="2.375cm" draw:transform="rotate (-1.5707963267949) translate (10.013cm 5.42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polyline draw:style-name="gr6" draw:text-style-name="P6" draw:layer="layout" svg:width="1.772cm" svg:height="3.661cm" draw:transform="skewX (-0.128805298797182) rotate (-2.10556520960596) translate (11.3912405644753cm 6.63037699346816cm)" svg:viewBox="0 0 1773 3662" draw:points="1773,3657 1643,3662 1593,3554 1740,3339 1490,2801 1245,2802 1196,2695 1341,2478 1093,1940 848,1940 798,1833 942,1618 693,1081 449,1080 400,973 545,756 299,219 50,220 0,111 81,0">
                <text:p/>
              </draw:polyline>
              <draw:custom-shape draw:style-name="gr7" draw:text-style-name="P3" draw:layer="layout" svg:width="0.45cm" svg:height="0.064cm" svg:x="7.912cm" svg:y="7.00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7" draw:text-style-name="P3" draw:layer="layout" svg:width="0.45cm" svg:height="0.064cm" svg:x="10.912cm" svg:y="7.00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7" draw:text-style-name="P3" draw:layer="layout" svg:width="0.45cm" svg:height="0.064cm" svg:x="13.912cm" svg:y="7.00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</draw:g>
          <draw:custom-shape draw:style-name="gr8" draw:text-style-name="P7" draw:layer="layout" svg:width="1.1cm" svg:height="12cm" svg:x="8.512cm" svg:y="9.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0.35cm" svg:height="0.25cm" draw:transform="rotate (-3.14159265358979) translate (10.051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4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2.051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1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5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3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6.052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7.052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8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9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0.05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4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2.05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1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5.05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3.05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6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7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8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9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" draw:text-style-name="P3" draw:layer="layout" svg:width="25cm" svg:height="0.25cm" draw:transform="rotate (-3.14159265358979) translate (34.7cm 21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0" draw:text-style-name="P3" draw:layer="layout" svg:width="0.75cm" svg:height="0.1cm" svg:x="31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1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2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3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0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9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1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9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3.7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4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5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6.1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8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0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2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3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1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9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5.7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6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7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8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0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7" draw:text-style-name="P3" draw:layer="layout" svg:width="0.35cm" svg:height="0.25cm" draw:transform="rotate (-3.14159265358979) translate (10.051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4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2.051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1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5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3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6.052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7.052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8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9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0.05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4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2.05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1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5.05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3.05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6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7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8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9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" draw:text-style-name="P3" draw:layer="layout" svg:width="25cm" svg:height="0.11cm" draw:transform="rotate (-3.14159265358979) translate (34.7cm 19.8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0" draw:text-style-name="P3" draw:layer="layout" svg:width="0.75cm" svg:height="0.1cm" svg:x="31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1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2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3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0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9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1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9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3.7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4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5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6.1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8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0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2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3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1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9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5.7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6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7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8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0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9" draw:text-style-name="P3" draw:layer="layout" svg:width="25cm" svg:height="0.11cm" draw:transform="rotate (-3.14159265358979) translate (34.7cm 19.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frame draw:style-name="gr11" draw:text-style-name="P8" draw:layer="layout" svg:width="9.58cm" svg:height="3.816cm" svg:x="1cm" svg:y="25cm">
          <draw:text-box>
            <text:p><text:span text:style-name="T1"><text:file-name text:display="name">julianapark-k31-terras</text:file-name></text:span><text:span text:style-name="T1"><text:s/></text:span><text:span text:style-name="T1"><text:date style:data-style-name="D4" text:date-value="2019-05-16">16-05-2019</text:date></text:span></text:p>
            <text:p><text:span text:style-name="T1">A</text:span><text:span text:style-name="T1">r</text:span><text:span text:style-name="T1">e</text:span><text:span text:style-name="T1">n</text:span><text:span text:style-name="T1">d</text:span><text:span text:style-name="T1"> 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/text:p>
            <text:p><text:span text:style-name="T1">a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text:span text:style-name="T1">@</text:span><text:span text:style-name="T1">i</text:span><text:span text:style-name="T1">n</text:span><text:span text:style-name="T1">n</text:span><text:span text:style-name="T1">.</text:span><text:span text:style-name="T1">n</text:span><text:span text:style-name="T1">l</text:span></text:p>
            <text:p><text:span text:style-name="T1">0</text:span><text:span text:style-name="T1">6</text:span><text:span text:style-name="T1">-</text:span><text:span text:style-name="T1">1</text:span><text:span text:style-name="T1">4</text:span><text:span text:style-name="T1">1</text:span><text:span text:style-name="T1">4</text:span><text:span text:style-name="T1">3</text:span><text:span text:style-name="T1">2</text:span><text:span text:style-name="T1">1</text:span><text:span text:style-name="T1">4</text:span></text:p>
          </draw:text-box>
        </draw:frame>
        <draw:frame draw:style-name="gr12" draw:text-style-name="P9" draw:layer="layout" svg:width="12.912cm" svg:height="1.615cm" svg:x="2.088cm" svg:y="1.6cm">
          <draw:text-box>
            <text:p><text:span text:style-name="T2">A</text:span><text:span text:style-name="T2">c</text:span><text:span text:style-name="T2">h</text:span><text:span text:style-name="T2">t</text:span><text:span text:style-name="T2">e</text:span><text:span text:style-name="T2">r</text:span><text:span text:style-name="T2">z</text:span><text:span text:style-name="T2">i</text:span><text:span text:style-name="T2">j</text:span><text:span text:style-name="T2">d</text:span><text:span text:style-name="T2">e</text:span><text:span text:style-name="T2"> </text:span><text:span text:style-name="T2">b</text:span><text:span text:style-name="T2">o</text:span><text:span text:style-name="T2">v</text:span><text:span text:style-name="T2">e</text:span><text:span text:style-name="T2">n</text:span><text:span text:style-name="T2"> 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 </text:span><text:span text:style-name="T2">w</text:span><text:span text:style-name="T2">e</text:span><text:span text:style-name="T2">s</text:span><text:span text:style-name="T2">t</text:span><text:span text:style-name="T2">-</text:span><text:span text:style-name="T2">z</text:span><text:span text:style-name="T2">i</text:span><text:span text:style-name="T2">j</text:span><text:span text:style-name="T2">d</text:span><text:span text:style-name="T2">e</text:span></text:p>
          </draw:text-box>
        </draw:frame>
        <draw:g>
          <draw:g>
            <draw:custom-shape draw:style-name="gr13" draw:text-style-name="P10" draw:layer="layout" svg:width="0.11cm" svg:height="3.5cm" svg:x="8.6cm" svg:y="18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0" draw:layer="layout" svg:width="0.11cm" svg:height="4.4cm" svg:x="8.6cm" svg:y="17.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3" draw:layer="layout" svg:width="0.315cm" svg:height="0.9cm" svg:x="8.707cm" svg:y="20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" draw:text-style-name="P10" draw:layer="layout" svg:width="0.11cm" svg:height="4.4cm" svg:x="9.025cm" svg:y="17.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7" draw:layer="layout" svg:width="0.06cm" svg:height="2.5cm" svg:x="8.515cm" svg:y="17.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6" draw:text-style-name="P7" draw:layer="layout" svg:width="0.06cm" svg:height="2.5cm" svg:x="9.14cm" svg:y="17.4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7" draw:text-style-name="P3" draw:layer="layout" svg:width="0.315cm" svg:height="13.5cm" svg:x="7.497cm" svg:y="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315cm" svg:height="0.1cm" svg:x="8.697cm" svg:y="17.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" draw:text-style-name="P10" draw:layer="layout" svg:width="0.7cm" svg:height="0.1cm" svg:x="8.5cm" svg:y="17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frame draw:style-name="gr20" draw:text-style-name="P11" draw:layer="layout" svg:width="1.255cm" svg:height="2.967cm" svg:x="33.748cm" svg:y="11.218cm">
            <draw:text-box>
              <text:p/>
            </draw:text-box>
          </draw:frame>
          <draw:g>
            <draw:custom-shape draw:style-name="gr21" draw:text-style-name="P10" draw:layer="layout" svg:width="0.125cm" svg:height="4.125cm" svg:x="27.896cm" svg:y="3.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2" draw:text-style-name="P10" draw:layer="layout" svg:width="0.175cm" svg:height="2.375cm" svg:x="27.873cm" svg:y="5.4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3" draw:text-style-name="P2" draw:layer="layout" svg:width="1.125cm" svg:height="1.428cm" svg:x="8.525cm" svg:y="24.4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4" draw:text-style-name="P1" draw:layer="layout" svg:width="1.425cm" svg:height="1.428cm" svg:x="9.875cm" svg:y="24.4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2" draw:layer="layout" svg:width="1.125cm" svg:height="2.55cm" svg:x="8.526cm" svg:y="21.9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g>
              <draw:custom-shape draw:style-name="gr26" draw:text-style-name="P3" draw:layer="layout" svg:width="0.5cm" svg:height="2.375cm" svg:x="11.8cm" svg:y="7.6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1cm" svg:height="0.45cm" svg:x="12.05cm" svg:y="7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12.05cm" svg:y="7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11.95cm" svg:y="7.42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7" draw:text-style-name="P12" draw:layer="layout" svg:width="0.1cm" svg:height="0.45cm" svg:x="15.05cm" svg:y="7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15.05cm" svg:y="7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14.95cm" svg:y="7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30" draw:text-style-name="P3" draw:layer="layout" svg:width="0.5cm" svg:height="2.4cm" svg:x="14.8cm" svg:y="7.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9" draw:text-style-name="P3" draw:layer="layout" svg:width="0.5cm" svg:height="2.5cm" svg:x="26.8cm" svg:y="7.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1cm" svg:height="0.45cm" svg:x="27.05cm" svg:y="7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27.05cm" svg:y="7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26.95cm" svg:y="7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31" draw:text-style-name="P13" draw:layer="layout" svg:width="4.3cm" svg:height="4.1cm" svg:x="27.6cm" svg:y="3.8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g>
              <draw:custom-shape draw:style-name="gr27" draw:text-style-name="P12" draw:layer="layout" svg:width="0.1cm" svg:height="0.45cm" svg:x="24.05cm" svg:y="7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24.05cm" svg:y="7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23.95cm" svg:y="7.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9" draw:text-style-name="P3" draw:layer="layout" svg:width="0.5cm" svg:height="2.5cm" svg:x="23.8cm" svg:y="7.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32" draw:text-style-name="P10" draw:layer="layout" svg:width="19.5cm" svg:height="0.2cm" svg:x="8.1cm" svg:y="8.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3" draw:text-style-name="P10" draw:layer="layout" svg:width="0.1cm" svg:height="1.7cm" svg:x="8.2cm" svg:y="8.7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34" draw:text-style-name="P14" draw:layer="layout" svg:width="19.1cm" svg:height="0.6cm" svg:x="8.8cm" svg:y="7.7cm">
                <text:p/>
                <draw:enhanced-geometry svg:viewBox="0 0 21600 21600" draw:type="rectangle" draw:enhanced-path="M 0 0 L 21600 0 21600 21600 0 21600 0 0 Z N"/>
              </draw:custom-shape>
              <draw:polyline draw:style-name="gr35" draw:text-style-name="P6" draw:layer="layout" svg:width="19.102cm" svg:height="0.625cm" svg:x="8.8cm" svg:y="7.674cm" svg:viewBox="0 0 19103 626" draw:points="19103,0 19098,600 0,626 0,26">
                <text:p/>
              </draw:polyline>
              <draw:polyline draw:style-name="gr36" draw:text-style-name="P6" draw:layer="layout" svg:width="0.399cm" svg:height="0.199cm" draw:transform="rotate (0.00872664625997165) translate (9.7977986635231cm 8.0773756803992cm)" svg:viewBox="0 0 400 200" draw:points="400,200 300,0 100,0 0,200">
                <text:p/>
              </draw:polyline>
              <draw:custom-shape draw:style-name="gr37" draw:text-style-name="P15" draw:layer="layout" svg:width="0.4cm" svg:height="0.043cm" draw:transform="rotate (-3.13286600732982) translate (10.2cm 8.463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1.995cm 7.9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1.995cm 7.404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4.995cm 7.90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4.995cm 7.379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7.994cm 7.8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7.994cm 7.352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0.995cm 7.85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0.995cm 7.326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3.994cm 7.82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3.994cm 7.3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6.994cm 7.80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6.994cm 7.273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40" draw:text-style-name="P10" draw:layer="layout" svg:width="19.4cm" svg:height="0.2cm" svg:x="8.2cm" svg:y="10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41" draw:text-style-name="P17" draw:layer="layout" svg:width="0.4cm" svg:height="11.4cm" draw:transform="rotate (-3.14159265358979) translate (10.2cm 20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custom-shape draw:style-name="gr42" draw:text-style-name="P17" draw:layer="layout" svg:width="0.4cm" svg:height="5.2cm" draw:transform="rotate (-3.14159265358979) translate (8.925cm 28.7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measure draw:style-name="gr43" draw:text-style-name="P18" draw:layer="measurelines" svg:x1="27.1cm" svg:y1="7.5cm" svg:x2="27.6cm" svg:y2="7.5cm">
              <text:p text:style-name="P18"><text:measure text:kind="gap"/><text:measure text:kind="value">100</text:measure><text:s/><text:measure text:kind="unit">mm</text:measure><text:measure text:kind="gap"/></text:p>
            </draw:measure>
            <draw:custom-shape draw:style-name="gr44" draw:text-style-name="P13" draw:layer="layout" svg:width="7cm" svg:height="3.4cm" svg:x="15.6cm" svg:y="7.1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custom-shape draw:style-name="gr45" draw:text-style-name="P2" draw:layer="layout" svg:width="1.125cm" svg:height="17.85cm" draw:transform="rotate (-1.5707963267949) translate (27.2cm 21.625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6" draw:text-style-name="P1" draw:layer="layout" svg:width="1.425cm" svg:height="17.85cm" draw:transform="rotate (1.5707963267949) translate (9.35cm 24.12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>
            <draw:g>
              <draw:custom-shape draw:style-name="gr26" draw:text-style-name="P3" draw:layer="layout" svg:width="0.5cm" svg:height="2.375cm" svg:x="15cm" svg:y="22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1cm" svg:height="0.45cm" svg:x="15.25cm" svg:y="22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15.25cm" svg:y="22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15.15cm" svg:y="2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6" draw:text-style-name="P3" draw:layer="layout" svg:width="0.5cm" svg:height="2.375cm" svg:x="12cm" svg:y="22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1cm" svg:height="0.45cm" svg:x="12.25cm" svg:y="22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12.25cm" svg:y="22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12.15cm" svg:y="2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g>
              <draw:custom-shape draw:style-name="gr26" draw:text-style-name="P3" draw:layer="layout" svg:width="0.5cm" svg:height="2.375cm" svg:x="9cm" svg:y="22.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1cm" svg:height="0.45cm" svg:x="9.25cm" svg:y="22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2" draw:layer="layout" svg:width="0.1cm" svg:height="1.05cm" svg:x="9.25cm" svg:y="22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cm" svg:height="2.5cm" svg:x="9.15cm" svg:y="22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47" draw:text-style-name="P13" draw:layer="layout" svg:width="8.1cm" svg:height="3.4cm" svg:x="16cm" svg:y="21.7cm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48" draw:text-style-name="P10" draw:layer="layout" svg:width="0.1cm" svg:height="3.4cm" svg:x="7.2cm" svg:y="21.7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0" draw:layer="layout" svg:width="0.45cm" svg:height="0.1cm" svg:x="7.2cm" svg:y="23.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49" draw:text-style-name="P10" draw:layer="layout" svg:width="20.5cm" svg:height="0.2cm" svg:x="7.3cm" svg:y="23.3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33" draw:text-style-name="P10" draw:layer="layout" svg:width="0.1cm" svg:height="1.7cm" svg:x="8.4cm" svg:y="23.3cm">
              <text:p/>
              <draw:enhanced-geometry svg:viewBox="0 0 21600 21600" draw:mirror-horizontal="true" draw:type="rectangle" draw:enhanced-path="M 0 0 L 21600 0 21600 21600 0 21600 0 0 Z N"/>
            </draw:custom-shape>
            <draw:g>
              <draw:custom-shape draw:style-name="gr38" draw:text-style-name="P16" draw:layer="layout" svg:width="0.2cm" svg:height="0.5cm" draw:transform="rotate (0.00872664625997165) translate (9.201cm 22.311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9.201cm 21.78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polyline draw:style-name="gr36" draw:text-style-name="P6" draw:layer="layout" svg:width="24.796cm" svg:height="0.499cm" draw:transform="rotate (0.00872664625997165) translate (8.30028017022331cm 22.2687901221276cm)" svg:viewBox="0 0 24797 500" draw:points="24797,459 0,500 0,0">
                <text:p/>
              </draw:polyline>
              <draw:polyline draw:style-name="gr36" draw:text-style-name="P6" draw:layer="layout" svg:width="0.399cm" svg:height="0.199cm" draw:transform="rotate (0.00872664625997165) translate (8.52941466483223cm 22.5234728211369cm)" svg:viewBox="0 0 400 200" draw:points="400,200 300,0 100,0 0,200">
                <text:p/>
              </draw:polyline>
              <draw:custom-shape draw:style-name="gr37" draw:text-style-name="P15" draw:layer="layout" svg:width="0.4cm" svg:height="0.043cm" draw:transform="rotate (-3.13286600732982) translate (8.888cm 22.809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2.2cm 22.28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2.2cm 21.755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5.201cm 22.25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5.201cm 21.729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18.2cm 22.23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18.2cm 21.702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1.2cm 22.20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1.2cm 21.676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4.2cm 22.1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4.2cm 21.65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  <draw:custom-shape draw:style-name="gr38" draw:text-style-name="P16" draw:layer="layout" svg:width="0.2cm" svg:height="0.5cm" draw:transform="rotate (0.00872664625997165) translate (27.2cm 22.15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16" draw:layer="layout" svg:width="0.2cm" svg:height="0.299cm" draw:transform="rotate (-0.00872664625997135) translate (27.2cm 21.623cm)">
                <text:p/>
                <draw:enhanced-geometry svg:viewBox="0 0 21600 21600" draw:mirror-vertical="true" draw:mirror-horizontal="false" draw:type="rectangle" draw:enhanced-path="M 0 0 L 21600 0 21600 21600 0 21600 0 0 Z N"/>
              </draw:custom-shape>
            </draw:g>
            <draw:custom-shape draw:style-name="gr49" draw:text-style-name="P10" draw:layer="layout" svg:width="20.5cm" svg:height="0.2cm" svg:x="7.3cm" svg:y="24.8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0" draw:text-style-name="P10" draw:layer="layout" svg:width="1.3cm" svg:height="0.1cm" svg:x="7.2cm" svg:y="25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51" draw:text-style-name="P17" draw:layer="layout" svg:width="0.4cm" svg:height="0.7cm" draw:transform="rotate (-3.14159265358979) translate (8.925cm 23.65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</draw:g>
          <draw:measure draw:style-name="gr43" draw:text-style-name="P18" draw:layer="layout" svg:x1="20.6cm" svg:y1="7.1cm" svg:x2="20.6cm" svg:y2="10.5cm">
            <text:p text:style-name="P18"><text:measure text:kind="gap"/><text:measure text:kind="value">680</text:measure><text:s/><text:measure text:kind="unit">mm</text:measure><text:measure text:kind="gap"/></text:p>
          </draw:measure>
          <draw:measure draw:style-name="gr43" draw:text-style-name="P18" draw:layer="layout" svg:x1="31.8cm" svg:y1="3.8cm" svg:x2="31.8cm" svg:y2="7.9cm">
            <text:p text:style-name="P18"><text:measure text:kind="gap"/><text:measure text:kind="value">820</text:measure><text:s/><text:measure text:kind="unit">mm</text:measure><text:measure text:kind="gap"/></text:p>
          </draw:measure>
          <draw:measure draw:style-name="gr43" draw:text-style-name="P18" draw:layer="layout" svg:x1="27.8cm" svg:y1="21.7cm" svg:x2="27.8cm" svg:y2="25.1cm">
            <text:p text:style-name="P18"><text:measure text:kind="gap"/><text:measure text:kind="value">680</text:measure><text:s/><text:measure text:kind="unit">mm</text:measure><text:measure text:kind="gap"/></text:p>
          </draw:measure>
          <draw:g>
            <draw:custom-shape draw:style-name="gr52" draw:text-style-name="P10" draw:layer="layout" svg:width="0.075cm" svg:height="4.25cm" svg:x="6.97cm" svg:y="5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45cm" svg:height="0.225cm" svg:x="7.05cm" svg:y="9.6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3" draw:text-style-name="P19" draw:layer="layout" svg:width="1.4cm" svg:height="0.05cm" svg:x="7.1cm" svg:y="9.9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43" draw:text-style-name="P18" draw:layer="layout" svg:x1="7.2cm" svg:y1="10.15cm" svg:x2="7.2cm" svg:y2="5.9cm">
              <text:p text:style-name="P18"><text:measure text:kind="gap"/><text:measure text:kind="value">850</text:measure><text:s/><text:measure text:kind="unit">mm</text:measure><text:measure text:kind="gap"/></text:p>
            </draw:measure>
            <draw:custom-shape draw:style-name="gr18" draw:text-style-name="P10" draw:layer="layout" svg:width="0.45cm" svg:height="0.225cm" svg:x="7.05cm" svg:y="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3" draw:layer="layout" svg:width="0.3cm" svg:height="0.9cm" svg:x="7.5cm" svg:y="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3" draw:layer="layout" svg:width="0.3cm" svg:height="0.9cm" svg:x="7.5cm" svg:y="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4" draw:text-style-name="P3" draw:layer="layout" svg:width="6.1cm" svg:height="0.2cm" svg:x="7.05cm" svg:y="6.8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55" draw:text-style-name="P10" draw:layer="layout" svg:width="0.2cm" svg:height="0.45cm" svg:x="7.3cm" svg:y="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7" draw:text-style-name="P3" draw:layer="layout" svg:width="0.315cm" svg:height="13.5cm" svg:x="8.997cm" svg:y="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measure draw:style-name="gr56" draw:text-style-name="P18" draw:layer="layout" svg:x1="12cm" svg:y1="21.241cm" svg:x2="12cm" svg:y2="17.541cm">
            <text:p text:style-name="P18"><text:measure text:kind="gap"/><text:measure text:kind="value">740</text:measure><text:s/><text:measure text:kind="unit">mm</text:measure><text:measure text:kind="gap"/></text:p>
          </draw:measure>
          <draw:polyline draw:style-name="gr6" draw:text-style-name="P6" draw:layer="layout" svg:width="2.608cm" svg:height="5.603cm" draw:transform="skewX (-0.128805298797182) rotate (-2.10556520960596) translate (15.4cm 21.292cm)" svg:viewBox="0 0 2609 5604" draw:points="2371,5604 2609,5365 2291,5217 2241,5109 2388,4894 2138,4356 1893,4357 1844,4250 1989,4033 1741,3495 1496,3495 1446,3388 1590,3173 1341,2636 1097,2635 1048,2528 1193,2311 947,1774 698,1775 648,1666 795,1452 547,915 298,915 298,915 298,915 249,807 397,591 148,54 0,0">
            <text:p/>
          </draw:polyline>
          <draw:g>
            <draw:measure draw:style-name="gr43" draw:text-style-name="P18" draw:layer="measurelines" svg:x1="7.4cm" svg:y1="17.4cm" svg:x2="7.4cm" svg:y2="19.9cm">
              <text:p text:style-name="P18"><text:measure text:kind="gap"/><text:measure text:kind="value">500</text:measure><text:s/><text:measure text:kind="unit">mm</text:measure><text:measure text:kind="gap"/></text:p>
            </draw:measure>
            <draw:measure draw:style-name="gr57" draw:text-style-name="P18" draw:layer="layout" svg:x1="8.5cm" svg:y1="15.3cm" svg:x2="9.5cm" svg:y2="15.3cm">
              <text:p text:style-name="P18"><text:measure text:kind="gap"/><text:measure text:kind="value">200</text:measure><text:s/><text:measure text:kind="unit">mm</text:measure><text:measure text:kind="gap"/></text:p>
            </draw:measure>
            <draw:measure draw:style-name="gr58" draw:text-style-name="P18" draw:layer="layout" svg:x1="8.499cm" svg:y1="10.1cm" svg:x2="6.999cm" svg:y2="10.1cm">
              <text:p text:style-name="P18"><text:measure text:kind="gap"/><text:measure text:kind="value">300</text:measure><text:s/><text:measure text:kind="unit">mm</text:measure><text:measure text:kind="gap"/></text:p>
            </draw:measure>
            <draw:measure draw:style-name="gr58" draw:text-style-name="P18" draw:layer="layout" svg:x1="9.299cm" svg:y1="11cm" svg:x2="8.499cm" svg:y2="11cm">
              <text:p text:style-name="P18"><text:measure text:kind="gap"/><text:measure text:kind="value">160</text:measure><text:s/><text:measure text:kind="unit">mm</text:measure><text:measure text:kind="gap"/></text:p>
            </draw:measure>
          </draw:g>
        </draw:g>
        <draw:custom-shape draw:style-name="gr59" draw:text-style-name="P20" draw:layer="layout" svg:width="1.9cm" svg:height="1.3cm" svg:x="10.6cm" svg:y="13.4cm">
          <text:p text:style-name="P18"><text:span text:style-name="T3">HWA via</text:span></text:p>
          <text:p text:style-name="P18"><text:span text:style-name="T3">dakrand</text:span></text:p>
          <draw:enhanced-geometry svg:viewBox="0 0 21600 21600" draw:text-areas="800 800 20800 20800" draw:type="round-rectangular-callout" draw:modifiers="-5783.48237769595 -5445.65718677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0" draw:text-style-name="P21" draw:layer="layout" svg:width="0.05cm" svg:height="3.4cm" svg:x="15.3cm" svg:y="2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10" draw:layer="layout" svg:width="0.45cm" svg:height="0.2cm" svg:x="15.35cm" svg:y="5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0" draw:layer="layout" svg:width="0.45cm" svg:height="0.2cm" svg:x="15.35cm" svg:y="3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1" draw:text-style-name="P3" draw:layer="layout" svg:width="0.3cm" svg:height="0.8cm" svg:x="15.8cm" svg:y="3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1" draw:text-style-name="P3" draw:layer="layout" svg:width="0.3cm" svg:height="0.8cm" svg:x="15.8cm" svg:y="5.29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2" draw:text-style-name="P3" draw:layer="layout" svg:width="4.25cm" svg:height="0.2cm" svg:x="15.35cm" svg:y="3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3" draw:layer="layout" svg:width="0.3cm" svg:height="0.8cm" svg:x="17.35cm" svg:y="5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63" draw:text-style-name="P18" draw:layer="layout" svg:x1="19.6cm" svg:y1="2.899cm" svg:x2="15.35cm" svg:y2="2.899cm">
            <text:p text:style-name="P18"><text:measure text:kind="gap"/><text:measure text:kind="value">850</text:measure><text:s/><text:measure text:kind="unit">mm</text:measure><text:measure text:kind="gap"/></text:p>
          </draw:measure>
          <draw:measure draw:style-name="gr64" draw:text-style-name="P18" draw:layer="layout" svg:x1="17.85cm" svg:y1="4.4cm" svg:x2="15.35cm" svg:y2="4.4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65" draw:text-style-name="P18" draw:layer="measurelines" svg:x1="15.55cm" svg:y1="3.5cm" svg:x2="15.55cm" svg:y2="4.3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66" draw:text-style-name="P18" draw:layer="layout" svg:x1="15.55cm" svg:y1="4.3cm" svg:x2="15.55cm" svg:y2="5.3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67" draw:text-style-name="P18" draw:layer="layout" svg:x1="15.55cm" svg:y1="5.3cm" svg:x2="15.55cm" svg:y2="6.1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68" draw:text-style-name="P18" draw:layer="layout" svg:x1="17.65cm" svg:y1="6.1cm" svg:x2="15.35cm" svg:y2="6.1cm">
            <text:p text:style-name="P18"><text:measure text:kind="gap"/><text:measure text:kind="value">460</text:measure><text:s/><text:measure text:kind="unit">mm</text:measure><text:measure text:kind="gap"/></text:p>
          </draw:measure>
          <draw:custom-shape draw:style-name="gr69" draw:text-style-name="P21" draw:layer="layout" svg:width="0.05cm" svg:height="1.6cm" svg:x="19.6cm" svg:y="2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0" draw:text-style-name="P21" draw:layer="layout" svg:width="0.05cm" svg:height="4cm" draw:transform="rotate (-1.5707963267949) translate (19.6cm 4.3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1" draw:text-style-name="P17" draw:layer="layout" svg:width="0.4cm" svg:height="0.4cm" svg:x="17.4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72" draw:text-style-name="P18" draw:layer="layout" svg:x1="19.2cm" svg:y1="2.799cm" svg:x2="19.2cm" svg:y2="4.399cm">
            <text:p text:style-name="P18"><text:measure text:kind="gap"/><text:measure text:kind="value">320</text:measure><text:s/><text:measure text:kind="unit">mm</text:measure><text:measure text:kind="gap"/></text:p>
          </draw:measure>
          <draw:measure draw:style-name="gr73" draw:text-style-name="P18" draw:layer="layout" svg:x1="15.4cm" svg:y1="2.799cm" svg:x2="15.4cm" svg:y2="6.199cm">
            <text:p text:style-name="P18"><text:measure text:kind="gap"/><text:measure text:kind="value">680</text:measure><text:s/><text:measure text:kind="unit">mm</text:measure><text:measure text:kind="gap"/></text:p>
          </draw:measure>
          <draw:polyline draw:style-name="gr6" draw:text-style-name="P6" draw:layer="layout" svg:width="1.195cm" svg:height="2.789cm" draw:transform="skewX (-0.638615973304725) rotate (-2.42670579197292) translate (19.6412454450268cm 3.19779452400391cm)" svg:viewBox="0 0 1196 2790" draw:points="1196,2786 1108,2790 1074,2708 1173,2544 1005,2134 839,2135 806,2053 904,1888 737,1478 572,1478 538,1397 635,1233 467,824 303,823 270,741 368,576 202,167 34,168 0,85 55,0">
            <text:p/>
          </draw:polyline>
          <draw:custom-shape draw:style-name="gr61" draw:text-style-name="P3" draw:layer="layout" svg:width="0.3cm" svg:height="0.8cm" svg:x="19.3cm" svg:y="3.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74" draw:text-style-name="P9" draw:layer="layout" svg:width="14.7cm" svg:height="1.673cm" svg:x="24.2cm" svg:y="1.227cm">
          <draw:text-box>
            <text:p><text:span text:style-name="T2">S</text:span><text:span text:style-name="T2">c</text:span><text:span text:style-name="T2">h</text:span><text:span text:style-name="T2">u</text:span><text:span text:style-name="T2">i</text:span><text:span text:style-name="T2">n</text:span><text:span text:style-name="T2">e</text:span><text:span text:style-name="T2"> </text:span><text:span text:style-name="T2">d</text:span><text:span text:style-name="T2">o</text:span><text:span text:style-name="T2">o</text:span><text:span text:style-name="T2">r</text:span><text:span text:style-name="T2">s</text:span><text:span text:style-name="T2">n</text:span><text:span text:style-name="T2">e</text:span><text:span text:style-name="T2">d</text:span><text:span text:style-name="T2">e</text:span><text:span text:style-name="T2"> </text:span><text:span text:style-name="T2">d</text:span><text:span text:style-name="T2">a</text:span><text:span text:style-name="T2">k</text:span><text:span text:style-name="T2">r</text:span><text:span text:style-name="T2">a</text:span><text:span text:style-name="T2">n</text:span><text:span text:style-name="T2">d</text:span><text:span text:style-name="T2"> </text:span><text:span text:style-name="T2">n</text:span><text:span text:style-name="T2">a</text:span><text:span text:style-name="T2">a</text:span><text:span text:style-name="T2">s</text:span><text:span text:style-name="T2">t</text:span><text:span text:style-name="T2"> </text:span><text:span text:style-name="T2">d</text:span><text:span text:style-name="T2">a</text:span><text:span text:style-name="T2">k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,</text:span><text:span text:style-name="T2"> </text:span><text:span text:style-name="T2">2</text:span><text:span text:style-name="T2">6</text:span><text:span text:style-name="T2">°</text:span></text:p>
          </draw:text-box>
        </draw:frame>
        <draw:g>
          <draw:line draw:style-name="gr75" draw:text-style-name="P6" draw:layer="layout" svg:x1="30.6cm" svg:y1="15.5cm" svg:x2="9.1cm" svg:y2="15.5cm">
            <text:p/>
          </draw:line>
          <draw:line draw:style-name="gr75" draw:text-style-name="P6" draw:layer="layout" svg:x1="11.2cm" svg:y1="15.4cm" svg:x2="11.2cm" svg:y2="17.4cm">
            <text:p/>
          </draw:line>
          <draw:line draw:style-name="gr75" draw:text-style-name="P6" draw:layer="layout" svg:x1="13.7cm" svg:y1="15.4cm" svg:x2="13.7cm" svg:y2="17.4cm">
            <text:p/>
          </draw:line>
          <draw:line draw:style-name="gr75" draw:text-style-name="P6" draw:layer="layout" svg:x1="16.2cm" svg:y1="15.4cm" svg:x2="16.2cm" svg:y2="17.4cm">
            <text:p/>
          </draw:line>
          <draw:line draw:style-name="gr75" draw:text-style-name="P6" draw:layer="layout" svg:x1="18.7cm" svg:y1="15.4cm" svg:x2="18.7cm" svg:y2="17.4cm">
            <text:p/>
          </draw:line>
          <draw:line draw:style-name="gr75" draw:text-style-name="P6" draw:layer="layout" svg:x1="21.2cm" svg:y1="15.4cm" svg:x2="21.2cm" svg:y2="17.4cm">
            <text:p/>
          </draw:line>
          <draw:line draw:style-name="gr75" draw:text-style-name="P6" draw:layer="layout" svg:x1="23.7cm" svg:y1="15.4cm" svg:x2="23.7cm" svg:y2="17.4cm">
            <text:p/>
          </draw:line>
          <draw:line draw:style-name="gr75" draw:text-style-name="P6" draw:layer="layout" svg:x1="26.2cm" svg:y1="15.4cm" svg:x2="26.2cm" svg:y2="17.4cm">
            <text:p/>
          </draw:line>
          <draw:line draw:style-name="gr75" draw:text-style-name="P6" draw:layer="layout" svg:x1="28.7cm" svg:y1="15.4cm" svg:x2="28.7cm" svg:y2="17.4cm">
            <text:p/>
          </draw:line>
          <draw:line draw:style-name="gr75" draw:text-style-name="P6" draw:layer="layout" svg:x1="30.6cm" svg:y1="16.5cm" svg:x2="9.1cm" svg:y2="16.5cm">
            <text:p/>
          </draw:line>
          <draw:custom-shape draw:style-name="gr76" draw:text-style-name="P10" draw:layer="layout" svg:width="0.2cm" svg:height="6.4cm" svg:x="9.225cm" svg:y="15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7" draw:text-style-name="P10" draw:layer="layout" svg:width="1cm" svg:height="0.11cm" svg:x="8.5cm" svg:y="15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8" draw:text-style-name="P10" draw:layer="layout" svg:width="0.2cm" svg:height="0.3cm" svg:x="9.025cm" svg:y="15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8" draw:text-style-name="P10" draw:layer="layout" svg:width="0.2cm" svg:height="0.3cm" svg:x="9.025cm" svg:y="16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79" draw:text-style-name="P10" draw:layer="layout" svg:width="4cm" svg:height="0.2cm" svg:x="35.7cm" svg:y="4.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0" draw:text-style-name="P21" draw:layer="layout" svg:width="0.05cm" svg:height="3.4cm" svg:x="39.95cm" svg:y="2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10" draw:layer="layout" svg:width="0.45cm" svg:height="0.2cm" svg:x="39.5cm" svg:y="5.9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8" draw:text-style-name="P10" draw:layer="layout" svg:width="0.45cm" svg:height="0.2cm" svg:x="39.5cm" svg:y="3.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1" draw:text-style-name="P3" draw:layer="layout" svg:width="0.3cm" svg:height="0.8cm" svg:x="38.9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" draw:layer="layout" svg:width="0.3cm" svg:height="0.8cm" svg:x="38.9cm" svg:y="5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" draw:layer="layout" svg:width="4.25cm" svg:height="0.2cm" svg:x="35.7cm" svg:y="3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1" draw:text-style-name="P3" draw:layer="layout" svg:width="0.3cm" svg:height="0.8cm" svg:x="37.65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0" draw:text-style-name="P18" draw:layer="layout" svg:x1="35.7cm" svg:y1="2.899cm" svg:x2="39.95cm" svg:y2="2.899cm">
            <text:p text:style-name="P18"><text:measure text:kind="gap"/><text:measure text:kind="value">850</text:measure><text:s/><text:measure text:kind="unit">mm</text:measure><text:measure text:kind="gap"/></text:p>
          </draw:measure>
          <draw:measure draw:style-name="gr81" draw:text-style-name="P18" draw:layer="layout" svg:x1="35.7cm" svg:y1="4.3cm" svg:x2="35.7cm" svg:y2="3.5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58" draw:text-style-name="P18" draw:layer="layout" svg:x1="38cm" svg:y1="4.3cm" svg:x2="38cm" svg:y2="5.3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68" draw:text-style-name="P18" draw:layer="layout" svg:x1="37.65cm" svg:y1="6.1cm" svg:x2="39.95cm" svg:y2="6.1cm">
            <text:p text:style-name="P18"><text:measure text:kind="gap"/><text:measure text:kind="value">460</text:measure><text:s/><text:measure text:kind="unit">mm</text:measure><text:measure text:kind="gap"/></text:p>
          </draw:measure>
          <draw:custom-shape draw:style-name="gr69" draw:text-style-name="P21" draw:layer="layout" svg:width="0.05cm" svg:height="1.6cm" svg:x="35.65cm" svg:y="2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21" draw:layer="layout" svg:width="0.05cm" svg:height="4cm" draw:transform="rotate (-1.5707963267949) translate (39.7cm 4.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2" draw:text-style-name="P17" draw:layer="layout" svg:width="0.4cm" svg:height="0.4cm" svg:x="37.45cm" svg:y="3.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65" draw:text-style-name="P18" draw:layer="layout" svg:x1="36.1cm" svg:y1="2.799cm" svg:x2="36.1cm" svg:y2="4.399cm">
            <text:p text:style-name="P18"><text:measure text:kind="gap"/><text:measure text:kind="value">320</text:measure><text:s/><text:measure text:kind="unit">mm</text:measure><text:measure text:kind="gap"/></text:p>
          </draw:measure>
          <draw:measure draw:style-name="gr83" draw:text-style-name="P18" draw:layer="layout" svg:x1="39.9cm" svg:y1="2.799cm" svg:x2="39.9cm" svg:y2="6.199cm">
            <text:p text:style-name="P18"><text:measure text:kind="gap"/><text:measure text:kind="value">680</text:measure><text:s/><text:measure text:kind="unit">mm</text:measure><text:measure text:kind="gap"/></text:p>
          </draw:measure>
          <draw:polyline draw:style-name="gr6" draw:text-style-name="P6" draw:layer="layout" svg:width="1.187cm" svg:height="2.789cm" draw:transform="skewX (0.640535835481919) rotate (2.42670579197292) translate (36.555333717031cm 3.97608064481222cm)" svg:viewBox="0 0 1188 2790" draw:points="0,2786 88,2790 121,2708 21,2544 189,2134 354,2135 387,2053 289,1888 455,1478 620,1478 653,1397 556,1233 722,824 887,823 920,741 821,576 986,167 1154,168 1188,85 1133,0">
            <text:p/>
          </draw:polyline>
          <draw:custom-shape draw:style-name="gr61" draw:text-style-name="P3" draw:layer="layout" svg:width="0.3cm" svg:height="0.8cm" svg:x="35.7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1" draw:layer="layout" svg:width="0.05cm" svg:height="1.7cm" svg:x="37.6cm" svg:y="4.4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measure draw:style-name="gr67" draw:text-style-name="P18" draw:layer="layout" svg:x1="39.1cm" svg:y1="5.3cm" svg:x2="39.1cm" svg:y2="6.1cm">
            <text:p text:style-name="P18"><text:measure text:kind="gap"/><text:measure text:kind="value">160</text:measure><text:s/><text:measure text:kind="unit">mm</text:measure><text:measure text:kind="gap"/></text:p>
          </draw:measure>
        </draw:g>
      </draw:page>
      <draw:page draw:name="page2" draw:style-name="dp1" draw:master-page-name="Default">
        <draw:g>
          <draw:custom-shape draw:style-name="gr23" draw:text-style-name="P2" draw:layer="layout" svg:width="1.125cm" svg:height="1.428cm" svg:x="8.525cm" svg:y="24.4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" draw:text-style-name="P1" draw:layer="layout" svg:width="1.425cm" svg:height="1.428cm" svg:x="9.875cm" svg:y="24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" draw:layer="layout" svg:width="1.125cm" svg:height="2.55cm" svg:x="8.526cm" svg:y="21.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g>
          <draw:custom-shape draw:style-name="gr45" draw:text-style-name="P2" draw:layer="layout" svg:width="1.125cm" svg:height="17.85cm" draw:transform="rotate (-1.5707963267949) translate (27.205cm 21.614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6" draw:text-style-name="P1" draw:layer="layout" svg:width="1.425cm" svg:height="17.85cm" draw:transform="rotate (1.5707963267949) translate (9.355cm 24.118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0.35cm" svg:height="0.25cm" draw:transform="rotate (-3.14159265358979) translate (10.051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4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2.051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1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5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3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6.052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7.052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8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9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0.05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4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2.05cm 21.3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1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5.05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3.05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6.051cm 21.3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7.051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8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9.05cm 21.35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" draw:text-style-name="P3" draw:layer="layout" svg:width="25cm" svg:height="0.25cm" draw:transform="rotate (-3.14159265358979) translate (34.7cm 21.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0" draw:text-style-name="P3" draw:layer="layout" svg:width="0.75cm" svg:height="0.1cm" svg:x="31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1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2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3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0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9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1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9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3.7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4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5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6.1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8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0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.8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2.6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3.3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1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9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5.7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6.59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7.4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8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0.2cm" svg:y="20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7" draw:text-style-name="P3" draw:layer="layout" svg:width="0.35cm" svg:height="0.25cm" draw:transform="rotate (-3.14159265358979) translate (10.051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4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2.051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1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5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3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6.052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7.052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8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19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0.05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4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2.05cm 20.1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1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5.05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3.05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6.051cm 20.19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7.051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8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7" draw:text-style-name="P3" draw:layer="layout" svg:width="0.35cm" svg:height="0.25cm" draw:transform="rotate (-3.14159265358979) translate (29.05cm 20.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9" draw:text-style-name="P3" draw:layer="layout" svg:width="25cm" svg:height="0.11cm" draw:transform="rotate (-3.14159265358979) translate (34.7cm 19.8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g>
              <draw:custom-shape draw:style-name="gr10" draw:text-style-name="P3" draw:layer="layout" svg:width="0.75cm" svg:height="0.1cm" svg:x="31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1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2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3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30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9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1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2.9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3.7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4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5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6.1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7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8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20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.8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2.6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3.3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1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4.9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5.7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6.59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7.4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8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9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1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svg:x="10.2cm" svg:y="19.59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9" draw:text-style-name="P3" draw:layer="layout" svg:width="25cm" svg:height="0.11cm" draw:transform="rotate (-3.14159265358979) translate (34.7cm 19.9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</draw:g>
        <draw:frame draw:style-name="gr11" draw:text-style-name="P8" draw:layer="layout" svg:width="9.58cm" svg:height="3.816cm" svg:x="1cm" svg:y="25cm">
          <draw:text-box>
            <text:p><text:span text:style-name="T1"><text:file-name text:display="name">julianapark-k31-terras</text:file-name></text:span><text:span text:style-name="T1"><text:s/></text:span><text:span text:style-name="T1"><text:date style:data-style-name="D4" text:date-value="2019-05-16">16-05-2019</text:date></text:span></text:p>
            <text:p><text:span text:style-name="T1">A</text:span><text:span text:style-name="T1">r</text:span><text:span text:style-name="T1">e</text:span><text:span text:style-name="T1">n</text:span><text:span text:style-name="T1">d</text:span><text:span text:style-name="T1"> 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/text:p>
            <text:p><text:span text:style-name="T1">a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text:span text:style-name="T1">@</text:span><text:span text:style-name="T1">i</text:span><text:span text:style-name="T1">n</text:span><text:span text:style-name="T1">n</text:span><text:span text:style-name="T1">.</text:span><text:span text:style-name="T1">n</text:span><text:span text:style-name="T1">l</text:span></text:p>
            <text:p><text:span text:style-name="T1">0</text:span><text:span text:style-name="T1">6</text:span><text:span text:style-name="T1">-</text:span><text:span text:style-name="T1">1</text:span><text:span text:style-name="T1">4</text:span><text:span text:style-name="T1">1</text:span><text:span text:style-name="T1">4</text:span><text:span text:style-name="T1">3</text:span><text:span text:style-name="T1">2</text:span><text:span text:style-name="T1">1</text:span><text:span text:style-name="T1">4</text:span></text:p>
          </draw:text-box>
        </draw:frame>
        <draw:g>
          <draw:custom-shape draw:style-name="gr85" draw:text-style-name="P10" draw:layer="layout" svg:width="3.85cm" svg:height="0.2cm" svg:x="7.45cm" svg:y="5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0" draw:text-style-name="P21" draw:layer="layout" svg:width="0.05cm" svg:height="3.4cm" svg:x="7cm" svg:y="4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10" draw:layer="layout" svg:width="0.45cm" svg:height="0.2cm" svg:x="7.05cm" svg:y="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0" draw:layer="layout" svg:width="0.45cm" svg:height="0.2cm" svg:x="7.05cm" svg:y="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1" draw:text-style-name="P3" draw:layer="layout" svg:width="0.3cm" svg:height="0.8cm" svg:x="7.5cm" svg:y="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1" draw:text-style-name="P3" draw:layer="layout" svg:width="0.3cm" svg:height="0.8cm" svg:x="7.5cm" svg:y="6.79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2" draw:text-style-name="P3" draw:layer="layout" svg:width="4.25cm" svg:height="0.2cm" svg:x="7.05cm" svg:y="4.8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61" draw:text-style-name="P3" draw:layer="layout" svg:width="0.315cm" svg:height="0.8cm" svg:x="9.172cm" svg:y="6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measure draw:style-name="gr63" draw:text-style-name="P18" draw:layer="layout" svg:x1="11.3cm" svg:y1="4.399cm" svg:x2="7.05cm" svg:y2="4.399cm">
            <text:p text:style-name="P18"><text:measure text:kind="gap"/><text:measure text:kind="value">850</text:measure><text:s/><text:measure text:kind="unit">mm</text:measure><text:measure text:kind="gap"/></text:p>
          </draw:measure>
          <draw:measure draw:style-name="gr64" draw:text-style-name="P18" draw:layer="layout" svg:x1="9.55cm" svg:y1="5.9cm" svg:x2="7.05cm" svg:y2="5.9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65" draw:text-style-name="P18" draw:layer="measurelines" svg:x1="7.25cm" svg:y1="5cm" svg:x2="7.25cm" svg:y2="5.8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66" draw:text-style-name="P18" draw:layer="layout" svg:x1="7.25cm" svg:y1="5.8cm" svg:x2="7.25cm" svg:y2="6.8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67" draw:text-style-name="P18" draw:layer="layout" svg:x1="7.25cm" svg:y1="6.8cm" svg:x2="7.25cm" svg:y2="7.6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83" draw:text-style-name="P18" draw:layer="layout" svg:x1="9.55cm" svg:y1="7.6cm" svg:x2="7.05cm" svg:y2="7.6cm">
            <text:p text:style-name="P18"><text:measure text:kind="gap"/><text:measure text:kind="value">500</text:measure><text:s/><text:measure text:kind="unit">mm</text:measure><text:measure text:kind="gap"/></text:p>
          </draw:measure>
          <draw:custom-shape draw:style-name="gr86" draw:text-style-name="P21" draw:layer="layout" svg:width="0.05cm" svg:height="1.75cm" svg:x="11.3cm" svg:y="4.3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87" draw:text-style-name="P21" draw:layer="layout" svg:width="0.05cm" svg:height="1.8cm" draw:transform="rotate (-1.5707963267949) translate (11.3cm 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1" draw:text-style-name="P17" draw:layer="layout" svg:width="0.4cm" svg:height="0.4cm" svg:x="9.15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72" draw:text-style-name="P18" draw:layer="layout" svg:x1="11cm" svg:y1="4.299cm" svg:x2="11cm" svg:y2="6.049cm">
            <text:p text:style-name="P18"><text:measure text:kind="gap"/><text:measure text:kind="value">350</text:measure><text:s/><text:measure text:kind="unit">mm</text:measure><text:measure text:kind="gap"/></text:p>
          </draw:measure>
          <draw:measure draw:style-name="gr73" draw:text-style-name="P18" draw:layer="layout" svg:x1="7.1cm" svg:y1="4.299cm" svg:x2="7.1cm" svg:y2="7.699cm">
            <text:p text:style-name="P18"><text:measure text:kind="gap"/><text:measure text:kind="value">680</text:measure><text:s/><text:measure text:kind="unit">mm</text:measure><text:measure text:kind="gap"/></text:p>
          </draw:measure>
          <draw:polyline draw:style-name="gr6" draw:text-style-name="P6" draw:layer="layout" svg:width="1.195cm" svg:height="2.789cm" draw:transform="skewX (-0.638615973304725) rotate (-2.42670579197292) translate (11.3412454450268cm 4.69779452400391cm)" svg:viewBox="0 0 1196 2790" draw:points="1196,2786 1108,2790 1074,2708 1173,2544 1005,2134 839,2135 806,2053 904,1888 737,1478 572,1478 538,1397 635,1233 467,824 303,823 270,741 368,576 202,167 34,168 0,85 55,0">
            <text:p/>
          </draw:polyline>
          <draw:custom-shape draw:style-name="gr61" draw:text-style-name="P3" draw:layer="layout" svg:width="0.3cm" svg:height="0.8cm" svg:x="11cm" svg:y="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4" draw:text-style-name="P21" draw:layer="layout" svg:width="0.05cm" svg:height="1.7cm" svg:x="9.5cm" svg:y="6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8" draw:text-style-name="P10" draw:layer="layout" svg:width="0.3cm" svg:height="0.2cm" svg:x="9.2cm" svg:y="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8" draw:text-style-name="P21" draw:layer="layout" svg:width="0.05cm" svg:height="2.45cm" draw:transform="rotate (-1.5707963267949) translate (9.5cm 7.6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</draw:g>
        <draw:frame draw:style-name="gr74" draw:text-style-name="P9" draw:layer="layout" svg:width="14.7cm" svg:height="1.673cm" svg:x="2cm" svg:y="1.5cm">
          <draw:text-box>
            <text:p><text:span text:style-name="T2">S</text:span><text:span text:style-name="T2">c</text:span><text:span text:style-name="T2">h</text:span><text:span text:style-name="T2">u</text:span><text:span text:style-name="T2">i</text:span><text:span text:style-name="T2">n</text:span><text:span text:style-name="T2">e</text:span><text:span text:style-name="T2"> </text:span><text:span text:style-name="T2">d</text:span><text:span text:style-name="T2">o</text:span><text:span text:style-name="T2">o</text:span><text:span text:style-name="T2">r</text:span><text:span text:style-name="T2">s</text:span><text:span text:style-name="T2">n</text:span><text:span text:style-name="T2">e</text:span><text:span text:style-name="T2">d</text:span><text:span text:style-name="T2">e</text:span><text:span text:style-name="T2"> </text:span><text:span text:style-name="T2">d</text:span><text:span text:style-name="T2">a</text:span><text:span text:style-name="T2">k</text:span><text:span text:style-name="T2">r</text:span><text:span text:style-name="T2">a</text:span><text:span text:style-name="T2">n</text:span><text:span text:style-name="T2">d</text:span><text:span text:style-name="T2"> </text:span><text:span text:style-name="T2">n</text:span><text:span text:style-name="T2">a</text:span><text:span text:style-name="T2">a</text:span><text:span text:style-name="T2">s</text:span><text:span text:style-name="T2">t</text:span><text:span text:style-name="T2"> </text:span><text:span text:style-name="T2">d</text:span><text:span text:style-name="T2">a</text:span><text:span text:style-name="T2">k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,</text:span><text:span text:style-name="T2"> </text:span><text:span text:style-name="T2">2</text:span><text:span text:style-name="T2">6</text:span><text:span text:style-name="T2">°</text:span></text:p>
          </draw:text-box>
        </draw:frame>
        <draw:g>
          <draw:custom-shape draw:style-name="gr89" draw:text-style-name="P21" draw:layer="layout" svg:width="0.05cm" svg:height="2.55cm" draw:transform="rotate (-1.5707963267949) translate (20cm 7.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9" draw:text-style-name="P10" draw:layer="layout" svg:width="4cm" svg:height="0.2cm" svg:x="15.7cm" svg:y="5.8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0" draw:text-style-name="P21" draw:layer="layout" svg:width="0.05cm" svg:height="3.4cm" svg:x="19.95cm" svg:y="4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10" draw:layer="layout" svg:width="0.45cm" svg:height="0.2cm" svg:x="19.5cm" svg:y="7.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8" draw:text-style-name="P10" draw:layer="layout" svg:width="0.45cm" svg:height="0.2cm" svg:x="19.5cm" svg:y="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61" draw:text-style-name="P3" draw:layer="layout" svg:width="0.3cm" svg:height="0.8cm" svg:x="18.9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3" draw:layer="layout" svg:width="0.3cm" svg:height="0.8cm" svg:x="18.9cm" svg:y="6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3" draw:layer="layout" svg:width="4.25cm" svg:height="0.2cm" svg:x="15.7cm" svg:y="4.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61" draw:text-style-name="P3" draw:layer="layout" svg:width="0.3cm" svg:height="0.8cm" svg:x="17.45cm" svg:y="6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0" draw:text-style-name="P18" draw:layer="layout" svg:x1="15.7cm" svg:y1="4.399cm" svg:x2="19.95cm" svg:y2="4.399cm">
            <text:p text:style-name="P18"><text:measure text:kind="gap"/><text:measure text:kind="value">850</text:measure><text:s/><text:measure text:kind="unit">mm</text:measure><text:measure text:kind="gap"/></text:p>
          </draw:measure>
          <draw:measure draw:style-name="gr81" draw:text-style-name="P18" draw:layer="layout" svg:x1="15.7cm" svg:y1="5.8cm" svg:x2="15.7cm" svg:y2="5cm">
            <text:p text:style-name="P18"><text:measure text:kind="gap"/><text:measure text:kind="value">160</text:measure><text:s/><text:measure text:kind="unit">mm</text:measure><text:measure text:kind="gap"/></text:p>
          </draw:measure>
          <draw:measure draw:style-name="gr58" draw:text-style-name="P18" draw:layer="layout" svg:x1="18cm" svg:y1="5.8cm" svg:x2="18cm" svg:y2="6.8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68" draw:text-style-name="P18" draw:layer="layout" svg:x1="17.45cm" svg:y1="7.6cm" svg:x2="19.95cm" svg:y2="7.6cm">
            <text:p text:style-name="P18"><text:measure text:kind="gap"/><text:measure text:kind="value">500</text:measure><text:s/><text:measure text:kind="unit">mm</text:measure><text:measure text:kind="gap"/></text:p>
          </draw:measure>
          <draw:custom-shape draw:style-name="gr86" draw:text-style-name="P21" draw:layer="layout" svg:width="0.05cm" svg:height="1.75cm" svg:x="15.65cm" svg:y="4.3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2" draw:text-style-name="P17" draw:layer="layout" svg:width="0.4cm" svg:height="0.4cm" svg:x="17.45cm" svg:y="5.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65" draw:text-style-name="P18" draw:layer="layout" svg:x1="16.1cm" svg:y1="4.3cm" svg:x2="16.1cm" svg:y2="6.05cm">
            <text:p text:style-name="P18"><text:measure text:kind="gap"/><text:measure text:kind="value">350</text:measure><text:s/><text:measure text:kind="unit">mm</text:measure><text:measure text:kind="gap"/></text:p>
          </draw:measure>
          <draw:measure draw:style-name="gr83" draw:text-style-name="P18" draw:layer="layout" svg:x1="19.9cm" svg:y1="4.299cm" svg:x2="19.9cm" svg:y2="7.699cm">
            <text:p text:style-name="P18"><text:measure text:kind="gap"/><text:measure text:kind="value">680</text:measure><text:s/><text:measure text:kind="unit">mm</text:measure><text:measure text:kind="gap"/></text:p>
          </draw:measure>
          <draw:polyline draw:style-name="gr6" draw:text-style-name="P6" draw:layer="layout" svg:width="1.187cm" svg:height="2.789cm" draw:transform="skewX (0.640535835481919) rotate (2.42670579197292) translate (16.555333717031cm 5.47608064481222cm)" svg:viewBox="0 0 1188 2790" draw:points="0,2786 88,2790 121,2708 21,2544 189,2134 354,2135 387,2053 289,1888 455,1478 620,1478 653,1397 556,1233 722,824 887,823 920,741 821,576 986,167 1154,168 1188,85 1133,0">
            <text:p/>
          </draw:polyline>
          <draw:custom-shape draw:style-name="gr61" draw:text-style-name="P3" draw:layer="layout" svg:width="0.3cm" svg:height="0.8cm" svg:x="15.7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7" draw:text-style-name="P18" draw:layer="layout" svg:x1="19.1cm" svg:y1="6.8cm" svg:x2="19.1cm" svg:y2="7.6cm">
            <text:p text:style-name="P18"><text:measure text:kind="gap"/><text:measure text:kind="value">160</text:measure><text:s/><text:measure text:kind="unit">mm</text:measure><text:measure text:kind="gap"/></text:p>
          </draw:measure>
          <draw:custom-shape draw:style-name="gr87" draw:text-style-name="P21" draw:layer="layout" svg:width="0.05cm" svg:height="1.8cm" draw:transform="rotate (-1.5707963267949) translate (17.5cm 6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84" draw:text-style-name="P21" draw:layer="layout" svg:width="0.05cm" svg:height="1.7cm" svg:x="17.4cm" svg:y="6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18" draw:text-style-name="P10" draw:layer="layout" svg:width="0.3cm" svg:height="0.2cm" svg:x="17.55cm" svg:y="6cm">
            <text:p/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17" draw:text-style-name="P3" draw:layer="layout" svg:width="0.315cm" svg:height="13.5cm" svg:x="9.172cm" svg:y="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10" draw:layer="layout" svg:width="0.11cm" svg:height="3.5cm" svg:x="8.6cm" svg:y="18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10" draw:layer="layout" svg:width="0.11cm" svg:height="4.4cm" svg:x="8.6cm" svg:y="17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3" draw:layer="layout" svg:width="0.315cm" svg:height="0.9cm" svg:x="8.707cm" svg:y="20.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10" draw:layer="layout" svg:width="0.11cm" svg:height="4.4cm" svg:x="9.025cm" svg:y="17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7" draw:layer="layout" svg:width="0.06cm" svg:height="2.5cm" svg:x="8.515cm" svg:y="17.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6" draw:text-style-name="P7" draw:layer="layout" svg:width="0.06cm" svg:height="2.5cm" svg:x="9.14cm" svg:y="17.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7" draw:text-style-name="P3" draw:layer="layout" svg:width="0.315cm" svg:height="13.5cm" svg:x="7.497cm" svg:y="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10" draw:layer="layout" svg:width="0.315cm" svg:height="0.1cm" svg:x="8.697cm" svg:y="17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10" draw:layer="layout" svg:width="0.7cm" svg:height="0.1cm" svg:x="8.5cm" svg:y="17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90" draw:text-style-name="P9" draw:layer="layout" svg:width="4cm" svg:height="1.073cm" svg:x="2.7cm" svg:y="8.327cm">
          <draw:text-box>
            <text:p><text:span text:style-name="T2">W</text:span><text:span text:style-name="T2">e</text:span><text:span text:style-name="T2">s</text:span><text:span text:style-name="T2">t</text:span><text:span text:style-name="T2">z</text:span><text:span text:style-name="T2">i</text:span><text:span text:style-name="T2">j</text:span><text:span text:style-name="T2">d</text:span><text:span text:style-name="T2">e</text:span></text:p>
          </draw:text-box>
        </draw:frame>
        <draw:frame draw:style-name="gr90" draw:text-style-name="P9" draw:layer="layout" svg:width="4cm" svg:height="1.073cm" svg:x="13.3cm" svg:y="8.328cm">
          <draw:text-box>
            <text:p><text:span text:style-name="T2">O</text:span><text:span text:style-name="T2">o</text:span><text:span text:style-name="T2">s</text:span><text:span text:style-name="T2">t</text:span><text:span text:style-name="T2">z</text:span><text:span text:style-name="T2">i</text:span><text:span text:style-name="T2">j</text:span><text:span text:style-name="T2">d</text:span><text:span text:style-name="T2">e</text:span></text:p>
          </draw:text-box>
        </draw:frame>
        <draw:g>
          <draw:g>
            <draw:custom-shape draw:style-name="gr26" draw:text-style-name="P3" draw:layer="layout" svg:width="0.5cm" svg:height="2.375cm" svg:x="15.005cm" svg:y="22.1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12" draw:layer="layout" svg:width="0.1cm" svg:height="0.45cm" svg:x="15.255cm" svg:y="22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2" draw:layer="layout" svg:width="0.1cm" svg:height="1.05cm" svg:x="15.255cm" svg:y="22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" draw:layer="layout" svg:width="0.1cm" svg:height="2.5cm" svg:x="15.155cm" svg:y="21.9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6" draw:text-style-name="P3" draw:layer="layout" svg:width="0.5cm" svg:height="2.375cm" svg:x="12.005cm" svg:y="22.1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12" draw:layer="layout" svg:width="0.1cm" svg:height="0.45cm" svg:x="12.255cm" svg:y="22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2" draw:layer="layout" svg:width="0.1cm" svg:height="1.05cm" svg:x="12.255cm" svg:y="22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" draw:layer="layout" svg:width="0.1cm" svg:height="2.5cm" svg:x="12.155cm" svg:y="21.9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26" draw:text-style-name="P3" draw:layer="layout" svg:width="0.5cm" svg:height="2.375cm" svg:x="9.005cm" svg:y="22.1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12" draw:layer="layout" svg:width="0.1cm" svg:height="0.45cm" svg:x="9.255cm" svg:y="22.0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2" draw:layer="layout" svg:width="0.1cm" svg:height="1.05cm" svg:x="9.255cm" svg:y="22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" draw:layer="layout" svg:width="0.1cm" svg:height="2.5cm" svg:x="9.155cm" svg:y="21.98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47" draw:text-style-name="P13" draw:layer="layout" svg:width="8.1cm" svg:height="3.4cm" svg:x="16.005cm" svg:y="21.689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48" draw:text-style-name="P10" draw:layer="layout" svg:width="0.1cm" svg:height="3.4cm" svg:x="7.205cm" svg:y="21.6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8" draw:text-style-name="P10" draw:layer="layout" svg:width="0.45cm" svg:height="0.1cm" svg:x="7.205cm" svg:y="23.1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9" draw:text-style-name="P10" draw:layer="layout" svg:width="20.5cm" svg:height="0.2cm" svg:x="7.305cm" svg:y="23.2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3" draw:text-style-name="P10" draw:layer="layout" svg:width="0.1cm" svg:height="1.7cm" svg:x="8.405cm" svg:y="23.289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38" draw:text-style-name="P16" draw:layer="layout" svg:width="0.2cm" svg:height="0.5cm" draw:transform="rotate (0.00872664625997165) translate (9.206cm 22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9.206cm 21.76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polyline draw:style-name="gr36" draw:text-style-name="P6" draw:layer="layout" svg:width="24.796cm" svg:height="0.499cm" draw:transform="rotate (0.00872664625997165) translate (8.30528017022331cm 22.2577901221276cm)" svg:viewBox="0 0 24797 500" draw:points="24797,459 0,500 0,0">
              <text:p/>
            </draw:polyline>
            <draw:polyline draw:style-name="gr36" draw:text-style-name="P6" draw:layer="layout" svg:width="0.399cm" svg:height="0.199cm" draw:transform="rotate (0.00872664625997165) translate (8.53441466483223cm 22.5124728211369cm)" svg:viewBox="0 0 400 200" draw:points="400,200 300,0 100,0 0,200">
              <text:p/>
            </draw:polyline>
            <draw:custom-shape draw:style-name="gr37" draw:text-style-name="P15" draw:layer="layout" svg:width="0.4cm" svg:height="0.043cm" draw:transform="rotate (-3.13286600732982) translate (8.893cm 22.798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12.205cm 22.2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12.205cm 21.744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15.206cm 22.2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15.206cm 21.718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18.205cm 22.2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18.205cm 21.691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21.205cm 22.1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21.205cm 21.665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24.205cm 22.1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24.205cm 21.639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38" draw:text-style-name="P16" draw:layer="layout" svg:width="0.2cm" svg:height="0.5cm" draw:transform="rotate (0.00872664625997165) translate (27.205cm 22.1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6" draw:layer="layout" svg:width="0.2cm" svg:height="0.299cm" draw:transform="rotate (-0.00872664625997135) translate (27.205cm 21.612cm)">
              <text:p/>
              <draw:enhanced-geometry svg:viewBox="0 0 21600 21600" draw:mirror-vertical="true" draw:mirror-horizontal="false" draw:type="rectangle" draw:enhanced-path="M 0 0 L 21600 0 21600 21600 0 21600 0 0 Z N"/>
            </draw:custom-shape>
          </draw:g>
          <draw:custom-shape draw:style-name="gr49" draw:text-style-name="P10" draw:layer="layout" svg:width="20.5cm" svg:height="0.2cm" svg:x="7.305cm" svg:y="24.7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0" draw:text-style-name="P10" draw:layer="layout" svg:width="1.3cm" svg:height="0.1cm" svg:x="7.205cm" svg:y="24.98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1" draw:text-style-name="P17" draw:layer="layout" svg:width="0.4cm" svg:height="0.7cm" draw:transform="rotate (-3.14159265358979) translate (8.93cm 23.639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</draw:g>
        <draw:g>
          <draw:measure draw:style-name="gr43" draw:text-style-name="P18" draw:layer="layout" svg:x1="7.4cm" svg:y1="17.4cm" svg:x2="7.4cm" svg:y2="19.9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57" draw:text-style-name="P18" draw:layer="layout" svg:x1="8.5cm" svg:y1="15.3cm" svg:x2="9.5cm" svg:y2="15.3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58" draw:text-style-name="P18" draw:layer="layout" svg:x1="8.499cm" svg:y1="10.1cm" svg:x2="6.999cm" svg:y2="10.1cm">
            <text:p text:style-name="P18"><text:measure text:kind="gap"/><text:measure text:kind="value">300</text:measure><text:s/><text:measure text:kind="unit">mm</text:measure><text:measure text:kind="gap"/></text:p>
          </draw:measure>
        </draw:g>
        <draw:g>
          <draw:line draw:style-name="gr75" draw:text-style-name="P6" draw:layer="layout" svg:x1="30.6cm" svg:y1="15.5cm" svg:x2="9.1cm" svg:y2="15.5cm">
            <text:p/>
          </draw:line>
          <draw:line draw:style-name="gr75" draw:text-style-name="P6" draw:layer="layout" svg:x1="11.2cm" svg:y1="15.4cm" svg:x2="11.2cm" svg:y2="17.4cm">
            <text:p/>
          </draw:line>
          <draw:line draw:style-name="gr75" draw:text-style-name="P6" draw:layer="layout" svg:x1="13.7cm" svg:y1="15.4cm" svg:x2="13.7cm" svg:y2="17.4cm">
            <text:p/>
          </draw:line>
          <draw:line draw:style-name="gr75" draw:text-style-name="P6" draw:layer="layout" svg:x1="16.2cm" svg:y1="15.4cm" svg:x2="16.2cm" svg:y2="17.4cm">
            <text:p/>
          </draw:line>
          <draw:line draw:style-name="gr75" draw:text-style-name="P6" draw:layer="layout" svg:x1="18.7cm" svg:y1="15.4cm" svg:x2="18.7cm" svg:y2="17.4cm">
            <text:p/>
          </draw:line>
          <draw:line draw:style-name="gr75" draw:text-style-name="P6" draw:layer="layout" svg:x1="21.2cm" svg:y1="15.4cm" svg:x2="21.2cm" svg:y2="17.4cm">
            <text:p/>
          </draw:line>
          <draw:line draw:style-name="gr75" draw:text-style-name="P6" draw:layer="layout" svg:x1="23.7cm" svg:y1="15.4cm" svg:x2="23.7cm" svg:y2="17.4cm">
            <text:p/>
          </draw:line>
          <draw:line draw:style-name="gr75" draw:text-style-name="P6" draw:layer="layout" svg:x1="26.2cm" svg:y1="15.4cm" svg:x2="26.2cm" svg:y2="17.4cm">
            <text:p/>
          </draw:line>
          <draw:line draw:style-name="gr75" draw:text-style-name="P6" draw:layer="layout" svg:x1="28.7cm" svg:y1="15.4cm" svg:x2="28.7cm" svg:y2="17.4cm">
            <text:p/>
          </draw:line>
          <draw:line draw:style-name="gr75" draw:text-style-name="P6" draw:layer="layout" svg:x1="30.6cm" svg:y1="16.5cm" svg:x2="9.1cm" svg:y2="16.5cm">
            <text:p/>
          </draw:line>
          <draw:custom-shape draw:style-name="gr76" draw:text-style-name="P10" draw:layer="layout" svg:width="0.2cm" svg:height="6.4cm" svg:x="9.225cm" svg:y="15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7" draw:text-style-name="P10" draw:layer="layout" svg:width="1cm" svg:height="0.11cm" svg:x="8.5cm" svg:y="15.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8" draw:text-style-name="P10" draw:layer="layout" svg:width="0.2cm" svg:height="0.3cm" svg:x="9.025cm" svg:y="15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78" draw:text-style-name="P10" draw:layer="layout" svg:width="0.2cm" svg:height="0.3cm" svg:x="9.025cm" svg:y="16.4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draw:style-name="gr74" draw:text-style-name="P9" draw:layer="layout" svg:width="14.7cm" svg:height="1.673cm" svg:x="10cm" svg:y="13.427cm">
          <draw:text-box>
            <text:p><text:span text:style-name="T2">H</text:span><text:span text:style-name="T2">a</text:span><text:span text:style-name="T2">a</text:span><text:span text:style-name="T2">k</text:span><text:span text:style-name="T2">s</text:span><text:span text:style-name="T2">e</text:span><text:span text:style-name="T2"> </text:span><text:span text:style-name="T2">d</text:span><text:span text:style-name="T2">o</text:span><text:span text:style-name="T2">o</text:span><text:span text:style-name="T2">r</text:span><text:span text:style-name="T2">s</text:span><text:span text:style-name="T2">n</text:span><text:span text:style-name="T2">e</text:span><text:span text:style-name="T2">d</text:span><text:span text:style-name="T2">e</text:span><text:span text:style-name="T2"> </text:span><text:span text:style-name="T2">d</text:span><text:span text:style-name="T2">a</text:span><text:span text:style-name="T2">k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/text:p>
          </draw:text-box>
        </draw:frame>
      </draw:page>
      <draw:page draw:name="page3" draw:style-name="dp1" draw:master-page-name="Default">
        <draw:g>
          <draw:g>
            <draw:g>
              <draw:custom-shape draw:style-name="gr91" draw:text-style-name="P3" draw:layer="layout" svg:width="0.75cm" svg:height="13.5cm" draw:transform="rotate (-1.5707963267949) translate (22.9cm 5.2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4.4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3.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2.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6.0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6.8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4.8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4.0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3.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2.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1.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0.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0.1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9.2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8.4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7.6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5.6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6.4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21.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20.5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9.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8.8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8.0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1" draw:text-style-name="P3" draw:layer="layout" svg:width="0.75cm" svg:height="13.5cm" draw:transform="rotate (-1.5707963267949) translate (22.9cm 17.29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92" draw:text-style-name="P18" draw:layer="layout" svg:width="0.061cm" svg:height="0.1cm" svg:x="15.994cm" svg:y="22.56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2" draw:text-style-name="P18" draw:layer="layout" svg:width="0.061cm" svg:height="0.1cm" svg:x="15.994cm" svg:y="22.766cm">
                <text:p/>
  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2" draw:text-style-name="P18" draw:layer="layout" svg:width="0.061cm" svg:height="0.1cm" svg:x="15.994cm" svg:y="22.36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2" draw:text-style-name="P18" draw:layer="layout" svg:width="0.061cm" svg:height="0.1cm" svg:x="15.994cm" svg:y="23.36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2" draw:text-style-name="P18" draw:layer="layout" svg:width="0.061cm" svg:height="0.1cm" svg:x="15.994cm" svg:y="23.16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2" draw:text-style-name="P18" draw:layer="layout" svg:width="0.061cm" svg:height="0.1cm" svg:x="15.994cm" svg:y="22.96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3" draw:text-style-name="P3" draw:layer="layout" svg:width="0.75cm" svg:height="22cm" svg:x="29.4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30.2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3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31.8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8.6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7.8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3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3.8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4.6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5.4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6.2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27.00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3" draw:text-style-name="P3" draw:layer="layout" svg:width="0.75cm" svg:height="22cm" svg:x="6.15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6.95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7.75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75cm" svg:height="22cm" svg:x="8.551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3" draw:layer="layout" svg:width="0.1cm" svg:height="22cm" svg:x="9.4cm" svg:y="2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11" draw:text-style-name="P8" draw:layer="layout" svg:width="9.58cm" svg:height="3.816cm" svg:x="1cm" svg:y="25cm">
          <draw:text-box>
            <text:p><text:span text:style-name="T1"><text:file-name text:display="name">julianapark-k31-terras</text:file-name></text:span><text:span text:style-name="T1"><text:s/></text:span><text:span text:style-name="T1"><text:date style:data-style-name="D4" text:date-value="2019-05-16">16-05-2019</text:date></text:span></text:p>
            <text:p><text:span text:style-name="T1">A</text:span><text:span text:style-name="T1">r</text:span><text:span text:style-name="T1">e</text:span><text:span text:style-name="T1">n</text:span><text:span text:style-name="T1">d</text:span><text:span text:style-name="T1"> 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/text:p>
            <text:p><text:span text:style-name="T1">a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text:span text:style-name="T1">@</text:span><text:span text:style-name="T1">i</text:span><text:span text:style-name="T1">n</text:span><text:span text:style-name="T1">n</text:span><text:span text:style-name="T1">.</text:span><text:span text:style-name="T1">n</text:span><text:span text:style-name="T1">l</text:span></text:p>
            <text:p><text:span text:style-name="T1">0</text:span><text:span text:style-name="T1">6</text:span><text:span text:style-name="T1">-</text:span><text:span text:style-name="T1">1</text:span><text:span text:style-name="T1">4</text:span><text:span text:style-name="T1">1</text:span><text:span text:style-name="T1">4</text:span><text:span text:style-name="T1">3</text:span><text:span text:style-name="T1">2</text:span><text:span text:style-name="T1">1</text:span><text:span text:style-name="T1">4</text:span></text:p>
          </draw:text-box>
        </draw:frame>
        <draw:frame draw:style-name="gr12" draw:text-style-name="P9" draw:layer="layout" svg:width="12.912cm" svg:height="1.615cm" svg:x="2.088cm" svg:y="1.6cm">
          <draw:text-box>
            <text:p><text:span text:style-name="T2">A</text:span><text:span text:style-name="T2">c</text:span><text:span text:style-name="T2">h</text:span><text:span text:style-name="T2">t</text:span><text:span text:style-name="T2">e</text:span><text:span text:style-name="T2">r</text:span><text:span text:style-name="T2">z</text:span><text:span text:style-name="T2">i</text:span><text:span text:style-name="T2">j</text:span><text:span text:style-name="T2">d</text:span><text:span text:style-name="T2">e</text:span><text:span text:style-name="T2"> </text:span><text:span text:style-name="T2">b</text:span><text:span text:style-name="T2">o</text:span><text:span text:style-name="T2">v</text:span><text:span text:style-name="T2">e</text:span><text:span text:style-name="T2">n</text:span><text:span text:style-name="T2"> 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 </text:span><text:span text:style-name="T2">b</text:span><text:span text:style-name="T2">o</text:span><text:span text:style-name="T2">v</text:span><text:span text:style-name="T2">e</text:span><text:span text:style-name="T2">n</text:span><text:span text:style-name="T2">z</text:span><text:span text:style-name="T2">i</text:span><text:span text:style-name="T2">j</text:span><text:span text:style-name="T2">d</text:span><text:span text:style-name="T2">e</text:span></text:p>
          </draw:text-box>
        </draw:frame>
        <draw:g>
          <draw:measure draw:style-name="gr95" draw:text-style-name="P18" draw:layer="layout" svg:x1="25.6cm" svg:y1="18.314cm" svg:x2="32.6cm" svg:y2="18.314cm">
            <text:p text:style-name="P18"><text:measure text:kind="gap"/><text:measure text:kind="value">1.400</text:measure><text:s/><text:measure text:kind="unit">mm</text:measure><text:measure text:kind="gap"/></text:p>
          </draw:measure>
          <draw:measure draw:style-name="gr96" draw:text-style-name="P18" draw:layer="layout" svg:x1="10.6cm" svg:y1="18.314cm" svg:x2="1.6cm" svg:y2="18.314cm">
            <text:p text:style-name="P18"><text:measure text:kind="gap"/><text:measure text:kind="value">1.800</text:measure><text:s/><text:measure text:kind="unit">mm</text:measure><text:measure text:kind="gap"/></text:p>
          </draw:measure>
          <draw:measure draw:style-name="gr96" draw:text-style-name="P18" draw:layer="layout" svg:x1="10.6cm" svg:y1="20.814cm" svg:x2="3.2cm" svg:y2="20.814cm">
            <text:p text:style-name="P18"><text:measure text:kind="gap"/><text:measure text:kind="value">1.480</text:measure><text:s/><text:measure text:kind="unit">mm</text:measure><text:measure text:kind="gap"/></text:p>
          </draw:measure>
          <draw:measure draw:style-name="gr96" draw:text-style-name="P18" draw:layer="layout" svg:x1="3.2cm" svg:y1="20.814cm" svg:x2="1.6cm" svg:y2="20.814cm">
            <text:p text:style-name="P18"><text:measure text:kind="gap"/><text:measure text:kind="value">320</text:measure><text:s/><text:measure text:kind="unit">mm</text:measure><text:measure text:kind="gap"/></text:p>
          </draw:measure>
          <draw:measure draw:style-name="gr97" draw:text-style-name="P18" draw:layer="layout" svg:x1="10.128cm" svg:y1="21.132cm" svg:x2="32.598cm" svg:y2="10.174cm">
            <text:p text:style-name="P18"><text:measure text:kind="gap"/><text:measure text:kind="value">5.000</text:measure><text:s/><text:measure text:kind="unit">mm</text:measure><text:measure text:kind="gap"/></text:p>
          </draw:measure>
          <draw:measure draw:style-name="gr56" draw:text-style-name="P18" draw:layer="layout" svg:x1="30.5cm" svg:y1="11.314cm" svg:x2="30.5cm" svg:y2="7.214cm">
            <text:p text:style-name="P18"><text:measure text:kind="gap"/><text:measure text:kind="value">820</text:measure><text:s/><text:measure text:kind="unit">mm</text:measure><text:measure text:kind="gap"/></text:p>
          </draw:measure>
          <draw:measure draw:style-name="gr56" draw:text-style-name="P18" draw:layer="layout" svg:x1="27.299cm" svg:y1="20.014cm" svg:x2="27.299cm" svg:y2="17.514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95" draw:text-style-name="P18" draw:layer="layout" svg:x1="10.6cm" svg:y1="18.314cm" svg:x2="25.6cm" svg:y2="18.314cm">
            <text:p text:style-name="P18"><text:measure text:kind="gap"/><text:measure text:kind="value">3.000</text:measure><text:s/><text:measure text:kind="unit">mm</text:measure><text:measure text:kind="gap"/></text:p>
          </draw:measure>
          <draw:measure draw:style-name="gr56" draw:text-style-name="P18" draw:layer="layout" svg:x1="11.699cm" svg:y1="21.214cm" svg:x2="11.699cm" svg:y2="17.514cm">
            <text:p text:style-name="P18"><text:measure text:kind="gap"/><text:measure text:kind="value">740</text:measure><text:s/><text:measure text:kind="unit">mm</text:measure><text:measure text:kind="gap"/></text:p>
          </draw:measure>
          <draw:measure draw:style-name="gr56" draw:text-style-name="P18" draw:layer="layout" svg:x1="4.2cm" svg:y1="21.714cm" svg:x2="4.2cm" svg:y2="21.014cm">
            <text:p text:style-name="P18"><text:measure text:kind="gap"/><text:measure text:kind="value">140</text:measure><text:s/><text:measure text:kind="unit">mm</text:measure><text:measure text:kind="gap"/></text:p>
          </draw:measure>
          <draw:measure draw:style-name="gr98" draw:text-style-name="P18" draw:layer="layout" svg:x1="6.816cm" svg:y1="22.468cm" svg:x2="33.78cm" svg:y2="9.317cm">
            <text:p text:style-name="P18"><text:measure text:kind="gap"/><text:measure text:kind="value">6.000</text:measure><text:s/><text:measure text:kind="unit">mm</text:measure><text:measure text:kind="gap"/></text:p>
          </draw:measure>
          <draw:measure draw:style-name="gr56" draw:text-style-name="P18" draw:layer="layout" svg:x1="27.299cm" svg:y1="17.514cm" svg:x2="27.299cm" svg:y2="15.514cm">
            <text:p text:style-name="P18"><text:measure text:kind="gap"/><text:measure text:kind="value">400</text:measure><text:s/><text:measure text:kind="unit">mm</text:measure><text:measure text:kind="gap"/></text:p>
          </draw:measure>
          <draw:measure draw:style-name="gr99" draw:text-style-name="P18" draw:layer="layout" svg:x1="11.099cm" svg:y1="15.514cm" svg:x2="10.099cm" svg:y2="15.514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100" draw:text-style-name="P18" draw:layer="layout" svg:x1="22.9cm" svg:y1="24.5cm" svg:x2="9.4cm" svg:y2="24.5cm">
            <text:p text:style-name="P18"><text:measure text:kind="gap"/><text:measure text:kind="value">2.700</text:measure><text:s/><text:measure text:kind="unit">mm</text:measure><text:measure text:kind="gap"/></text:p>
          </draw:measure>
          <draw:measure draw:style-name="gr100" draw:text-style-name="P18" draw:layer="layout" svg:x1="32.6cm" svg:y1="24.5cm" svg:x2="23cm" svg:y2="24.5cm">
            <text:p text:style-name="P18"><text:measure text:kind="gap"/><text:measure text:kind="value">1.920</text:measure><text:s/><text:measure text:kind="unit">mm</text:measure><text:measure text:kind="gap"/></text:p>
          </draw:measure>
        </draw:g>
      </draw:page>
      <draw:page draw:name="page4" draw:style-name="dp1" draw:master-page-name="Default">
        <draw:frame draw:style-name="gr11" draw:text-style-name="P8" draw:layer="layout" svg:width="6.98cm" svg:height="3.816cm" svg:x="2.5cm" svg:y="5.1cm">
          <draw:text-box>
            <text:p><text:span text:style-name="T1"><text:file-name text:display="name">julianapark-k31-terras</text:file-name></text:span><text:span text:style-name="T1"><text:s text:c="2"/></text:span><text:span text:style-name="T1"><text:date style:data-style-name="D4" text:date-value="2019-05-16">16-05-2019</text:date></text:span></text:p>
            <text:p><text:span text:style-name="T1">Arend Frije</text:span></text:p>
            <text:p><text:span text:style-name="T1">afreije@inn.nl</text:span></text:p>
            <text:p><text:span text:style-name="T1">06-14143214</text:span></text:p>
          </draw:text-box>
        </draw:frame>
        <draw:frame draw:style-name="gr12" draw:text-style-name="P9" draw:layer="layout" svg:width="12.912cm" svg:height="1.615cm" svg:x="4.1cm" svg:y="3.5cm">
          <draw:text-box>
            <text:p><text:span text:style-name="T2">Dwarsdoorsnede </text:span><text:span text:style-name="T2">terras, langs </text:span><text:span text:style-name="T2">linkergevel</text:span></text:p>
          </draw:text-box>
        </draw:frame>
        <draw:g>
          <draw:line draw:style-name="gr75" draw:text-style-name="P6" draw:layer="layout" svg:x1="32.5cm" svg:y1="15.5cm" svg:x2="10.5cm" svg:y2="15.5cm">
            <text:p/>
          </draw:line>
          <draw:line draw:style-name="gr75" draw:text-style-name="P6" draw:layer="layout" svg:x1="10.6cm" svg:y1="15.4cm" svg:x2="10.6cm" svg:y2="20.5cm">
            <text:p/>
          </draw:line>
          <draw:line draw:style-name="gr75" draw:text-style-name="P6" draw:layer="layout" svg:x1="13.1cm" svg:y1="15.4cm" svg:x2="13.1cm" svg:y2="17.4cm">
            <text:p/>
          </draw:line>
          <draw:line draw:style-name="gr75" draw:text-style-name="P6" draw:layer="layout" svg:x1="15.6cm" svg:y1="15.4cm" svg:x2="15.6cm" svg:y2="17.4cm">
            <text:p/>
          </draw:line>
          <draw:line draw:style-name="gr75" draw:text-style-name="P6" draw:layer="layout" svg:x1="18.1cm" svg:y1="15.4cm" svg:x2="18.1cm" svg:y2="17.4cm">
            <text:p/>
          </draw:line>
          <draw:line draw:style-name="gr75" draw:text-style-name="P6" draw:layer="layout" svg:x1="20.6cm" svg:y1="15.4cm" svg:x2="20.6cm" svg:y2="17.4cm">
            <text:p/>
          </draw:line>
          <draw:line draw:style-name="gr75" draw:text-style-name="P6" draw:layer="layout" svg:x1="23.1cm" svg:y1="15.4cm" svg:x2="23.1cm" svg:y2="17.4cm">
            <text:p/>
          </draw:line>
          <draw:line draw:style-name="gr75" draw:text-style-name="P6" draw:layer="layout" svg:x1="25.6cm" svg:y1="15.4cm" svg:x2="25.6cm" svg:y2="17.4cm">
            <text:p/>
          </draw:line>
          <draw:line draw:style-name="gr75" draw:text-style-name="P6" draw:layer="layout" svg:x1="28.1cm" svg:y1="15.4cm" svg:x2="28.1cm" svg:y2="17.4cm">
            <text:p/>
          </draw:line>
          <draw:line draw:style-name="gr75" draw:text-style-name="P6" draw:layer="layout" svg:x1="30.6cm" svg:y1="15.4cm" svg:x2="30.6cm" svg:y2="17.4cm">
            <text:p/>
          </draw:line>
          <draw:line draw:style-name="gr75" draw:text-style-name="P6" draw:layer="layout" svg:x1="32.5cm" svg:y1="16.5cm" svg:x2="10.5cm" svg:y2="16.5cm">
            <text:p/>
          </draw:line>
          <draw:line draw:style-name="gr75" draw:text-style-name="P6" draw:layer="layout" svg:x1="10.1cm" svg:y1="15.4cm" svg:x2="11.1cm" svg:y2="15.4cm">
            <text:p/>
          </draw:line>
        </draw:g>
        <draw:g>
          <draw:custom-shape draw:style-name="gr101" draw:text-style-name="P7" draw:layer="layout" svg:width="7cm" svg:height="2.5cm" svg:x="25.6cm" svg:y="17.4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polygon draw:style-name="gr102" draw:text-style-name="P22" draw:layer="layout" svg:width="1.879cm" svg:height="4.312cm" svg:x="1.61cm" svg:y="20.33cm" svg:viewBox="0 0 1880 4313" draw:points="0,917 1879,0 1880,4113 1470,4313 0,4313">
            <text:p/>
          </draw:polygon>
          <draw:custom-shape draw:style-name="gr103" draw:text-style-name="P13" draw:layer="layout" svg:width="40.052cm" svg:height="3.662cm" draw:transform="skewX (0.453611072593326) rotate (-2.68780704807127) translate (39.491cm 6.84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polygon draw:style-name="gr104" draw:text-style-name="P7" draw:layer="layout" svg:width="7.399cm" svg:height="4.349cm" svg:x="3.2cm" svg:y="17.3cm" svg:viewBox="0 0 7400 4350" draw:points="0,3644 0,4350 7400,3800 7400,0">
            <text:p/>
          </draw:polygon>
          <draw:polygon draw:style-name="gr104" draw:text-style-name="P7" draw:layer="layout" svg:width="14.999cm" svg:height="3.681cm" svg:x="10.6cm" svg:y="17.377cm" svg:viewBox="0 0 15000 3682" draw:points="15000,23 15000,2623 0,3682 0,0">
            <text:p/>
          </draw:polygon>
          <draw:g>
            <draw:custom-shape draw:style-name="gr105" draw:text-style-name="P10" draw:layer="layout" svg:width="0.125cm" svg:height="4.1cm" svg:x="31.091cm" svg:y="3.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6" draw:text-style-name="P10" draw:layer="layout" svg:width="0.55cm" svg:height="0.228cm" svg:x="31.437cm" svg:y="5.3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" draw:text-style-name="P10" draw:layer="layout" svg:width="0.175cm" svg:height="2.375cm" svg:x="31.737cm" svg:y="5.02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6" draw:text-style-name="P10" draw:layer="layout" svg:width="0.55cm" svg:height="0.227cm" svg:x="31.437cm" svg:y="7.02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g>
              <draw:custom-shape draw:style-name="gr107" draw:text-style-name="P1" draw:layer="layout" svg:width="3.852cm" svg:height="1cm" svg:x="32.398cm" svg:y="21.46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8" draw:text-style-name="P2" draw:layer="layout" svg:width="3.852cm" svg:height="0.625cm" svg:x="32.398cm" svg:y="20.84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9" draw:text-style-name="P2" draw:layer="layout" svg:width="6.675cm" svg:height="1.125cm" svg:x="25.648cm" svg:y="19.96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10" draw:text-style-name="P1" draw:layer="layout" svg:width="6.675cm" svg:height="1.375cm" svg:x="25.648cm" svg:y="21.0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polygon draw:style-name="gr111" draw:text-style-name="P1" draw:layer="layout" svg:width="0.604cm" svg:height="1.526cm" draw:transform="skewX (0.00157079632679498) rotate (2.02597819571502) translate (34.1427867146666cm 10.1349110251398cm)" svg:viewBox="0 0 605 1527" draw:points="0,1232 605,1527 604,0">
              <text:p/>
            </draw:polygon>
            <draw:g>
              <draw:custom-shape draw:style-name="gr112" draw:text-style-name="P1" draw:layer="layout" svg:width="5.9cm" svg:height="2.5cm" svg:x="32.175cm" svg:y="4.87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13" draw:text-style-name="P2" draw:layer="layout" svg:width="5.9cm" svg:height="1.075cm" svg:x="32.175cm" svg:y="4.87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14" draw:text-style-name="P1" draw:layer="layout" svg:width="1.425cm" svg:height="9.875cm" svg:x="34.023cm" svg:y="9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2" draw:layer="layout" svg:width="1.125cm" svg:height="11.25cm" svg:x="32.673cm" svg:y="9.59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olygon draw:style-name="gr116" draw:text-style-name="P23" draw:layer="layout" svg:width="1.012cm" svg:height="2.549cm" draw:transform="skewX (-0.000872664625997205) rotate (0.454134671368924) translate (32.0437070266625cm 7.7841491341298cm)" svg:viewBox="0 0 1013 2550" draw:points="0,2059 1010,2550 1013,0">
              <text:p/>
            </draw:polygon>
            <draw:custom-shape draw:style-name="gr117" draw:text-style-name="P1" draw:layer="layout" svg:width="0.55cm" svg:height="2.535cm" svg:x="26.013cm" svg:y="22.4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2" draw:layer="layout" svg:width="1.288cm" svg:height="2.535cm" svg:x="24.325cm" svg:y="22.46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9" draw:text-style-name="P1" draw:layer="layout" svg:width="0.925cm" svg:height="1.375cm" svg:x="34.023cm" svg:y="19.4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0" draw:text-style-name="P1" draw:layer="layout" svg:width="2.462cm" svg:height="2.498cm" draw:transform="skewX (-0.000349065850398957) rotate (-0.453785605518526) translate (33.823cm 6.26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1" draw:text-style-name="P2" draw:layer="layout" svg:width="2.422cm" svg:height="1.073cm" draw:transform="skewX (-0.000872664625997117) rotate (-0.453785605518526) translate (33.212cm 6.28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22" draw:text-style-name="P2" draw:layer="layout" svg:width="0.5cm" svg:height="0.75cm" svg:x="32.45cm" svg:y="19.9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16" draw:text-style-name="P23" draw:layer="layout" svg:width="1.012cm" svg:height="2.549cm" draw:transform="skewX (-0.00174532925199431) rotate (0.453262006742927) translate (32.0433184477501cm 7.78585489354091cm)" svg:viewBox="0 0 1013 2550" draw:points="0,2060 1010,2550 1013,0">
              <text:p/>
            </draw:polygon>
            <draw:g>
              <draw:custom-shape draw:style-name="gr123" draw:text-style-name="P1" draw:layer="layout" svg:width="21.808cm" svg:height="2.451cm" draw:transform="skewX (0.00366519142918808) rotate (0.0698131700797732) translate (3.872cm 21.57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4" draw:text-style-name="P2" draw:layer="layout" svg:width="21.642cm" svg:height="1.113cm" draw:transform="rotate (0.0698131700797732) translate (4.038cm 21.58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20" draw:text-style-name="P11" draw:layer="layout" svg:width="1.255cm" svg:height="2.967cm" svg:x="28.323cm" svg:y="10.841cm">
            <draw:text-box>
              <text:p/>
            </draw:text-box>
          </draw:frame>
          <draw:g>
            <draw:custom-shape draw:style-name="gr125" draw:text-style-name="P3" draw:layer="layout" svg:width="5.75cm" svg:height="0.168cm" svg:x="31.948cm" svg:y="4.67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draw:layer="layout" svg:width="4.875cm" svg:height="0.167cm" svg:x="31.673cm" svg:y="4.34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4" draw:layer="layout" svg:width="2.625cm" svg:height="0.265cm" svg:x="34.173cm" svg:y="4.09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5" draw:layer="layout" svg:width="0.417cm" svg:height="2.375cm" draw:transform="rotate (-1.5707963267949) translate (36.948cm 3.5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6" draw:text-style-name="P4" draw:layer="layout" svg:width="2.625cm" svg:height="0.265cm" svg:x="31.673cm" svg:y="4.09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5" draw:layer="layout" svg:width="0.417cm" svg:height="2.375cm" draw:transform="rotate (-1.5707963267949) translate (34.448cm 3.5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polyline draw:style-name="gr127" draw:text-style-name="P6" draw:layer="layout" svg:width="2.629cm" svg:height="4.848cm" draw:transform="skewX (0.318173522638566) rotate (-0.926769832808989) translate (36.368165277989cm 2.48718958119105cm)" svg:viewBox="0 0 2630 4849" draw:points="0,4705 466,4785 691,4849 733,4749 609,4550 820,4049 1028,4050 1070,3950 947,3749 1157,3249 1365,3249 1407,3149 1284,2950 1495,2450 1702,2449 1744,2350 1621,2149 1829,1650 2039,1650 2082,1549 1957,1350 2168,850 2378,850 2378,850 2378,850 2420,750 2294,550 2505,50 2630,0">
              <text:p/>
            </draw:polyline>
          </draw:g>
          <draw:g>
            <draw:measure draw:style-name="gr128" draw:text-style-name="P18" draw:layer="layout" svg:x1="31.7cm" svg:y1="4.341cm" svg:x2="36.7cm" svg:y2="4.341cm">
              <text:p text:style-name="P18"><text:measure text:kind="gap"/><text:measure text:kind="value">1.000</text:measure><text:s/><text:measure text:kind="unit">mm</text:measure><text:measure text:kind="gap"/></text:p>
            </draw:measure>
            <draw:measure draw:style-name="gr129" draw:text-style-name="P18" draw:layer="layout" svg:x1="32.195cm" svg:y1="5.056cm" svg:x2="38.07cm" svg:y2="5.056cm">
              <text:p text:style-name="P18"><text:measure text:kind="gap"/><text:measure text:kind="value">1.175</text:measure><text:s/><text:measure text:kind="unit">mm</text:measure><text:measure text:kind="gap"/></text:p>
            </draw:measure>
          </draw:g>
          <draw:measure draw:style-name="gr43" draw:text-style-name="P18" draw:layer="measurelines" svg:x1="31.3cm" svg:y1="5.701cm" svg:x2="32.2cm" svg:y2="5.701cm">
            <text:p text:style-name="P18"><text:measure text:kind="gap"/><text:measure text:kind="value">180</text:measure><text:s/><text:measure text:kind="unit">mm</text:measure><text:measure text:kind="gap"/></text:p>
          </draw:measure>
          <draw:g>
            <draw:g>
              <draw:custom-shape draw:style-name="gr130" draw:text-style-name="P1" draw:layer="layout" svg:width="2.499cm" svg:height="2.5cm" draw:transform="skewX (-0.000349065850398866) rotate (-1.5707963267949) translate (5.85cm 24.10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31" draw:text-style-name="P2" draw:layer="layout" svg:width="4.999cm" svg:height="1.075cm" draw:transform="skewX (-0.000872664625997165) rotate (-1.5709708597201) translate (4.2cm 21.60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8" draw:text-style-name="P10" draw:layer="layout" svg:width="0.15cm" svg:height="0.2cm" svg:x="1.681cm" svg:y="22.60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2" draw:text-style-name="P24" draw:layer="layout" svg:width="0.1cm" svg:height="3.4cm" svg:x="1.581cm" svg:y="21.20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3" draw:text-style-name="P25" draw:layer="layout" svg:width="0.15cm" svg:height="0.2cm" svg:x="1.681cm" svg:y="24.001cm">
                <text:p/>
                <draw:enhanced-geometry svg:viewBox="0 0 21600 21600" draw:mirror-horizontal="true" draw:type="rectangle" draw:enhanced-path="M 0 0 L 21600 0 21600 21600 0 21600 0 0 Z N"/>
              </draw:custom-shape>
              <draw:measure draw:style-name="gr134" draw:text-style-name="P18" draw:layer="layout" svg:x1="1.581cm" svg:y1="24.601cm" svg:x2="3.181cm" svg:y2="24.601cm">
                <text:p text:style-name="P18"><text:measure text:kind="gap"/><text:measure text:kind="value">320</text:measure><text:s/><text:measure text:kind="unit">mm</text:measure><text:measure text:kind="gap"/></text:p>
              </draw:measure>
              <draw:g>
                <draw:polyline draw:style-name="gr36" draw:text-style-name="P6" draw:layer="layout" svg:width="1.249cm" svg:height="0.499cm" svg:x="1.708cm" svg:y="21.697cm" svg:viewBox="0 0 1250 500" draw:points="1250,0 1250,500 200,500 150,200 0,200 0,300">
                  <text:p/>
                </draw:polyline>
                <draw:polyline draw:style-name="gr36" draw:text-style-name="P6" draw:layer="layout" svg:width="0.399cm" svg:height="0.199cm" svg:x="2.183cm" svg:y="21.98cm" svg:viewBox="0 0 400 200" draw:points="400,200 300,0 100,0 0,200">
                  <text:p/>
                </draw:polyline>
                <draw:custom-shape draw:style-name="gr37" draw:text-style-name="P15" draw:layer="layout" svg:width="0.4cm" svg:height="0.043cm" draw:transform="rotate (-3.14159265358979) translate (2.583cm 21.998cm)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polyline draw:style-name="gr35" draw:text-style-name="P6" draw:layer="layout" svg:width="1.847cm" svg:height="0.52cm" svg:x="1.783cm" svg:y="21.701cm" svg:viewBox="0 0 1848 521" draw:points="1848,0 1298,0 1198,100 1200,521 100,521 50,221 0,221">
                  <text:p/>
                </draw:polyline>
              </draw:g>
              <draw:custom-shape draw:style-name="gr133" draw:text-style-name="P25" draw:layer="layout" svg:width="0.15cm" svg:height="0.2cm" svg:x="1.681cm" svg:y="22.3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</draw:g>
          <draw:polygon draw:style-name="gr135" draw:text-style-name="P3" draw:layer="layout" svg:width="28.604cm" svg:height="2.751cm" svg:x="3.995cm" svg:y="18.457cm" svg:viewBox="0 0 28605 2752" draw:points="1780,1876 28605,0 28605,753 0,2752">
            <text:p/>
          </draw:polygon>
          <draw:custom-shape draw:style-name="gr136" draw:text-style-name="P3" draw:layer="layout" svg:width="29.996cm" svg:height="0.75cm" draw:transform="skewX (-0.00541052068118243) rotate (-0.453785605518526) translate (6.828cm 8.73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polygon draw:style-name="gr135" draw:text-style-name="P3" draw:layer="layout" svg:width="29.995cm" svg:height="2.849cm" draw:transform="skewX (8.7162536633547E-017) rotate (-2.61799387799149) translate (31.802cm 8.5cm)" svg:viewBox="0 0 29996 2850" draw:points="28216,1974 0,0 30,753 29996,2850">
            <text:p/>
          </draw:polygon>
          <draw:custom-shape draw:style-name="gr137" draw:text-style-name="P3" draw:layer="layout" svg:width="0.2cm" svg:height="12cm" svg:x="32.5cm" svg:y="7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82" draw:text-style-name="P17" draw:layer="layout" svg:width="0.4cm" svg:height="0.4cm" draw:transform="rotate (-3.14159265358979) translate (32.153cm 8.2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polygon draw:style-name="gr138" draw:text-style-name="P26" draw:layer="layout" svg:width="0.724cm" svg:height="2.049cm" svg:x="32.753cm" svg:y="7.2cm" svg:viewBox="0 0 725 2050" draw:points="725,2050 0,2050 0,0 13,0 725,1536">
              <text:p/>
            </draw:polygon>
            <draw:custom-shape draw:style-name="gr139" draw:text-style-name="P10" draw:layer="layout" svg:width="1.527cm" svg:height="0.1cm" svg:x="30.997cm" svg:y="8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15cm" svg:height="0.2cm" svg:x="31.253cm" svg:y="8.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8" draw:text-style-name="P10" draw:layer="layout" svg:width="0.1cm" svg:height="3.4cm" svg:x="31.153cm" svg:y="6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15cm" svg:height="0.2cm" svg:x="32.453cm" svg:y="9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15cm" svg:height="0.2cm" svg:x="31.253cm" svg:y="9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40" draw:text-style-name="P3" draw:layer="layout" svg:width="0.2cm" svg:height="1.075cm" draw:transform="rotate (0.453785605518526) translate (32.836cm 7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" draw:layer="layout" svg:width="0.15cm" svg:height="2.5cm" svg:x="32.603cm" svg:y="7.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12" draw:layer="layout" svg:width="0.5cm" svg:height="0.45cm" svg:x="32.753cm" svg:y="7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141" draw:text-style-name="P6" draw:layer="layout" svg:width="0.449cm" svg:height="0.449cm" svg:x="32.103cm" svg:y="8.2cm" svg:viewBox="0 0 450 450" draw:points="0,0 450,0 450,450">
              <text:p/>
            </draw:polyline>
            <draw:g>
              <draw:polyline draw:style-name="gr36" draw:text-style-name="P6" draw:layer="layout" svg:width="1.249cm" svg:height="0.499cm" svg:x="31.28cm" svg:y="7.296cm" svg:viewBox="0 0 1250 500" draw:points="1250,0 1250,500 200,500 150,200 0,200 0,300">
                <text:p/>
              </draw:polyline>
              <draw:polyline draw:style-name="gr36" draw:text-style-name="P6" draw:layer="layout" svg:width="0.399cm" svg:height="0.199cm" svg:x="31.755cm" svg:y="7.579cm" svg:viewBox="0 0 400 200" draw:points="400,200 300,0 100,0 0,200">
                <text:p/>
              </draw:polyline>
              <draw:custom-shape draw:style-name="gr37" draw:text-style-name="P15" draw:layer="layout" svg:width="0.4cm" svg:height="0.043cm" draw:transform="rotate (-3.14159265358979) translate (32.155cm 7.597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polyline draw:style-name="gr35" draw:text-style-name="P6" draw:layer="layout" svg:width="1.847cm" svg:height="0.52cm" svg:x="31.355cm" svg:y="7.3cm" svg:viewBox="0 0 1848 521" draw:points="1848,0 1298,0 1198,100 1200,521 100,521 50,221 0,221">
                <text:p/>
              </draw:polyline>
            </draw:g>
            <draw:custom-shape draw:style-name="gr142" draw:text-style-name="P17" draw:layer="layout" svg:width="0.4cm" svg:height="1.224cm" draw:transform="rotate (1.70029975729288) translate (30.94cm 8.551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</draw:g>
        </draw:g>
        <draw:g>
          <draw:custom-shape draw:style-name="gr143" draw:text-style-name="P4" draw:layer="layout" svg:width="9.999cm" svg:height="0.15cm" draw:transform="skewX (0.00663225115757845) rotate (0.0174532925199433) translate (22.817cm 19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" draw:layer="layout" svg:width="0.625cm" svg:height="0.233cm" draw:transform="rotate (0.0174532925199433) translate (28.377cm 19.7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3" draw:layer="layout" svg:width="0.625cm" svg:height="0.263cm" draw:transform="skewX (-0.00383972435438752) rotate (0.0174532925199433) translate (31.824cm 19.7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3" draw:layer="layout" svg:width="0.625cm" svg:height="0.15cm" draw:transform="rotate (0.0174532925199433) translate (25.671cm 19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6" draw:text-style-name="P4" draw:layer="layout" svg:width="22.445cm" svg:height="0.15cm" draw:transform="rotate (0.0698131700797732) translate (2.8cm 21.2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3" draw:layer="layout" svg:width="21.928cm" svg:height="0.075cm" draw:transform="rotate (0.0698131700797732) translate (3.576cm 21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3" draw:layer="layout" svg:width="0.624cm" svg:height="0.15cm" draw:transform="rotate (0.0698131700797732) translate (3.622cm 21.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" draw:layer="layout" svg:width="0.623cm" svg:height="0.15cm" draw:transform="rotate (0.0698131700797732) translate (7.365cm 21.0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" draw:layer="layout" svg:width="0.623cm" svg:height="0.147cm" draw:transform="rotate (0.0698131700797732) translate (11.106cm 20.8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3" draw:layer="layout" svg:width="0.624cm" svg:height="0.15cm" draw:transform="rotate (0.0698131700797732) translate (14.845cm 20.5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" draw:layer="layout" svg:width="0.623cm" svg:height="0.15cm" draw:transform="rotate (0.0698131700797732) translate (7.363cm 21.07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3" draw:layer="layout" svg:width="0.623cm" svg:height="0.148cm" draw:transform="rotate (0.0698131700797732) translate (18.586cm 20.2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3" draw:layer="layout" svg:width="0.599cm" svg:height="0.15cm" draw:transform="rotate (0.0698131700797732) translate (22.095cm 20.0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3" draw:layer="layout" svg:width="0.598cm" svg:height="0.15cm" draw:transform="rotate (0.0698131700797732) translate (24.889cm 19.8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measure draw:style-name="gr95" draw:text-style-name="P18" draw:layer="measurelines" svg:x1="25.6cm" svg:y1="18.2cm" svg:x2="32.6cm" svg:y2="18.2cm">
            <text:p text:style-name="P18"><text:measure text:kind="gap"/><text:measure text:kind="value">1.400</text:measure><text:s/><text:measure text:kind="unit">mm</text:measure><text:measure text:kind="gap"/></text:p>
          </draw:measure>
          <draw:measure draw:style-name="gr96" draw:text-style-name="P18" draw:layer="layout" svg:x1="10.6cm" svg:y1="18.2cm" svg:x2="1.6cm" svg:y2="18.2cm">
            <text:p text:style-name="P18"><text:measure text:kind="gap"/><text:measure text:kind="value">1.800</text:measure><text:s/><text:measure text:kind="unit">mm</text:measure><text:measure text:kind="gap"/></text:p>
          </draw:measure>
          <draw:measure draw:style-name="gr96" draw:text-style-name="P18" draw:layer="layout" svg:x1="10.6cm" svg:y1="20.7cm" svg:x2="3.2cm" svg:y2="20.7cm">
            <text:p text:style-name="P18"><text:measure text:kind="gap"/><text:measure text:kind="value">1.480</text:measure><text:s/><text:measure text:kind="unit">mm</text:measure><text:measure text:kind="gap"/></text:p>
          </draw:measure>
          <draw:measure draw:style-name="gr96" draw:text-style-name="P18" draw:layer="layout" svg:x1="3.2cm" svg:y1="20.7cm" svg:x2="1.6cm" svg:y2="20.7cm">
            <text:p text:style-name="P18"><text:measure text:kind="gap"/><text:measure text:kind="value">320</text:measure><text:s/><text:measure text:kind="unit">mm</text:measure><text:measure text:kind="gap"/></text:p>
          </draw:measure>
          <draw:measure draw:style-name="gr97" draw:text-style-name="P18" draw:layer="layout" svg:x1="10.128cm" svg:y1="21.018cm" svg:x2="32.598cm" svg:y2="10.06cm">
            <text:p text:style-name="P18"><text:measure text:kind="gap"/><text:measure text:kind="value">5.000</text:measure><text:s/><text:measure text:kind="unit">mm</text:measure><text:measure text:kind="gap"/></text:p>
          </draw:measure>
          <draw:measure draw:style-name="gr56" draw:text-style-name="P18" draw:layer="layout" svg:x1="30.5cm" svg:y1="11.2cm" svg:x2="30.5cm" svg:y2="7.1cm">
            <text:p text:style-name="P18"><text:measure text:kind="gap"/><text:measure text:kind="value">820</text:measure><text:s/><text:measure text:kind="unit">mm</text:measure><text:measure text:kind="gap"/></text:p>
          </draw:measure>
          <draw:measure draw:style-name="gr56" draw:text-style-name="P18" draw:layer="layout" svg:x1="27.299cm" svg:y1="19.9cm" svg:x2="27.299cm" svg:y2="17.4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95" draw:text-style-name="P18" draw:layer="layout" svg:x1="10.6cm" svg:y1="18.2cm" svg:x2="25.6cm" svg:y2="18.2cm">
            <text:p text:style-name="P18"><text:measure text:kind="gap"/><text:measure text:kind="value">3.000</text:measure><text:s/><text:measure text:kind="unit">mm</text:measure><text:measure text:kind="gap"/></text:p>
          </draw:measure>
          <draw:measure draw:style-name="gr56" draw:text-style-name="P18" draw:layer="layout" svg:x1="11.699cm" svg:y1="21.1cm" svg:x2="11.699cm" svg:y2="17.4cm">
            <text:p text:style-name="P18"><text:measure text:kind="gap"/><text:measure text:kind="value">740</text:measure><text:s/><text:measure text:kind="unit">mm</text:measure><text:measure text:kind="gap"/></text:p>
          </draw:measure>
          <draw:measure draw:style-name="gr56" draw:text-style-name="P18" draw:layer="layout" svg:x1="4.2cm" svg:y1="21.6cm" svg:x2="4.2cm" svg:y2="20.9cm">
            <text:p text:style-name="P18"><text:measure text:kind="gap"/><text:measure text:kind="value">140</text:measure><text:s/><text:measure text:kind="unit">mm</text:measure><text:measure text:kind="gap"/></text:p>
          </draw:measure>
          <draw:measure draw:style-name="gr98" draw:text-style-name="P18" draw:layer="layout" svg:x1="6.816cm" svg:y1="22.354cm" svg:x2="33.78cm" svg:y2="9.203cm">
            <text:p text:style-name="P18"><text:measure text:kind="gap"/><text:measure text:kind="value">6.000</text:measure><text:s/><text:measure text:kind="unit">mm</text:measure><text:measure text:kind="gap"/></text:p>
          </draw:measure>
          <draw:measure draw:style-name="gr56" draw:text-style-name="P18" draw:layer="layout" svg:x1="27.299cm" svg:y1="17.4cm" svg:x2="27.299cm" svg:y2="15.4cm">
            <text:p text:style-name="P18"><text:measure text:kind="gap"/><text:measure text:kind="value">400</text:measure><text:s/><text:measure text:kind="unit">mm</text:measure><text:measure text:kind="gap"/></text:p>
          </draw:measure>
          <draw:measure draw:style-name="gr99" draw:text-style-name="P18" draw:layer="layout" svg:x1="11.099cm" svg:y1="15.4cm" svg:x2="10.099cm" svg:y2="15.4cm">
            <text:p text:style-name="P18"><text:measure text:kind="gap"/><text:measure text:kind="value">200</text:measure><text:s/><text:measure text:kind="unit">mm</text:measure><text:measure text:kind="gap"/></text:p>
          </draw:measure>
          <draw:measure draw:style-name="gr98" draw:text-style-name="P18" draw:layer="layout" svg:x1="4.084cm" svg:y1="20.268cm" svg:x2="31.048cm" svg:y2="7.117cm">
            <text:p text:style-name="P18"><text:measure text:kind="gap"/><text:measure text:kind="value">6.000</text:measure><text:s/><text:measure text:kind="unit">mm</text:measure><text:measure text:kind="gap"/></text:p>
          </draw:measure>
        </draw:g>
        <draw:custom-shape draw:style-name="gr152" draw:text-style-name="P20" draw:layer="layout" svg:width="4.4cm" svg:height="1.3cm" svg:x="14.2cm" svg:y="11.2cm">
          <text:p text:style-name="P18"><text:span text:style-name="T3">H</text:span><text:span text:style-name="T3">e</text:span><text:span text:style-name="T3">l</text:span><text:span text:style-name="T3">l</text:span><text:span text:style-name="T3">i</text:span><text:span text:style-name="T3">n</text:span><text:span text:style-name="T3">g</text:span><text:span text:style-name="T3"> </text:span><text:span text:style-name="T3">2</text:span><text:span text:style-name="T3">6</text:span><text:span text:style-name="T3">°</text:span></text:p>
          <draw:enhanced-geometry svg:viewBox="0 0 21600 21600" draw:mirror-horizontal="false" draw:mirror-vertical="false" draw:text-areas="800 800 20800 20800" draw:type="round-rectangular-callout" draw:modifiers="19749.6932515337 53128.362797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3" draw:text-style-name="P20" draw:layer="layout" svg:width="4.4cm" svg:height="1.3cm" svg:x="14.7cm" svg:y="23.5cm">
          <text:p text:style-name="P18"><text:span text:style-name="T3">H</text:span><text:span text:style-name="T3">e</text:span><text:span text:style-name="T3">l</text:span><text:span text:style-name="T3">l</text:span><text:span text:style-name="T3">i</text:span><text:span text:style-name="T3">n</text:span><text:span text:style-name="T3">g</text:span><text:span text:style-name="T3"> </text:span><text:span text:style-name="T3">4</text:span><text:span text:style-name="T3">°</text:span></text:p>
          <draw:enhanced-geometry svg:viewBox="0 0 21600 21600" draw:mirror-horizontal="false" draw:mirror-vertical="false" draw:text-areas="800 800 20800 20800" draw:type="round-rectangular-callout" draw:modifiers="16505.5214723926 -55137.279016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1" draw:text-style-name="P8" draw:layer="layout" svg:width="6.98cm" svg:height="3.816cm" svg:x="2.5cm" svg:y="5.1cm">
          <draw:text-box>
            <text:p><text:span text:style-name="T1"><text:file-name text:display="name">julianapark-k31-terras</text:file-name></text:span><text:span text:style-name="T1"><text:s/></text:span><text:span text:style-name="T1"><text:s/></text:span><text:span text:style-name="T1"><text:date style:data-style-name="D4" text:date-value="2019-05-16">16-05-2019</text:date></text:span></text:p>
            <text:p><text:span text:style-name="T1">A</text:span><text:span text:style-name="T1">r</text:span><text:span text:style-name="T1">e</text:span><text:span text:style-name="T1">n</text:span><text:span text:style-name="T1">d</text:span><text:span text:style-name="T1"> </text:span><text:span text:style-name="T1">F</text:span><text:span text:style-name="T1">r</text:span><text:span text:style-name="T1">i</text:span><text:span text:style-name="T1">j</text:span><text:span text:style-name="T1">e</text:span></text:p>
            <text:p><text:span text:style-name="T1">a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text:span text:style-name="T1">@</text:span><text:span text:style-name="T1">i</text:span><text:span text:style-name="T1">n</text:span><text:span text:style-name="T1">n</text:span><text:span text:style-name="T1">.</text:span><text:span text:style-name="T1">n</text:span><text:span text:style-name="T1">l</text:span></text:p>
            <text:p><text:span text:style-name="T1">0</text:span><text:span text:style-name="T1">6</text:span><text:span text:style-name="T1">-</text:span><text:span text:style-name="T1">1</text:span><text:span text:style-name="T1">4</text:span><text:span text:style-name="T1">1</text:span><text:span text:style-name="T1">4</text:span><text:span text:style-name="T1">3</text:span><text:span text:style-name="T1">2</text:span><text:span text:style-name="T1">1</text:span><text:span text:style-name="T1">4</text:span></text:p>
          </draw:text-box>
        </draw:frame>
        <draw:frame draw:style-name="gr12" draw:text-style-name="P9" draw:layer="layout" svg:width="12.912cm" svg:height="1.615cm" svg:x="4.1cm" svg:y="3.5cm">
          <draw:text-box>
            <text:p><text:span text:style-name="T2">D</text:span><text:span text:style-name="T2">w</text:span><text:span text:style-name="T2">a</text:span><text:span text:style-name="T2">r</text:span><text:span text:style-name="T2">s</text:span><text:span text:style-name="T2">d</text:span><text:span text:style-name="T2">o</text:span><text:span text:style-name="T2">o</text:span><text:span text:style-name="T2">r</text:span><text:span text:style-name="T2">s</text:span><text:span text:style-name="T2">n</text:span><text:span text:style-name="T2">e</text:span><text:span text:style-name="T2">d</text:span><text:span text:style-name="T2">e</text:span><text:span text:style-name="T2"> 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,</text:span><text:span text:style-name="T2"> </text:span><text:span text:style-name="T2">l</text:span><text:span text:style-name="T2">a</text:span><text:span text:style-name="T2">n</text:span><text:span text:style-name="T2">g</text:span><text:span text:style-name="T2">s</text:span><text:span text:style-name="T2"> </text:span><text:span text:style-name="T2">l</text:span><text:span text:style-name="T2">i</text:span><text:span text:style-name="T2">n</text:span><text:span text:style-name="T2">k</text:span><text:span text:style-name="T2">e</text:span><text:span text:style-name="T2">r</text:span><text:span text:style-name="T2">g</text:span><text:span text:style-name="T2">e</text:span><text:span text:style-name="T2">v</text:span><text:span text:style-name="T2">e</text:span><text:span text:style-name="T2">l</text:span></text:p>
          </draw:text-box>
        </draw:frame>
        <draw:custom-shape draw:style-name="gr59" draw:text-style-name="P20" draw:layer="layout" svg:width="1.9cm" svg:height="1.3cm" svg:x="1.842cm" svg:y="25.8cm">
          <text:p text:style-name="P18"><text:span text:style-name="T3">HWA</text:span></text:p>
          <draw:enhanced-geometry svg:viewBox="0 0 21600 21600" draw:text-areas="800 800 20800 20800" draw:type="round-rectangular-callout" draw:modifiers="4465.43924250395 -48130.9761721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measure draw:style-name="gr43" draw:text-style-name="P27" draw:layer="measurelines" svg:x1="32.183cm" svg:y1="22.7cm" svg:x2="32.983cm" svg:y2="22.7cm">
          <text:p text:style-name="P27"><text:span text:style-name="T4"><text:measure text:kind="gap"/></text:span><text:span text:style-name="T4"><text:measure text:kind="value">160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g>
          <draw:g>
            <draw:custom-shape draw:style-name="gr143" draw:text-style-name="P4" draw:layer="layout" svg:width="9.999cm" svg:height="0.15cm" draw:transform="skewX (0.00663225115757845) rotate (0.0174532925199433) translate (22.818cm 19.71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3" draw:layer="layout" svg:width="0.625cm" svg:height="0.233cm" draw:transform="rotate (0.0174532925199433) translate (28.378cm 19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3" draw:layer="layout" svg:width="0.625cm" svg:height="0.263cm" draw:transform="skewX (-0.00383972435438752) rotate (0.0174532925199433) translate (31.825cm 19.70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3" draw:layer="layout" svg:width="0.625cm" svg:height="0.15cm" draw:transform="rotate (0.0174532925199433) translate (25.672cm 19.81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6" draw:text-style-name="P4" draw:layer="layout" svg:width="22.445cm" svg:height="0.15cm" draw:transform="rotate (0.0698131700797732) translate (2.801cm 21.2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3" draw:layer="layout" svg:width="21.928cm" svg:height="0.075cm" draw:transform="rotate (0.0698131700797732) translate (3.577cm 21.4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" draw:layer="layout" svg:width="0.624cm" svg:height="0.15cm" draw:transform="rotate (0.0698131700797732) translate (3.623cm 21.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" draw:layer="layout" svg:width="0.623cm" svg:height="0.15cm" draw:transform="rotate (0.0698131700797732) translate (7.366cm 21.0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" draw:layer="layout" svg:width="0.623cm" svg:height="0.147cm" draw:transform="rotate (0.0698131700797732) translate (11.107cm 20.8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" draw:layer="layout" svg:width="0.624cm" svg:height="0.15cm" draw:transform="rotate (0.0698131700797732) translate (14.846cm 20.5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" draw:layer="layout" svg:width="0.623cm" svg:height="0.15cm" draw:transform="rotate (0.0698131700797732) translate (7.364cm 21.07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" draw:layer="layout" svg:width="0.623cm" svg:height="0.148cm" draw:transform="rotate (0.0698131700797732) translate (18.587cm 20.29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0" draw:text-style-name="P3" draw:layer="layout" svg:width="0.599cm" svg:height="0.15cm" draw:transform="rotate (0.0698131700797732) translate (22.096cm 20.0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1" draw:text-style-name="P3" draw:layer="layout" svg:width="0.598cm" svg:height="0.15cm" draw:transform="rotate (0.0698131700797732) translate (24.89cm 19.85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5" draw:text-style-name="P10" draw:layer="layout" svg:width="0.125cm" svg:height="4.1cm" svg:x="31.104cm" svg:y="3.80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6" draw:text-style-name="P10" draw:layer="layout" svg:width="0.55cm" svg:height="0.228cm" svg:x="31.45cm" svg:y="5.35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2" draw:text-style-name="P10" draw:layer="layout" svg:width="0.175cm" svg:height="2.375cm" svg:x="31.75cm" svg:y="5.02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06" draw:text-style-name="P10" draw:layer="layout" svg:width="0.55cm" svg:height="0.227cm" svg:x="31.45cm" svg:y="7.02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g>
              <draw:custom-shape draw:style-name="gr107" draw:text-style-name="P1" draw:layer="layout" svg:width="3.852cm" svg:height="1cm" svg:x="32.398cm" svg:y="21.46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8" draw:text-style-name="P2" draw:layer="layout" svg:width="3.852cm" svg:height="0.625cm" svg:x="32.398cm" svg:y="20.84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09" draw:text-style-name="P2" draw:layer="layout" svg:width="6.675cm" svg:height="1.125cm" svg:x="25.648cm" svg:y="19.966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10" draw:text-style-name="P1" draw:layer="layout" svg:width="6.675cm" svg:height="1.375cm" svg:x="25.648cm" svg:y="21.09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polygon draw:style-name="gr111" draw:text-style-name="P1" draw:layer="layout" svg:width="0.604cm" svg:height="1.526cm" draw:transform="skewX (0.00157079632679492) rotate (2.02597819571502) translate (34.3427867146666cm 10.1349110251398cm)" svg:viewBox="0 0 605 1527" draw:points="0,1232 605,1527 604,0">
              <text:p/>
            </draw:polygon>
            <draw:g>
              <draw:custom-shape draw:style-name="gr112" draw:text-style-name="P1" draw:layer="layout" svg:width="5.9cm" svg:height="2.5cm" svg:x="32.175cm" svg:y="4.87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13" draw:text-style-name="P2" draw:layer="layout" svg:width="5.9cm" svg:height="1.075cm" svg:x="32.175cm" svg:y="4.87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14" draw:text-style-name="P1" draw:layer="layout" svg:width="1.425cm" svg:height="9.875cm" svg:x="34.023cm" svg:y="9.5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2" draw:layer="layout" svg:width="1.125cm" svg:height="11.25cm" svg:x="32.673cm" svg:y="9.59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polygon draw:style-name="gr116" draw:text-style-name="P23" draw:layer="layout" svg:width="1.012cm" svg:height="2.549cm" draw:transform="skewX (-0.000872664625997205) rotate (0.454134671368924) translate (32.0437070266625cm 7.7841491341298cm)" svg:viewBox="0 0 1013 2550" draw:points="0,2059 1010,2550 1013,0">
              <text:p/>
            </draw:polygon>
            <draw:custom-shape draw:style-name="gr117" draw:text-style-name="P1" draw:layer="layout" svg:width="0.55cm" svg:height="2.535cm" svg:x="26.013cm" svg:y="22.4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2" draw:layer="layout" svg:width="1.288cm" svg:height="2.535cm" svg:x="24.325cm" svg:y="22.46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9" draw:text-style-name="P1" draw:layer="layout" svg:width="0.925cm" svg:height="1.375cm" svg:x="34.023cm" svg:y="19.4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0" draw:text-style-name="P1" draw:layer="layout" svg:width="2.462cm" svg:height="2.498cm" draw:transform="skewX (-0.000349065850398957) rotate (-0.453785605518526) translate (33.823cm 6.268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21" draw:text-style-name="P2" draw:layer="layout" svg:width="2.422cm" svg:height="1.073cm" draw:transform="skewX (-0.000872664625997117) rotate (-0.453785605518526) translate (33.412cm 6.28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ustom-shape draw:style-name="gr122" draw:text-style-name="P2" draw:layer="layout" svg:width="0.5cm" svg:height="0.75cm" svg:x="32.45cm" svg:y="19.9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16" draw:text-style-name="P23" draw:layer="layout" svg:width="1.012cm" svg:height="2.549cm" draw:transform="skewX (-0.00174532925199435) rotate (0.453262006742927) translate (32.0433184477501cm 7.78585489354091cm)" svg:viewBox="0 0 1013 2550" draw:points="0,2060 1010,2550 1013,0">
              <text:p/>
            </draw:polygon>
            <draw:g>
              <draw:custom-shape draw:style-name="gr123" draw:text-style-name="P1" draw:layer="layout" svg:width="21.808cm" svg:height="2.451cm" draw:transform="skewX (0.00366519142918808) rotate (0.0698131700797732) translate (3.872cm 21.57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4" draw:text-style-name="P2" draw:layer="layout" svg:width="21.642cm" svg:height="1.113cm" draw:transform="rotate (0.0698131700797732) translate (4.038cm 21.58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54" draw:text-style-name="P28" draw:layer="layout" svg:width="0.17cm" svg:height="8.127cm" draw:transform="skewX (0.00191986217719375) rotate (-1.11701072127637) translate (9.966cm 17.5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5" draw:text-style-name="P3" draw:layer="layout" svg:width="0.199cm" svg:height="0.314cm" draw:transform="skewX (-0.00628318530717964) rotate (-0.454658270144523) translate (4.197cm 20.4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5" draw:text-style-name="P3" draw:layer="layout" svg:width="0.199cm" svg:height="0.314cm" draw:transform="skewX (-0.00628318530717964) rotate (-0.454658270144523) translate (9.113cm 18.0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frame draw:style-name="gr20" draw:text-style-name="P11" draw:layer="layout" svg:width="1.255cm" svg:height="2.967cm" svg:x="28.323cm" svg:y="10.841cm">
            <draw:text-box>
              <text:p/>
            </draw:text-box>
          </draw:frame>
          <draw:g>
            <draw:custom-shape draw:style-name="gr156" draw:text-style-name="P3" draw:layer="layout" svg:width="9.6cm" svg:height="0.25cm" draw:transform="rotate (3.12413936106985) translate (32.599cm 19.814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4.6cm 19.4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5.4cm 19.40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6.199cm 19.3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6.999cm 19.3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7.799cm 19.3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8.599cm 19.34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9.399cm 19.3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30.199cm 19.31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30.999cm 19.30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31.799cm 19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3.8cm 19.4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3" draw:layer="layout" svg:width="0.75cm" svg:height="0.1cm" draw:transform="rotate (0.0174532925199433) translate (22.998cm 19.4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5" draw:text-style-name="P3" draw:layer="layout" svg:width="5.75cm" svg:height="0.168cm" svg:x="31.948cm" svg:y="4.67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draw:layer="layout" svg:width="4.875cm" svg:height="0.167cm" svg:x="31.673cm" svg:y="4.34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4" draw:layer="layout" svg:width="2.625cm" svg:height="0.265cm" svg:x="34.173cm" svg:y="4.09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5" draw:layer="layout" svg:width="0.417cm" svg:height="2.375cm" draw:transform="rotate (-1.5707963267949) translate (36.948cm 3.5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6" draw:text-style-name="P4" draw:layer="layout" svg:width="2.625cm" svg:height="0.265cm" svg:x="31.673cm" svg:y="4.09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5" draw:layer="layout" svg:width="0.417cm" svg:height="2.375cm" draw:transform="rotate (-1.5707963267949) translate (34.448cm 3.55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polyline draw:style-name="gr127" draw:text-style-name="P6" draw:layer="layout" svg:width="2.629cm" svg:height="4.848cm" draw:transform="skewX (0.318173522638566) rotate (-0.926769832808989) translate (36.368165277989cm 2.48718958119105cm)" svg:viewBox="0 0 2630 4849" draw:points="0,4705 466,4785 691,4849 733,4749 609,4550 820,4049 1028,4050 1070,3950 947,3749 1157,3249 1365,3249 1407,3149 1284,2950 1495,2450 1702,2449 1744,2350 1621,2149 1829,1650 2039,1650 2082,1549 1957,1350 2168,850 2378,850 2378,850 2378,850 2420,750 2294,550 2505,50 2630,0">
              <text:p/>
            </draw:polyline>
          </draw:g>
          <draw:g>
            <draw:measure draw:style-name="gr128" draw:text-style-name="P18" draw:layer="layout" svg:x1="31.7cm" svg:y1="4.341cm" svg:x2="36.7cm" svg:y2="4.341cm">
              <text:p text:style-name="P18"><text:measure text:kind="gap"/><text:measure text:kind="value">1.000</text:measure><text:s/><text:measure text:kind="unit">mm</text:measure><text:measure text:kind="gap"/></text:p>
            </draw:measure>
            <draw:measure draw:style-name="gr129" draw:text-style-name="P18" draw:layer="layout" svg:x1="32.195cm" svg:y1="5.056cm" svg:x2="38.07cm" svg:y2="5.056cm">
              <text:p text:style-name="P18"><text:measure text:kind="gap"/><text:measure text:kind="value">1.175</text:measure><text:s/><text:measure text:kind="unit">mm</text:measure><text:measure text:kind="gap"/></text:p>
            </draw:measure>
          </draw:g>
          <draw:g>
            <draw:custom-shape draw:style-name="gr157" draw:text-style-name="P3" draw:layer="layout" svg:width="12.85cm" svg:height="0.08cm" draw:transform="skewX (-0.0249582083035189) rotate (-0.453785605518526) translate (4.347cm 15.49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8" draw:text-style-name="P4" draw:layer="layout" svg:width="5.947cm" svg:height="0.167cm" draw:transform="rotate (-0.453785605518526) translate (32.853cm 4.3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9" draw:text-style-name="P3" draw:layer="layout" svg:width="6.774cm" svg:height="0.069cm" draw:transform="rotate (-0.453785605518526) translate (33.011cm 4.07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37.345cm 4.4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68cm" draw:transform="rotate (-0.453785605518526) translate (33.981cm 6.1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5.083cm 5.3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7.328cm 4.2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36.205cm 4.7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3.958cm 5.8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93cm" svg:height="0.165cm" draw:transform="skewX (0.00610865238198008) rotate (-0.453785605518526) translate (33.498cm 6.2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7.641cm 2.98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39.853cm 3.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5.394cm 4.08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37.605cm 4.99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3.146cm 5.1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35.358cm 6.09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4.348cm 20.5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7cm" draw:transform="rotate (-0.453785605518526) translate (6.846cm 19.3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65" draw:text-style-name="P4" draw:layer="layout" svg:width="13.354cm" svg:height="0.167cm" draw:transform="rotate (-0.453785605518526) translate (3.873cm 15.19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69cm" draw:transform="rotate (-0.453785605518526) translate (14.025cm 16.00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69cm" draw:transform="rotate (-0.453785605518526) translate (10.655cm 17.6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4.858cm 15.20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1.488cm 16.8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13.735cm 15.7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2.613cm 16.3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6" draw:text-style-name="P3" draw:layer="layout" svg:width="0.411cm" svg:height="0.313cm" draw:transform="skewX (-0.00645771823237897) rotate (-0.453785605518526) translate (10.905cm 17.098cm)">
              <text:p text:style-name="P18"><text:s/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2.924cm 15.0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15.135cm 15.95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0.676cm 16.13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12.888cm 17.0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7" draw:text-style-name="P4" draw:layer="layout" svg:width="15.001cm" svg:height="0.167cm" draw:transform="rotate (-0.453785605518526) translate (15.878cm 8.61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27.235cm 9.4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69cm" draw:transform="rotate (-0.453785605518526) translate (24.135cm 11.0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61cm" draw:transform="skewX (0.0247836753783195) rotate (-0.453785605518526) translate (20.753cm 12.71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17.118cm 14.3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28.34cm 8.63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24.97cm 10.2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7.218cm 9.1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6.093cm 9.72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21.6cm 11.9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3.848cm 10.82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2.723cm 11.3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18.23cm 13.5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20.475cm 12.4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9.353cm 13.01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17.105cm 14.11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5.983cm 14.6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26.406cm 8.4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28.618cm 9.37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24.159cm 9.5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26.37cm 10.47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21.911cm 10.65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24.123cm 11.5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9.664cm 11.75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21.878cm 12.66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7.416cm 12.8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19.63cm 13.76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5.171cm 13.94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17.383cm 14.85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8" draw:text-style-name="P4" draw:layer="layout" svg:width="11.401cm" svg:height="0.166cm" draw:transform="skewX (-0.00610865238198027) rotate (-0.453785605518526) translate (29.085cm 3.6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9" draw:text-style-name="P3" draw:layer="layout" svg:width="11.078cm" svg:height="0.08cm" draw:transform="rotate (-0.453785605518526) translate (29.457cm 4.0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37.343cm 4.49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68cm" draw:transform="rotate (-0.453785605518526) translate (33.981cm 6.1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7cm" draw:transform="rotate (-0.453785605518526) translate (30.601cm 7.7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8.453cm 3.69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5.083cm 5.34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7.328cm 4.24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36.205cm 4.79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31.71cm 6.9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3.958cm 5.8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32.835cm 6.4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30.588cm 7.53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29.465cm 8.0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7.641cm 2.9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39.853cm 3.896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5.394cm 4.07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37.605cm 4.99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3.146cm 5.17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35.358cm 6.0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30.899cm 6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33.113cm 7.18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28.651cm 7.36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30.865cm 8.283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4.35cm 20.5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4" draw:text-style-name="P3" draw:layer="layout" svg:width="0.627cm" svg:height="0.169cm" draw:transform="rotate (-0.453785605518526) translate (7.12cm 19.36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g>
              <draw:custom-shape draw:style-name="gr82" draw:text-style-name="P17" draw:layer="layout" svg:width="0.4cm" svg:height="0.4cm" draw:transform="rotate (-3.14159265358979) translate (32.333cm 8.401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polygon draw:style-name="gr138" draw:text-style-name="P26" draw:layer="layout" svg:width="0.724cm" svg:height="2.049cm" svg:x="32.933cm" svg:y="7.401cm" svg:viewBox="0 0 725 2050" draw:points="725,2050 0,2050 0,0 13,0 725,1536">
                <text:p/>
              </draw:polygon>
              <draw:custom-shape draw:style-name="gr139" draw:text-style-name="P10" draw:layer="layout" svg:width="1.527cm" svg:height="0.1cm" svg:x="31.177cm" svg:y="8.3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8" draw:text-style-name="P10" draw:layer="layout" svg:width="0.15cm" svg:height="0.2cm" svg:x="31.433cm" svg:y="8.4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48" draw:text-style-name="P10" draw:layer="layout" svg:width="0.1cm" svg:height="3.4cm" svg:x="31.333cm" svg:y="6.8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8" draw:text-style-name="P10" draw:layer="layout" svg:width="0.15cm" svg:height="0.2cm" svg:x="32.633cm" svg:y="9.8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8" draw:text-style-name="P10" draw:layer="layout" svg:width="0.15cm" svg:height="0.2cm" svg:x="31.433cm" svg:y="9.8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40" draw:text-style-name="P3" draw:layer="layout" svg:width="0.2cm" svg:height="1.075cm" draw:transform="rotate (0.453785605518526) translate (33.016cm 8.06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15cm" svg:height="2.5cm" svg:x="32.783cm" svg:y="7.60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7" draw:text-style-name="P12" draw:layer="layout" svg:width="0.5cm" svg:height="0.45cm" svg:x="32.933cm" svg:y="7.5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olyline draw:style-name="gr141" draw:text-style-name="P6" draw:layer="layout" svg:width="0.449cm" svg:height="0.449cm" svg:x="32.283cm" svg:y="8.401cm" svg:viewBox="0 0 450 450" draw:points="0,0 450,0 450,450">
                <text:p/>
              </draw:polyline>
              <draw:g>
                <draw:polyline draw:style-name="gr36" draw:text-style-name="P6" draw:layer="layout" svg:width="1.249cm" svg:height="0.499cm" svg:x="31.46cm" svg:y="7.497cm" svg:viewBox="0 0 1250 500" draw:points="1250,0 1250,500 200,500 150,200 0,200 0,300">
                  <text:p/>
                </draw:polyline>
                <draw:polyline draw:style-name="gr36" draw:text-style-name="P6" draw:layer="layout" svg:width="0.399cm" svg:height="0.199cm" svg:x="31.935cm" svg:y="7.78cm" svg:viewBox="0 0 400 200" draw:points="400,200 300,0 100,0 0,200">
                  <text:p/>
                </draw:polyline>
                <draw:custom-shape draw:style-name="gr37" draw:text-style-name="P15" draw:layer="layout" svg:width="0.4cm" svg:height="0.043cm" draw:transform="rotate (-3.14159265358979) translate (32.335cm 7.798cm)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polyline draw:style-name="gr35" draw:text-style-name="P6" draw:layer="layout" svg:width="1.847cm" svg:height="0.52cm" svg:x="31.535cm" svg:y="7.501cm" svg:viewBox="0 0 1848 521" draw:points="1848,0 1298,0 1198,100 1200,521 100,521 50,221 0,221">
                  <text:p/>
                </draw:polyline>
              </draw:g>
              <draw:custom-shape draw:style-name="gr142" draw:text-style-name="P17" draw:layer="layout" svg:width="0.4cm" svg:height="1.224cm" draw:transform="rotate (1.70029975729288) translate (31.12cm 8.752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</draw:g>
          </draw:g>
          <draw:measure draw:style-name="gr134" draw:text-style-name="P18" draw:layer="measurelines" svg:x1="26.375cm" svg:y1="7.723cm" svg:x2="27.075cm" svg:y2="7.723cm">
            <text:p text:style-name="P18"><text:measure text:kind="gap"/><text:measure text:kind="value">140</text:measure><text:s/><text:measure text:kind="unit">mm</text:measure><text:measure text:kind="gap"/></text:p>
          </draw:measure>
          <draw:measure draw:style-name="gr43" draw:text-style-name="P18" draw:layer="layout" svg:x1="26.275cm" svg:y1="7.923cm" svg:x2="26.275cm" svg:y2="3.823cm">
            <text:p text:style-name="P18"><text:measure text:kind="gap"/><text:measure text:kind="value">820</text:measure><text:s/><text:measure text:kind="unit">mm</text:measure><text:measure text:kind="gap"/></text:p>
          </draw:measure>
          <draw:measure draw:style-name="gr43" draw:text-style-name="P18" draw:layer="measurelines" svg:x1="9.693cm" svg:y1="19.927cm" svg:x2="32.689cm" svg:y2="19.523cm">
            <text:p text:style-name="P18"><text:measure text:kind="gap"/><text:measure text:kind="value">4.600</text:measure><text:s/><text:measure text:kind="unit">mm</text:measure><text:measure text:kind="gap"/></text:p>
          </draw:measure>
          <draw:custom-shape draw:style-name="gr170" draw:text-style-name="P20" draw:layer="layout" svg:width="3cm" svg:height="1.3cm" svg:x="3.2cm" svg:y="15.6cm">
            <text:p text:style-name="P18"><text:span text:style-name="T3">PV-paneel</text:span></text:p>
            <draw:enhanced-geometry svg:viewBox="0 0 21600 21600" draw:mirror-horizontal="false" draw:mirror-vertical="false" draw:text-areas="800 800 20800 20800" draw:type="round-rectangular-callout" draw:modifiers="45647.1842719094 34583.2436587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2" draw:text-style-name="P20" draw:layer="layout" svg:width="4.4cm" svg:height="1.3cm" svg:x="10.801cm" svg:y="12.591cm">
            <text:p text:style-name="P18"><text:span text:style-name="T3">Groendakpan</text:span></text:p>
            <draw:enhanced-geometry svg:viewBox="0 0 21600 21600" draw:mirror-horizontal="false" draw:mirror-vertical="false" draw:text-areas="800 800 20800 20800" draw:type="round-rectangular-callout" draw:modifiers="25305.5214723926 29453.03612605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1" draw:text-style-name="P20" draw:layer="layout" svg:width="3.7cm" svg:height="1.1cm" svg:x="28.3cm" svg:y="12.7cm">
            <text:p text:style-name="P18"><text:span text:style-name="T3">HWA via dakrand</text:span></text:p>
            <draw:enhanced-geometry svg:viewBox="0 0 21600 21600" draw:mirror-horizontal="false" draw:mirror-vertical="false" draw:text-areas="800 800 20800 20800" draw:type="round-rectangular-callout" draw:modifiers="-8450.90516076736 -40983.106267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measure draw:style-name="gr43" draw:text-style-name="P18" draw:layer="measurelines" svg:x1="31.3cm" svg:y1="5.701cm" svg:x2="32.2cm" svg:y2="5.701cm">
            <text:p text:style-name="P18"><text:measure text:kind="gap"/><text:measure text:kind="value">180</text:measure><text:s/><text:measure text:kind="unit">mm</text:measure><text:measure text:kind="gap"/></text:p>
          </draw:measure>
          <draw:g>
            <draw:custom-shape draw:style-name="gr172" draw:text-style-name="P17" draw:layer="layout" svg:width="26.744cm" svg:height="0.371cm" draw:transform="skewX (-0.00261799387799152) rotate (-2.68780704807127) translate (31.082cm 8.487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measure draw:style-name="gr173" draw:text-style-name="P18" draw:layer="measurelines" svg:x1="4.815cm" svg:y1="21.052cm" svg:x2="31.779cm" svg:y2="7.901cm">
              <text:p text:style-name="P18"><text:measure text:kind="gap"/><text:measure text:kind="value">6.000</text:measure><text:s/><text:measure text:kind="unit">mm</text:measure><text:measure text:kind="gap"/></text:p>
            </draw:measure>
            <draw:measure draw:style-name="gr174" draw:text-style-name="P18" draw:layer="layout" svg:x1="2.675cm" svg:y1="20.967cm" svg:x2="9.865cm" svg:y2="17.46cm">
              <text:p text:style-name="P18"><text:measure text:kind="gap"/><text:measure text:kind="value">1.600</text:measure><text:s/><text:measure text:kind="unit">mm</text:measure><text:measure text:kind="gap"/></text:p>
            </draw:measure>
            <draw:measure draw:style-name="gr98" draw:text-style-name="P18" draw:layer="layout" svg:x1="6.816cm" svg:y1="22.353cm" svg:x2="33.78cm" svg:y2="9.202cm">
              <text:p text:style-name="P18"><text:measure text:kind="gap"/><text:measure text:kind="value">6.000</text:measure><text:s/><text:measure text:kind="unit">mm</text:measure><text:measure text:kind="gap"/></text:p>
            </draw:measure>
            <draw:custom-shape draw:style-name="gr175" draw:text-style-name="P13" draw:layer="layout" svg:width="5.564cm" svg:height="1.956cm" draw:transform="skewX (0.453436539668127) rotate (-2.68780704807127) translate (26.501cm 11.163cm)">
              <text:p/>
              <draw:enhanced-geometry svg:viewBox="0 0 21600 21600" draw:mirror-horizontal="true" draw:mirror-vertical="true" draw:type="rectangle" draw:enhanced-path="M 0 0 L 21600 0 21600 21600 0 21600 0 0 Z N"/>
            </draw:custom-shape>
            <draw:measure draw:style-name="gr176" draw:text-style-name="P18" draw:layer="layout" svg:x1="34.1cm" svg:y1="21.444cm" svg:x2="34.2cm" svg:y2="8.301cm">
              <text:p text:style-name="P18"><text:measure text:kind="gap"/><text:measure text:kind="value">2.628,6</text:measure><text:s/><text:measure text:kind="unit">mm</text:measure><text:measure text:kind="gap"/></text:p>
            </draw:measure>
            <draw:measure draw:style-name="gr177" draw:text-style-name="P18" draw:layer="layout" svg:x1="34.3cm" svg:y1="21.427cm" svg:x2="7.3cm" svg:y2="21.427cm">
              <text:p text:style-name="P18"><text:measure text:kind="gap"/><text:measure text:kind="value">5.400</text:measure><text:s/><text:measure text:kind="unit">mm</text:measure><text:measure text:kind="gap"/></text:p>
            </draw:measure>
          </draw:g>
          <draw:g>
            <draw:g>
              <draw:polygon draw:style-name="gr178" draw:text-style-name="P3" draw:layer="layout" svg:width="0.974cm" svg:height="0.104cm" draw:transform="rotate (0.0698131700797732) translate (10.0892306917396cm 20.470135446124cm)" svg:viewBox="0 0 975 105" draw:points="975,60 975,105 0,105 0,0">
                <text:p/>
              </draw:polygon>
              <draw:polygon draw:style-name="gr178" draw:text-style-name="P3" draw:layer="layout" svg:width="0.974cm" svg:height="0.104cm" draw:transform="rotate (0.0698131700797732) translate (13.580704867649cm 20.2259877880196cm)" svg:viewBox="0 0 975 105" draw:points="975,60 975,105 0,105 0,0">
                <text:p/>
              </draw:polygon>
              <draw:custom-shape draw:style-name="gr179" draw:text-style-name="P3" draw:layer="layout" svg:width="16.745cm" svg:height="0.25cm" draw:transform="rotate (0.0698131700797732) translate (6.024cm 20.85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polygon draw:style-name="gr178" draw:text-style-name="P3" draw:layer="layout" svg:width="0.974cm" svg:height="0.104cm" draw:transform="rotate (0.0698131700797732) translate (11.8350375361681cm 20.3490591811221cm)" svg:viewBox="0 0 975 105" draw:points="975,60 975,105 0,105 0,0">
                  <text:p/>
                </draw:polygon>
                <draw:custom-shape draw:style-name="gr180" draw:text-style-name="P3" draw:layer="layout" svg:width="3.75cm" svg:height="0.11cm" draw:transform="rotate (3.13461133658182) translate (13.45cm 20.377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1" draw:text-style-name="P3" draw:layer="layout" svg:width="1.75cm" svg:height="0.11cm" draw:transform="rotate (3.13461133658182) translate (11.483cm 20.484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polygon draw:style-name="gr178" draw:text-style-name="P3" draw:layer="layout" svg:width="0.974cm" svg:height="0.104cm" draw:transform="rotate (0.0698131700797732) translate (15.5758329681686cm 20.0864748405314cm)" svg:viewBox="0 0 975 105" draw:points="975,60 975,105 0,105 0,0">
                  <text:p/>
                </draw:polygon>
                <draw:polygon draw:style-name="gr178" draw:text-style-name="P3" draw:layer="layout" svg:width="0.974cm" svg:height="0.104cm" draw:transform="rotate (0.0698131700797732) translate (17.3215700561233cm 19.9644010114791cm)" svg:viewBox="0 0 975 105" draw:points="975,60 975,105 0,105 0,0">
                  <text:p/>
                </draw:polygon>
                <draw:custom-shape draw:style-name="gr182" draw:text-style-name="P3" draw:layer="layout" svg:width="1.703cm" svg:height="0.11cm" draw:transform="rotate (3.13461133658182) translate (17.123cm 20.09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3" draw:layer="layout" svg:width="3.512cm" svg:height="0.11cm" draw:transform="rotate (3.13461133658182) translate (18.919cm 19.968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polygon draw:style-name="gr178" draw:text-style-name="P3" draw:layer="layout" svg:width="0.974cm" svg:height="0.104cm" draw:transform="rotate (0.0698131700797732) translate (21.1133110111609cm 19.6992566547777cm)" svg:viewBox="0 0 975 105" draw:points="975,60 975,105 0,105 0,0">
                  <text:p/>
                </draw:polygon>
                <draw:polygon draw:style-name="gr178" draw:text-style-name="P3" draw:layer="layout" svg:width="0.974cm" svg:height="0.104cm" draw:transform="rotate (0.0698131700797732) translate (19.3585958467539cm 19.8219582920936cm)" svg:viewBox="0 0 975 105" draw:points="975,60 975,105 0,105 0,0">
                  <text:p/>
                </draw:polygon>
                <draw:custom-shape draw:style-name="gr184" draw:text-style-name="P3" draw:layer="layout" svg:width="3.733cm" svg:height="0.11cm" draw:transform="rotate (3.13461133658182) translate (22.832cm 19.712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5" draw:text-style-name="P3" draw:layer="layout" svg:width="1.696cm" svg:height="0.11cm" draw:transform="rotate (3.13461133658182) translate (20.797cm 19.823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g>
                <draw:polygon draw:style-name="gr178" draw:text-style-name="P3" draw:layer="layout" svg:width="0.974cm" svg:height="0.104cm" draw:transform="rotate (0.0698131700797732) translate (6.0770280815946cm 20.7506959835229cm)" svg:viewBox="0 0 975 105" draw:points="975,60 975,105 0,105 0,0">
                  <text:p/>
                </draw:polygon>
                <draw:polygon draw:style-name="gr178" draw:text-style-name="P3" draw:layer="layout" svg:width="0.974cm" svg:height="0.104cm" draw:transform="rotate (0.0698131700797732) translate (7.82276516954928cm 20.6286221544707cm)" svg:viewBox="0 0 975 105" draw:points="975,60 975,105 0,105 0,0">
                  <text:p/>
                </draw:polygon>
                <draw:custom-shape draw:style-name="gr182" draw:text-style-name="P3" draw:layer="layout" svg:width="1.703cm" svg:height="0.11cm" draw:transform="rotate (3.13461133658182) translate (7.624cm 20.76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  <draw:custom-shape draw:style-name="gr183" draw:text-style-name="P3" draw:layer="layout" svg:width="3.512cm" svg:height="0.11cm" draw:transform="rotate (3.13461133658182) translate (9.42cm 20.632cm)">
                  <text:p/>
                  <draw:enhanced-geometry svg:viewBox="0 0 21600 21600" draw:mirror-horizontal="false" draw:mirror-vertical="true" draw:type="rectangle" draw:enhanced-path="M 0 0 L 21600 0 21600 21600 0 21600 0 0 Z N"/>
                </draw:custom-shape>
              </draw:g>
              <draw:custom-shape draw:style-name="gr10" draw:text-style-name="P3" draw:layer="layout" svg:width="0.75cm" svg:height="0.1cm" draw:transform="rotate (0.00698131700797732) translate (7.803cm 20.42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draw:transform="rotate (0.00698131700797732) translate (8.603cm 20.42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draw:transform="rotate (0.00698131700797732) translate (7.002cm 20.43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3" draw:layer="layout" svg:width="0.75cm" svg:height="0.1cm" draw:transform="rotate (0.00698131700797732) translate (6.2cm 20.4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186" draw:text-style-name="P3" draw:layer="layout" svg:width="13.3cm" svg:height="0.125cm" draw:transform="rotate (0.00698131700797732) translate (9.6cm 19.54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87" draw:text-style-name="P3" draw:layer="layout" svg:width="5.615cm" svg:height="0.349cm" draw:transform="rotate (3.13461133658182) translate (15.114cm 20.26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9.85cm 19.91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3.85cm 19.8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1.85cm 19.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0.85cm 19.909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4.85cm 19.88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2.85cm 19.89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5.851cm 19.87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6.851cm 19.867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7.85cm 19.86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7" draw:text-style-name="P3" draw:layer="layout" svg:width="0.35cm" svg:height="0.25cm" draw:transform="rotate (3.13461133658182) translate (18.85cm 19.853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188" draw:text-style-name="P3" draw:layer="layout" svg:width="0.1cm" svg:height="1.8cm" draw:transform="rotate (-3.13461133658182) translate (9.532cm 20.387cm)">
                <text:p/>
                <draw:enhanced-geometry svg:viewBox="0 0 21600 21600" draw:mirror-horizontal="true" draw:mirror-vertical="true" draw:type="rectangle" draw:enhanced-path="M 0 0 L 21600 0 21600 21600 0 21600 0 0 Z N"/>
              </draw:custom-shape>
            </draw:g>
          </draw:g>
          <draw:measure draw:style-name="gr189" draw:text-style-name="P18" draw:layer="measurelines" svg:x1="23cm" svg:y1="19.721cm" svg:x2="32.599cm" svg:y2="19.552cm">
            <text:p text:style-name="P18"><text:measure text:kind="gap"/><text:measure text:kind="value">1.920</text:measure><text:s/><text:measure text:kind="unit">mm</text:measure><text:measure text:kind="gap"/></text:p>
          </draw:measure>
          <draw:g>
            <draw:g>
              <draw:custom-shape draw:style-name="gr130" draw:text-style-name="P1" draw:layer="layout" svg:width="2.499cm" svg:height="2.5cm" draw:transform="skewX (-0.000349065850398866) rotate (-1.5707963267949) translate (5.85cm 24.10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0" draw:text-style-name="P2" draw:layer="layout" svg:width="2.499cm" svg:height="1.075cm" draw:transform="skewX (-0.000872664625997165) rotate (-1.5709708597201) translate (4.192cm 24.101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1" draw:text-style-name="P12" draw:layer="layout" svg:width="0.15cm" svg:height="2.5cm" svg:x="2.998cm" svg:y="21.751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2" draw:text-style-name="P17" draw:layer="layout" svg:width="0.4cm" svg:height="2.3cm" draw:transform="rotate (-3.14159265358979) translate (2.581cm 24.4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8" draw:text-style-name="P10" draw:layer="layout" svg:width="0.15cm" svg:height="0.2cm" svg:x="1.681cm" svg:y="22.50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2" draw:text-style-name="P24" draw:layer="layout" svg:width="0.1cm" svg:height="3.4cm" svg:x="1.581cm" svg:y="21.101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3" draw:text-style-name="P25" draw:layer="layout" svg:width="0.15cm" svg:height="0.2cm" svg:x="1.681cm" svg:y="23.901cm">
                <text:p/>
                <draw:enhanced-geometry svg:viewBox="0 0 21600 21600" draw:mirror-horizontal="true" draw:type="rectangle" draw:enhanced-path="M 0 0 L 21600 0 21600 21600 0 21600 0 0 Z N"/>
              </draw:custom-shape>
              <draw:measure draw:style-name="gr134" draw:text-style-name="P18" draw:layer="layout" svg:x1="1.581cm" svg:y1="24.501cm" svg:x2="3.181cm" svg:y2="24.501cm">
                <text:p text:style-name="P18"><text:measure text:kind="gap"/><text:measure text:kind="value">320</text:measure><text:s/><text:measure text:kind="unit">mm</text:measure><text:measure text:kind="gap"/></text:p>
              </draw:measure>
              <draw:polyline draw:style-name="gr141" draw:text-style-name="P6" draw:layer="layout" svg:width="0.449cm" svg:height="0.449cm" svg:x="2.531cm" svg:y="22.501cm" svg:viewBox="0 0 450 450" draw:points="0,0 450,0 450,450">
                <text:p/>
              </draw:polyline>
              <draw:g>
                <draw:polyline draw:style-name="gr36" draw:text-style-name="P6" draw:layer="layout" svg:width="1.249cm" svg:height="0.499cm" svg:x="1.708cm" svg:y="21.597cm" svg:viewBox="0 0 1250 500" draw:points="1250,0 1250,500 200,500 150,200 0,200 0,300">
                  <text:p/>
                </draw:polyline>
                <draw:polyline draw:style-name="gr36" draw:text-style-name="P6" draw:layer="layout" svg:width="0.399cm" svg:height="0.199cm" svg:x="2.183cm" svg:y="21.88cm" svg:viewBox="0 0 400 200" draw:points="400,200 300,0 100,0 0,200">
                  <text:p/>
                </draw:polyline>
                <draw:custom-shape draw:style-name="gr37" draw:text-style-name="P15" draw:layer="layout" svg:width="0.4cm" svg:height="0.043cm" draw:transform="rotate (-3.14159265358979) translate (2.583cm 21.898cm)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polyline draw:style-name="gr35" draw:text-style-name="P6" draw:layer="layout" svg:width="1.847cm" svg:height="0.52cm" svg:x="1.783cm" svg:y="21.601cm" svg:viewBox="0 0 1848 521" draw:points="1848,0 1298,0 1198,100 1200,521 100,521 50,221 0,221">
                  <text:p/>
                </draw:polyline>
              </draw:g>
              <draw:polygon draw:style-name="gr193" draw:text-style-name="P12" draw:layer="layout" svg:width="0.824cm" svg:height="2.1cm" svg:x="3.148cm" svg:y="21.626cm" svg:viewBox="0 0 825 2101" draw:points="825,2100 0,2101 0,1 714,0">
                <text:p/>
              </draw:polygon>
              <draw:custom-shape draw:style-name="gr27" draw:text-style-name="P12" draw:layer="layout" svg:width="0.5cm" svg:height="0.45cm" svg:x="3.331cm" svg:y="21.6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4" draw:text-style-name="P12" draw:layer="layout" svg:width="0.2cm" svg:height="1.075cm" draw:transform="rotate (0.0698131700797732) translate (3.698cm 22.62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measure draw:style-name="gr195" draw:text-style-name="P18" draw:layer="layout" svg:x1="4.023cm" svg:y1="23.601cm" svg:x2="3.198cm" svg:y2="23.601cm">
                <text:p text:style-name="P18"><text:measure text:kind="gap"/><text:measure text:kind="value">165</text:measure><text:s/><text:measure text:kind="unit">mm</text:measure><text:measure text:kind="gap"/></text:p>
              </draw:measure>
              <draw:custom-shape draw:style-name="gr196" draw:text-style-name="P24" draw:layer="layout" svg:width="1.9cm" svg:height="0.445cm" svg:x="1.658cm" svg:y="22.3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6" draw:text-style-name="P24" draw:layer="layout" svg:width="1.9cm" svg:height="0.445cm" svg:x="1.658cm" svg:y="23.25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33" draw:text-style-name="P25" draw:layer="layout" svg:width="0.15cm" svg:height="0.2cm" svg:x="1.681cm" svg:y="22.2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</draw:g>
          <draw:custom-shape draw:style-name="gr152" draw:text-style-name="P20" draw:layer="layout" svg:width="4.4cm" svg:height="1.3cm" svg:x="6.4cm" svg:y="14.5cm">
            <text:p text:style-name="P18"><text:span text:style-name="T3">Damwandplaat</text:span></text:p>
            <draw:enhanced-geometry svg:viewBox="0 0 21600 21600" draw:mirror-horizontal="false" draw:mirror-vertical="false" draw:text-areas="800 800 20800 20800" draw:type="round-rectangular-callout" draw:modifiers="19749.6932515337 53128.362797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7" draw:text-style-name="P20" draw:layer="layout" svg:width="7.2cm" svg:height="1.2cm" svg:x="16.4cm" svg:y="7.3cm">
            <text:p text:style-name="P18"><text:span text:style-name="T4">Schuine doorsnede dakrand 26°</text:span></text:p>
            <draw:enhanced-geometry svg:viewBox="0 0 21600 21600" draw:mirror-horizontal="false" draw:mirror-vertical="false" draw:text-areas="800 800 20800 20800" draw:type="round-rectangular-callout" draw:modifiers="19659.2695458964 30106.910907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>
          <draw:measure draw:style-name="gr95" draw:text-style-name="P18" draw:layer="layout" svg:x1="25.6cm" svg:y1="18.341cm" svg:x2="32.6cm" svg:y2="18.341cm">
            <text:p text:style-name="P18"><text:measure text:kind="gap"/><text:measure text:kind="value">1.400</text:measure><text:s/><text:measure text:kind="unit">mm</text:measure><text:measure text:kind="gap"/></text:p>
          </draw:measure>
          <draw:measure draw:style-name="gr96" draw:text-style-name="P18" draw:layer="layout" svg:x1="10.6cm" svg:y1="18.341cm" svg:x2="1.6cm" svg:y2="18.341cm">
            <text:p text:style-name="P18"><text:measure text:kind="gap"/><text:measure text:kind="value">1.800</text:measure><text:s/><text:measure text:kind="unit">mm</text:measure><text:measure text:kind="gap"/></text:p>
          </draw:measure>
          <draw:measure draw:style-name="gr96" draw:text-style-name="P18" draw:layer="layout" svg:x1="10.6cm" svg:y1="20.841cm" svg:x2="3.2cm" svg:y2="20.841cm">
            <text:p text:style-name="P18"><text:measure text:kind="gap"/><text:measure text:kind="value">1.480</text:measure><text:s/><text:measure text:kind="unit">mm</text:measure><text:measure text:kind="gap"/></text:p>
          </draw:measure>
          <draw:measure draw:style-name="gr96" draw:text-style-name="P18" draw:layer="layout" svg:x1="3.2cm" svg:y1="20.841cm" svg:x2="1.6cm" svg:y2="20.841cm">
            <text:p text:style-name="P18"><text:measure text:kind="gap"/><text:measure text:kind="value">320</text:measure><text:s/><text:measure text:kind="unit">mm</text:measure><text:measure text:kind="gap"/></text:p>
          </draw:measure>
          <draw:measure draw:style-name="gr56" draw:text-style-name="P18" draw:layer="layout" svg:x1="10.128cm" svg:y1="21.159cm" svg:x2="32.598cm" svg:y2="10.201cm">
            <text:p text:style-name="P18"><text:measure text:kind="gap"/><text:measure text:kind="value">5.000</text:measure><text:s/><text:measure text:kind="unit">mm</text:measure><text:measure text:kind="gap"/></text:p>
          </draw:measure>
          <draw:measure draw:style-name="gr56" draw:text-style-name="P18" draw:layer="layout" svg:x1="30.5cm" svg:y1="11.341cm" svg:x2="30.5cm" svg:y2="7.241cm">
            <text:p text:style-name="P18"><text:measure text:kind="gap"/><text:measure text:kind="value">820</text:measure><text:s/><text:measure text:kind="unit">mm</text:measure><text:measure text:kind="gap"/></text:p>
          </draw:measure>
          <draw:measure draw:style-name="gr56" draw:text-style-name="P18" draw:layer="layout" svg:x1="27.299cm" svg:y1="20.041cm" svg:x2="27.299cm" svg:y2="17.541cm">
            <text:p text:style-name="P18"><text:measure text:kind="gap"/><text:measure text:kind="value">500</text:measure><text:s/><text:measure text:kind="unit">mm</text:measure><text:measure text:kind="gap"/></text:p>
          </draw:measure>
          <draw:measure draw:style-name="gr95" draw:text-style-name="P18" draw:layer="layout" svg:x1="10.6cm" svg:y1="18.341cm" svg:x2="25.6cm" svg:y2="18.341cm">
            <text:p text:style-name="P18"><text:measure text:kind="gap"/><text:measure text:kind="value">3.000</text:measure><text:s/><text:measure text:kind="unit">mm</text:measure><text:measure text:kind="gap"/></text:p>
          </draw:measure>
          <draw:measure draw:style-name="gr56" draw:text-style-name="P18" draw:layer="layout" svg:x1="11.699cm" svg:y1="21.241cm" svg:x2="11.699cm" svg:y2="17.541cm">
            <text:p text:style-name="P18"><text:measure text:kind="gap"/><text:measure text:kind="value">740</text:measure><text:s/><text:measure text:kind="unit">mm</text:measure><text:measure text:kind="gap"/></text:p>
          </draw:measure>
          <draw:measure draw:style-name="gr198" draw:text-style-name="P18" draw:layer="layout" svg:x1="3.9cm" svg:y1="21.1cm" svg:x2="2.8cm" svg:y2="21.1cm">
            <text:p text:style-name="P18"><text:measure text:kind="gap"/><text:measure text:kind="value">220</text:measure><text:s/><text:measure text:kind="unit">mm</text:measure><text:measure text:kind="gap"/></text:p>
          </draw:measure>
        </draw:g>
        <draw:line draw:style-name="gr199" draw:text-style-name="P6" draw:layer="layout" svg:x1="22.7cm" svg:y1="8.5cm" svg:x2="25.2cm" svg:y2="13.5cm">
          <text:p/>
        </draw:line>
      </draw:page>
      <draw:page draw:name="page6" draw:style-name="dp1" draw:master-page-name="Default">
        <draw:frame draw:style-name="gr12" draw:text-style-name="P9" draw:layer="layout" svg:width="12.912cm" svg:height="1.615cm" svg:x="4.1cm" svg:y="3.5cm">
          <draw:text-box>
            <text:p><text:span text:style-name="T2">D</text:span><text:span text:style-name="T2">w</text:span><text:span text:style-name="T2">a</text:span><text:span text:style-name="T2">r</text:span><text:span text:style-name="T2">s</text:span><text:span text:style-name="T2">d</text:span><text:span text:style-name="T2">o</text:span><text:span text:style-name="T2">o</text:span><text:span text:style-name="T2">r</text:span><text:span text:style-name="T2">s</text:span><text:span text:style-name="T2">n</text:span><text:span text:style-name="T2">e</text:span><text:span text:style-name="T2">d</text:span><text:span text:style-name="T2">e</text:span><text:span text:style-name="T2"> </text:span><text:span text:style-name="T2">t</text:span><text:span text:style-name="T2">e</text:span><text:span text:style-name="T2">r</text:span><text:span text:style-name="T2">r</text:span><text:span text:style-name="T2">a</text:span><text:span text:style-name="T2">s</text:span><text:span text:style-name="T2">,</text:span><text:span text:style-name="T2"> </text:span><text:span text:style-name="T2">l</text:span><text:span text:style-name="T2">a</text:span><text:span text:style-name="T2">n</text:span><text:span text:style-name="T2">g</text:span><text:span text:style-name="T2">s</text:span><text:span text:style-name="T2"> </text:span><text:span text:style-name="T2">l</text:span><text:span text:style-name="T2">i</text:span><text:span text:style-name="T2">n</text:span><text:span text:style-name="T2">k</text:span><text:span text:style-name="T2">e</text:span><text:span text:style-name="T2">r</text:span><text:span text:style-name="T2">g</text:span><text:span text:style-name="T2">e</text:span><text:span text:style-name="T2">v</text:span><text:span text:style-name="T2">e</text:span><text:span text:style-name="T2">l</text:span></text:p>
          </draw:text-box>
        </draw:frame>
        <draw:measure draw:style-name="gr200" draw:text-style-name="P27" draw:layer="measurelines" svg:x1="16.4cm" svg:y1="6.4cm" svg:x2="16.4cm" svg:y2="8.9cm">
          <text:p text:style-name="P27"><text:span text:style-name="T4"><text:measure text:kind="gap"/></text:span><text:span text:style-name="T4"><text:measure text:kind="value">500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g>
          <draw:custom-shape draw:style-name="gr201" draw:text-style-name="P13" draw:layer="layout" svg:width="5.008cm" svg:height="3.774cm" draw:transform="skewX (0.453262006742927) rotate (-2.68780704807127) translate (23.057cm 5.712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g>
            <draw:custom-shape draw:style-name="gr202" draw:text-style-name="P1" draw:layer="layout" svg:width="2.499cm" svg:height="1.439cm" draw:transform="skewX (-0.00069813170079777) rotate (-0.453785605518526) translate (17.747cm 6.01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3" draw:text-style-name="P2" draw:layer="layout" svg:width="2.473cm" svg:height="1.076cm" draw:transform="rotate (-0.453960138443725) translate (16.921cm 5.06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4" draw:text-style-name="P4" draw:layer="layout" svg:width="7.117cm" svg:height="0.166cm" draw:transform="skewX (-0.00610865238198022) rotate (-0.453785605518526) translate (16.191cm 2.8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5" draw:text-style-name="P3" draw:layer="layout" svg:width="6.739cm" svg:height="0.08cm" draw:transform="rotate (-0.453785605518526) translate (16.513cm 3.17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20.599cm 3.70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68cm" draw:transform="rotate (-0.453785605518526) translate (17.237cm 5.3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1.709cm 2.9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8.339cm 4.55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20.584cm 3.46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19.461cm 4.00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7.214cm 5.103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5cm" svg:height="0.166cm" draw:transform="skewX (-0.00610865238198023) rotate (-0.453785605518526) translate (16.491cm 5.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20.897cm 2.1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3" draw:text-style-name="P5" draw:layer="layout" svg:width="0.333cm" svg:height="2.373cm" draw:transform="rotate (-2.02458193231342) translate (23.009cm 3.008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8.65cm 3.2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20.861cm 4.20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61" draw:text-style-name="P4" draw:layer="layout" svg:width="2.625cm" svg:height="0.249cm" draw:transform="rotate (-0.453785605518526) translate (16.402cm 4.38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2" draw:text-style-name="P5" draw:layer="layout" svg:width="0.333cm" svg:height="2.374cm" draw:transform="rotate (-2.02458193231342) translate (18.614cm 5.302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measure draw:style-name="gr43" draw:text-style-name="P18" draw:layer="layout" svg:x1="17.755cm" svg:y1="5.212cm" svg:x2="17.755cm" svg:y2="8.112cm">
              <text:p text:style-name="P18"><text:measure text:kind="gap"/><text:measure text:kind="value">580</text:measure><text:s/><text:measure text:kind="unit">mm</text:measure><text:measure text:kind="gap"/></text:p>
            </draw:measure>
            <draw:measure draw:style-name="gr43" draw:text-style-name="P18" draw:layer="layout" svg:x1="17.755cm" svg:y1="3.912cm" svg:x2="17.755cm" svg:y2="5.212cm">
              <text:p text:style-name="P18"><text:measure text:kind="gap"/><text:measure text:kind="value">260</text:measure><text:s/><text:measure text:kind="unit">mm</text:measure><text:measure text:kind="gap"/></text:p>
            </draw:measure>
          </draw:g>
          <draw:g>
            <draw:custom-shape draw:style-name="gr51" draw:text-style-name="P17" draw:layer="layout" svg:width="0.4cm" svg:height="0.7cm" draw:transform="rotate (-3.14159265358979) translate (16.055cm 7.512cm)">
              <text:p/>
              <draw:enhanced-geometry svg:viewBox="0 0 21600 21600" draw:mirror-vertical="true" draw:mirror-horizontal="true" draw:type="rectangle" draw:enhanced-path="M 0 0 L 21600 0 21600 21600 0 21600 0 0 Z N"/>
            </draw:custom-shape>
            <draw:polygon draw:style-name="gr138" draw:text-style-name="P26" draw:layer="layout" svg:width="0.724cm" svg:height="2.049cm" svg:x="16.655cm" svg:y="6.212cm" svg:viewBox="0 0 725 2050" draw:points="725,2050 0,2050 0,0 13,0 725,1536">
              <text:p/>
            </draw:polygon>
            <draw:custom-shape draw:style-name="gr130" draw:text-style-name="P1" draw:layer="layout" svg:width="2.499cm" svg:height="2.5cm" draw:transform="skewX (-0.000349065850398866) rotate (-1.5707963267949) translate (19.355cm 8.4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90" draw:text-style-name="P2" draw:layer="layout" svg:width="2.499cm" svg:height="1.075cm" draw:transform="skewX (-0.000872664625997165) rotate (-1.5709708597201) translate (17.697cm 8.41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9" draw:text-style-name="P10" draw:layer="layout" svg:width="1.527cm" svg:height="0.1cm" svg:x="14.899cm" svg:y="7.11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" draw:text-style-name="P10" draw:layer="layout" svg:width="0.15cm" svg:height="0.2cm" svg:x="15.155cm" svg:y="7.2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48" draw:text-style-name="P10" draw:layer="layout" svg:width="0.1cm" svg:height="3.4cm" svg:x="15.055cm" svg:y="5.6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0" draw:layer="layout" svg:width="0.15cm" svg:height="0.2cm" svg:x="16.355cm" svg:y="8.6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8" draw:text-style-name="P10" draw:layer="layout" svg:width="0.15cm" svg:height="0.2cm" svg:x="15.155cm" svg:y="8.61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6" draw:text-style-name="P10" draw:layer="layout" svg:width="1.35cm" svg:height="0.1cm" svg:x="15.155cm" svg:y="8.81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134" draw:text-style-name="P18" draw:layer="layout" svg:x1="15.055cm" svg:y1="8.912cm" svg:x2="16.455cm" svg:y2="8.912cm">
              <text:p text:style-name="P18"><text:measure text:kind="gap"/><text:measure text:kind="value">280</text:measure><text:s/><text:measure text:kind="unit">mm</text:measure><text:measure text:kind="gap"/></text:p>
            </draw:measure>
            <draw:measure draw:style-name="gr207" draw:text-style-name="P18" draw:layer="layout" svg:x1="15.255cm" svg:y1="9.012cm" svg:x2="15.255cm" svg:y2="5.612cm">
              <text:p text:style-name="P18"><text:measure text:kind="gap"/><text:measure text:kind="value">680</text:measure><text:s/><text:measure text:kind="unit">mm</text:measure><text:measure text:kind="gap"/></text:p>
            </draw:measure>
            <draw:measure draw:style-name="gr134" draw:text-style-name="P18" draw:layer="layout" svg:x1="15.055cm" svg:y1="9.212cm" svg:x2="16.655cm" svg:y2="9.212cm">
              <text:p text:style-name="P18"><text:measure text:kind="gap"/><text:measure text:kind="value">320</text:measure><text:s/><text:measure text:kind="unit">mm</text:measure><text:measure text:kind="gap"/></text:p>
            </draw:measure>
            <draw:custom-shape draw:style-name="gr140" draw:text-style-name="P3" draw:layer="layout" svg:width="0.2cm" svg:height="1.075cm" draw:transform="rotate (0.453785605518526) translate (16.738cm 6.87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3" draw:layer="layout" svg:width="0.15cm" svg:height="2.5cm" svg:x="16.505cm" svg:y="6.412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7" draw:text-style-name="P12" draw:layer="layout" svg:width="0.5cm" svg:height="0.45cm" svg:x="16.655cm" svg:y="6.3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line draw:style-name="gr141" draw:text-style-name="P6" draw:layer="layout" svg:width="0.449cm" svg:height="0.449cm" svg:x="16.005cm" svg:y="7.212cm" svg:viewBox="0 0 450 450" draw:points="0,0 450,0 450,450">
              <text:p/>
            </draw:polyline>
            <draw:g>
              <draw:polyline draw:style-name="gr36" draw:text-style-name="P6" draw:layer="layout" svg:width="1.249cm" svg:height="0.499cm" svg:x="15.182cm" svg:y="6.308cm" svg:viewBox="0 0 1250 500" draw:points="1250,0 1250,500 200,500 150,200 0,200 0,300">
                <text:p/>
              </draw:polyline>
              <draw:polyline draw:style-name="gr36" draw:text-style-name="P6" draw:layer="layout" svg:width="0.399cm" svg:height="0.199cm" svg:x="15.657cm" svg:y="6.591cm" svg:viewBox="0 0 400 200" draw:points="400,200 300,0 100,0 0,200">
                <text:p/>
              </draw:polyline>
              <draw:custom-shape draw:style-name="gr37" draw:text-style-name="P15" draw:layer="layout" svg:width="0.4cm" svg:height="0.043cm" draw:transform="rotate (-3.14159265358979) translate (16.057cm 6.609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polyline draw:style-name="gr35" draw:text-style-name="P6" draw:layer="layout" svg:width="1.847cm" svg:height="0.52cm" svg:x="15.257cm" svg:y="6.312cm" svg:viewBox="0 0 1848 521" draw:points="1848,0 1298,0 1198,100 1200,521 100,521 50,221 0,221">
                <text:p/>
              </draw:polyline>
            </draw:g>
            <draw:measure draw:style-name="gr208" draw:text-style-name="P18" draw:layer="layout" svg:x1="16.555cm" svg:y1="6.112cm" svg:x2="16.555cm" svg:y2="8.412cm">
              <text:p text:style-name="P18"><text:measure text:kind="gap"/><text:measure text:kind="value">460</text:measure><text:s/><text:measure text:kind="unit">mm</text:measure><text:measure text:kind="gap"/></text:p>
            </draw:measure>
            <draw:measure draw:style-name="gr66" draw:text-style-name="P18" draw:layer="layout" svg:x1="16.655cm" svg:y1="8.911cm" svg:x2="16.655cm" svg:y2="8.411cm">
              <text:p text:style-name="P18"><text:measure text:kind="gap"/><text:measure text:kind="value">100</text:measure><text:s/><text:measure text:kind="unit">mm</text:measure><text:measure text:kind="gap"/></text:p>
            </draw:measure>
          </draw:g>
        </draw:g>
        <draw:g>
          <draw:custom-shape draw:style-name="gr105" draw:text-style-name="P10" draw:layer="layout" svg:width="0.125cm" svg:height="4.1cm" svg:x="26.009cm" svg:y="3.71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6" draw:text-style-name="P10" draw:layer="layout" svg:width="0.55cm" svg:height="0.228cm" svg:x="26.355cm" svg:y="5.26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0" draw:layer="layout" svg:width="0.175cm" svg:height="2.375cm" svg:x="26.655cm" svg:y="4.93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6" draw:text-style-name="P10" draw:layer="layout" svg:width="0.55cm" svg:height="0.227cm" svg:x="26.355cm" svg:y="6.94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polygon draw:style-name="gr209" draw:text-style-name="P13" draw:layer="layout" svg:width="1.881cm" svg:height="4.312cm" svg:x="4.3cm" svg:y="9.9cm" svg:viewBox="0 0 1882 4313" draw:points="0,917 1881,0 1882,4113 1472,4313 0,4313">
            <text:p/>
          </draw:polygon>
          <draw:g>
            <draw:custom-shape draw:style-name="gr210" draw:text-style-name="P2" draw:layer="layout" svg:width="2.534cm" svg:height="0.85cm" draw:transform="skewX (0.00122173047639603) rotate (-1.5709708597201) translate (6.65cm 11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0" draw:text-style-name="P1" draw:layer="layout" svg:width="2.499cm" svg:height="2.5cm" draw:transform="skewX (-0.00034906585039885) rotate (-0.0698131700797735) translate (6.647cm 11.12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1" draw:text-style-name="P2" draw:layer="layout" svg:width="2.499cm" svg:height="1.076cm" draw:transform="skewX (-0.000872664625997168) rotate (-0.069987703004973) translate (6.515cm 11.12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2" draw:text-style-name="P4" draw:layer="layout" svg:width="7.57cm" svg:height="0.163cm" draw:transform="skewX (-0.00610865238198011) rotate (-0.453785605518526) translate (6.486cm 7.45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5" draw:text-style-name="P3" draw:layer="layout" svg:width="6.739cm" svg:height="0.08cm" draw:transform="rotate (-0.453785605518526) translate (6.693cm 8.09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7cm" draw:transform="rotate (-0.453785605518526) translate (10.679cm 8.627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0" draw:text-style-name="P3" draw:layer="layout" svg:width="0.626cm" svg:height="0.168cm" draw:transform="rotate (-0.453785605518526) translate (7.317cm 10.27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11.389cm 8.03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7" draw:text-style-name="P3" draw:layer="layout" svg:width="0.376cm" svg:height="0.167cm" draw:transform="rotate (-0.453785605518526) translate (7.294cm 10.02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3" draw:text-style-name="P4" draw:layer="layout" svg:width="8.005cm" svg:height="0.248cm" draw:transform="rotate (-0.453785605518526) translate (6.171cm 7.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14" draw:text-style-name="P4" draw:layer="layout" svg:width="8.674cm" svg:height="0.15cm" draw:transform="rotate (0.0698131700797732) translate (5.039cm 10.98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3" draw:layer="layout" svg:width="6.893cm" svg:height="0.075cm" draw:transform="rotate (0.0698131700797732) translate (6.843cm 11.1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3" draw:layer="layout" svg:width="0.624cm" svg:height="0.15cm" draw:transform="rotate (0.0698131700797732) translate (6.855cm 11.01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9" draw:text-style-name="P3" draw:layer="layout" svg:width="0.623cm" svg:height="0.15cm" draw:transform="rotate (0.0698131700797732) translate (8.723cm 10.8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custom-shape draw:style-name="gr130" draw:text-style-name="P1" draw:layer="layout" svg:width="2.499cm" svg:height="2.5cm" draw:transform="skewX (-0.000349065850398866) rotate (-1.5707963267949) translate (8.452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0" draw:text-style-name="P2" draw:layer="layout" svg:width="2.499cm" svg:height="1.075cm" draw:transform="skewX (-0.000872664625997165) rotate (-1.5709708597201) translate (6.794cm 13.825cm)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1" draw:text-style-name="P12" draw:layer="layout" svg:width="0.15cm" svg:height="2.5cm" svg:x="5.6cm" svg:y="11.45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2" draw:text-style-name="P17" draw:layer="layout" svg:width="0.4cm" svg:height="2.3cm" draw:transform="rotate (-3.14159265358979) translate (5.183cm 14.099cm)">
                <text:p/>
                <draw:enhanced-geometry svg:viewBox="0 0 21600 21600" draw:mirror-vertical="true" draw:mirror-horizontal="true" draw:type="rectangle" draw:enhanced-path="M 0 0 L 21600 0 21600 21600 0 21600 0 0 Z N"/>
              </draw:custom-shape>
              <draw:custom-shape draw:style-name="gr18" draw:text-style-name="P10" draw:layer="layout" svg:width="0.15cm" svg:height="0.2cm" svg:x="4.283cm" svg:y="12.2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2" draw:text-style-name="P24" draw:layer="layout" svg:width="0.1cm" svg:height="3.4cm" svg:x="4.183cm" svg:y="10.8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133" draw:text-style-name="P25" draw:layer="layout" svg:width="0.15cm" svg:height="0.2cm" svg:x="4.283cm" svg:y="13.6cm">
                <text:p/>
                <draw:enhanced-geometry svg:viewBox="0 0 21600 21600" draw:mirror-horizontal="true" draw:type="rectangle" draw:enhanced-path="M 0 0 L 21600 0 21600 21600 0 21600 0 0 Z N"/>
              </draw:custom-shape>
              <draw:measure draw:style-name="gr134" draw:text-style-name="P18" draw:layer="layout" svg:x1="4.183cm" svg:y1="14.4cm" svg:x2="5.583cm" svg:y2="14.4cm">
                <text:p text:style-name="P18"><text:measure text:kind="gap"/><text:measure text:kind="value">280</text:measure><text:s/><text:measure text:kind="unit">mm</text:measure><text:measure text:kind="gap"/></text:p>
              </draw:measure>
              <draw:measure draw:style-name="gr207" draw:text-style-name="P18" draw:layer="layout" svg:x1="4.383cm" svg:y1="14.2cm" svg:x2="4.383cm" svg:y2="10.8cm">
                <text:p text:style-name="P18"><text:measure text:kind="gap"/><text:measure text:kind="value">680</text:measure><text:s/><text:measure text:kind="unit">mm</text:measure><text:measure text:kind="gap"/></text:p>
              </draw:measure>
              <draw:measure draw:style-name="gr134" draw:text-style-name="P18" draw:layer="layout" svg:x1="4.183cm" svg:y1="14.7cm" svg:x2="5.783cm" svg:y2="14.7cm">
                <text:p text:style-name="P18"><text:measure text:kind="gap"/><text:measure text:kind="value">320</text:measure><text:s/><text:measure text:kind="unit">mm</text:measure><text:measure text:kind="gap"/></text:p>
              </draw:measure>
              <draw:polyline draw:style-name="gr141" draw:text-style-name="P6" draw:layer="layout" svg:width="0.449cm" svg:height="0.449cm" svg:x="5.133cm" svg:y="12.2cm" svg:viewBox="0 0 450 450" draw:points="0,0 450,0 450,450">
                <text:p/>
              </draw:polyline>
              <draw:g>
                <draw:polyline draw:style-name="gr36" draw:text-style-name="P6" draw:layer="layout" svg:width="1.249cm" svg:height="0.499cm" svg:x="4.31cm" svg:y="11.296cm" svg:viewBox="0 0 1250 500" draw:points="1250,0 1250,500 200,500 150,200 0,200 0,300">
                  <text:p/>
                </draw:polyline>
                <draw:polyline draw:style-name="gr36" draw:text-style-name="P6" draw:layer="layout" svg:width="0.399cm" svg:height="0.199cm" svg:x="4.785cm" svg:y="11.579cm" svg:viewBox="0 0 400 200" draw:points="400,200 300,0 100,0 0,200">
                  <text:p/>
                </draw:polyline>
                <draw:custom-shape draw:style-name="gr37" draw:text-style-name="P15" draw:layer="layout" svg:width="0.4cm" svg:height="0.043cm" draw:transform="rotate (-3.14159265358979) translate (5.185cm 11.597cm)">
                  <text:p/>
                  <draw:enhanced-geometry svg:viewBox="0 0 21600 21600" draw:mirror-vertical="true" draw:mirror-horizontal="true" draw:type="rectangle" draw:enhanced-path="M 0 0 L 21600 0 21600 21600 0 21600 0 0 Z N"/>
                </draw:custom-shape>
                <draw:polyline draw:style-name="gr35" draw:text-style-name="P6" draw:layer="layout" svg:width="1.847cm" svg:height="0.52cm" svg:x="4.385cm" svg:y="11.3cm" svg:viewBox="0 0 1848 521" draw:points="1848,0 1298,0 1198,100 1200,521 100,521 50,221 0,221">
                  <text:p/>
                </draw:polyline>
              </draw:g>
              <draw:polygon draw:style-name="gr193" draw:text-style-name="P12" draw:layer="layout" svg:width="0.824cm" svg:height="2.1cm" svg:x="5.75cm" svg:y="11.325cm" svg:viewBox="0 0 825 2101" draw:points="825,2100 0,2101 0,1 714,0">
                <text:p/>
              </draw:polygon>
              <draw:custom-shape draw:style-name="gr27" draw:text-style-name="P12" draw:layer="layout" svg:width="0.5cm" svg:height="0.45cm" svg:x="5.933cm" svg:y="11.3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4" draw:text-style-name="P12" draw:layer="layout" svg:width="0.2cm" svg:height="1.075cm" draw:transform="rotate (0.0698131700797732) translate (6.3cm 12.32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measure draw:style-name="gr134" draw:text-style-name="P18" draw:layer="measurelines" svg:x1="6.5cm" svg:y1="12.3cm" svg:x2="5.8cm" svg:y2="12.3cm">
                <text:p text:style-name="P18"><text:measure text:kind="gap"/><text:measure text:kind="value">140</text:measure><text:s/><text:measure text:kind="unit">mm</text:measure><text:measure text:kind="gap"/></text:p>
              </draw:measure>
              <draw:measure draw:style-name="gr195" draw:text-style-name="P18" draw:layer="layout" svg:x1="6.625cm" svg:y1="13.3cm" svg:x2="5.8cm" svg:y2="13.3cm">
                <text:p text:style-name="P18"><text:measure text:kind="gap"/><text:measure text:kind="value">165</text:measure><text:s/><text:measure text:kind="unit">mm</text:measure><text:measure text:kind="gap"/></text:p>
              </draw:measure>
              <draw:measure draw:style-name="gr216" draw:text-style-name="P18" draw:layer="measurelines" svg:x1="6.45cm" svg:y1="11.349cm" svg:x2="6.45cm" svg:y2="13.449cm">
                <text:p text:style-name="P18"><text:measure text:kind="gap"/><text:measure text:kind="value">420</text:measure><text:s/><text:measure text:kind="unit">mm</text:measure><text:measure text:kind="gap"/></text:p>
              </draw:measure>
              <draw:custom-shape draw:style-name="gr196" draw:text-style-name="P24" draw:layer="layout" svg:width="1.9cm" svg:height="0.445cm" svg:x="4.26cm" svg:y="11.999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96" draw:text-style-name="P24" draw:layer="layout" svg:width="1.9cm" svg:height="0.445cm" svg:x="4.26cm" svg:y="12.954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133" draw:text-style-name="P25" draw:layer="layout" svg:width="0.15cm" svg:height="0.2cm" svg:x="4.283cm" svg:y="11.899cm">
                <text:p/>
                <draw:enhanced-geometry svg:viewBox="0 0 21600 21600" draw:mirror-horizontal="true" draw:type="rectangle" draw:enhanced-path="M 0 0 L 21600 0 21600 21600 0 21600 0 0 Z N"/>
              </draw:custom-shape>
            </draw:g>
          </draw:g>
        </draw:g>
        <draw:measure draw:style-name="gr43" draw:text-style-name="P27" draw:layer="measurelines" svg:x1="22.9cm" svg:y1="11.6cm" svg:x2="24cm" svg:y2="11.6cm">
          <text:p text:style-name="P27"><text:span text:style-name="T4"><text:measure text:kind="gap"/></text:span><text:span text:style-name="T4"><text:measure text:kind="value">220</text:measure></text:span><text:span text:style-name="T4"><text:s/></text:span><text:span text:style-name="T4"><text:measure text:kind="unit">mm</text:measure></text:span><text:span text:style-name="T4"><text:measure text:kind="gap"/></text:span></text:p>
        </draw:measure>
        <draw:frame draw:style-name="gr11" draw:text-style-name="P8" draw:layer="layout" svg:width="9.58cm" svg:height="3.816cm" svg:x="1cm" svg:y="25cm">
          <draw:text-box>
            <text:p><text:span text:style-name="T1"><text:file-name text:display="name">julianapark-k31-terras</text:file-name></text:span><text:span text:style-name="T1"><text:s/></text:span><text:span text:style-name="T1"><text:date style:data-style-name="D4" text:date-value="2019-05-16">16-05-2019</text:date></text:span></text:p>
            <text:p><text:span text:style-name="T1">A</text:span><text:span text:style-name="T1">r</text:span><text:span text:style-name="T1">e</text:span><text:span text:style-name="T1">n</text:span><text:span text:style-name="T1">d</text:span><text:span text:style-name="T1"> 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/text:p>
            <text:p><text:span text:style-name="T1">a</text:span><text:span text:style-name="T1">f</text:span><text:span text:style-name="T1">r</text:span><text:span text:style-name="T1">e</text:span><text:span text:style-name="T1">i</text:span><text:span text:style-name="T1">j</text:span><text:span text:style-name="T1">e</text:span><text:span text:style-name="T1">@</text:span><text:span text:style-name="T1">i</text:span><text:span text:style-name="T1">n</text:span><text:span text:style-name="T1">n</text:span><text:span text:style-name="T1">.</text:span><text:span text:style-name="T1">n</text:span><text:span text:style-name="T1">l</text:span></text:p>
            <text:p><text:span text:style-name="T1">0</text:span><text:span text:style-name="T1">6</text:span><text:span text:style-name="T1">-</text:span><text:span text:style-name="T1">1</text:span><text:span text:style-name="T1">4</text:span><text:span text:style-name="T1">1</text:span><text:span text:style-name="T1">4</text:span><text:span text:style-name="T1">3</text:span><text:span text:style-name="T1">2</text:span><text:span text:style-name="T1">1</text:span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5" draw:display-name="Hatching 5" draw:style="single" draw:color="#000000" draw:distance="1cm" draw:rotation="900"/>
    <draw:hatch draw:name="Hatching_20_6" draw:display-name="Hatching 6" draw:style="single" draw:color="#000000" draw:distance="1cm" draw:rotation="2700"/>
    <draw:fill-image draw:name="_32_5_20_Percent" draw:display-name="25 Percent" xlink:href="Pictures/10000000000000080000000887290CE3DD3DC842.png" xlink:type="simple" xlink:show="embed" xlink:actuate="onLoad"/>
    <draw:fill-image draw:name="Bitmap_20_6" draw:display-name="Bitmap 6" xlink:href="Pictures/1000000000000008000000086716EEEEA852C24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imension_20_Line_5f_1" style:display-name="Dimension Line_1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8:59:36.384911952</meta:creation-date>
    <dc:date>2019-05-16T06:35:06.933823112</dc:date>
    <meta:editing-duration>P2DT5H24M22S</meta:editing-duration>
    <meta:editing-cycles>483</meta:editing-cycles>
    <meta:generator>LibreOffice/6.1.4.2$Linux_X86_64 LibreOffice_project/10$Build-2</meta:generator>
    <meta:print-date>2019-02-27T06:38:46.570534193</meta:print-date>
    <meta:document-statistic meta:object-count="1140"/>
  </office:meta>
</office:document-meta>
</file>